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332cm"/>
    </style:style>
    <style:style style:name="co2" style:family="table-column">
      <style:table-column-properties fo:break-before="auto" style:column-width="1.886cm"/>
    </style:style>
    <style:style style:name="co3" style:family="table-column">
      <style:table-column-properties fo:break-before="auto" style:column-width="1.443cm"/>
    </style:style>
    <style:style style:name="co4" style:family="table-column">
      <style:table-column-properties fo:break-before="auto" style:column-width="15.344cm"/>
    </style:style>
    <style:style style:name="co5" style:family="table-column">
      <style:table-column-properties fo:break-before="auto" style:column-width="3.08cm"/>
    </style:style>
    <style:style style:name="co6" style:family="table-column">
      <style:table-column-properties fo:break-before="auto" style:column-width="3.773cm"/>
    </style:style>
    <style:style style:name="co7" style:family="table-column">
      <style:table-column-properties fo:break-before="auto" style:column-width="2.607cm"/>
    </style:style>
    <style:style style:name="co8" style:family="table-column">
      <style:table-column-properties fo:break-before="auto" style:column-width="3.085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1.896cm"/>
    </style:style>
    <style:style style:name="co11" style:family="table-column">
      <style:table-column-properties fo:break-before="auto" style:column-width="14.123cm"/>
    </style:style>
    <style:style style:name="co12" style:family="table-column">
      <style:table-column-properties fo:break-before="auto" style:column-width="4.189cm"/>
    </style:style>
    <style:style style:name="co13" style:family="table-column">
      <style:table-column-properties fo:break-before="auto" style:column-width="5.327cm"/>
    </style:style>
    <style:style style:name="co14" style:family="table-column">
      <style:table-column-properties fo:break-before="auto" style:column-width="5.022cm"/>
    </style:style>
    <style:style style:name="co15" style:family="table-column">
      <style:table-column-properties fo:break-before="auto" style:column-width="4.688cm"/>
    </style:style>
    <style:style style:name="ro1" style:family="table-row">
      <style:table-row-properties style:row-height="0.658cm" fo:break-before="auto" style:use-optimal-row-height="true"/>
    </style:style>
    <style:style style:name="ro2" style:family="table-row">
      <style:table-row-properties style:row-height="0.665cm" fo:break-before="auto" style:use-optimal-row-height="true"/>
    </style:style>
    <style:style style:name="ro3" style:family="table-row">
      <style:table-row-properties style:row-height="0.707cm" fo:break-before="auto" style:use-optimal-row-height="true"/>
    </style:style>
    <style:style style:name="ro4" style:family="table-row">
      <style:table-row-properties style:row-height="1.263cm" fo:break-before="auto" style:use-optimal-row-height="true"/>
    </style:style>
    <style:style style:name="ro5" style:family="table-row">
      <style:table-row-properties style:row-height="1.473cm" fo:break-before="auto" style:use-optimal-row-height="true"/>
    </style:style>
    <style:style style:name="ro6" style:family="table-row">
      <style:table-row-properties style:row-height="0.868cm" fo:break-before="auto" style:use-optimal-row-height="true"/>
    </style:style>
    <style:style style:name="ro7" style:family="table-row">
      <style:table-row-properties style:row-height="1.685cm" fo:break-before="auto" style:use-optimal-row-height="true"/>
    </style:style>
    <style:style style:name="ro8" style:family="table-row">
      <style:table-row-properties style:row-height="1.868cm" fo:break-before="auto" style:use-optimal-row-height="true"/>
    </style:style>
    <style:style style:name="ro9" style:family="table-row">
      <style:table-row-properties style:row-height="2.499cm" fo:break-before="auto" style:use-optimal-row-height="true"/>
    </style:style>
    <style:style style:name="ro10" style:family="table-row">
      <style:table-row-properties style:row-height="2.08cm" fo:break-before="auto" style:use-optimal-row-height="true"/>
    </style:style>
    <style:style style:name="ro11" style:family="table-row">
      <style:table-row-properties style:row-height="0.623cm" fo:break-before="auto" style:use-optimal-row-height="true"/>
    </style:style>
    <style:style style:name="ro12" style:family="table-row">
      <style:table-row-properties style:row-height="2.895cm" fo:break-before="auto" style:use-optimal-row-height="true"/>
    </style:style>
    <style:style style:name="ro13" style:family="table-row">
      <style:table-row-properties style:row-height="2.184cm" fo:break-before="auto" style:use-optimal-row-height="true"/>
    </style:style>
    <style:style style:name="ro14" style:family="table-row">
      <style:table-row-properties style:row-height="0.877cm" fo:break-before="auto" style:use-optimal-row-height="true"/>
    </style:style>
    <style:style style:name="ro15" style:family="table-row">
      <style:table-row-properties style:row-height="4.316cm" fo:break-before="auto" style:use-optimal-row-height="true"/>
    </style:style>
    <style:style style:name="ro16" style:family="table-row">
      <style:table-row-properties style:row-height="1.789cm" fo:break-before="auto" style:use-optimal-row-height="true"/>
    </style:style>
    <style:style style:name="ro17" style:family="table-row">
      <style:table-row-properties style:row-height="1.21cm" fo:break-before="auto" style:use-optimal-row-height="true"/>
    </style:style>
    <style:style style:name="ro18" style:family="table-row">
      <style:table-row-properties style:row-height="3.605cm" fo:break-before="auto" style:use-optimal-row-height="true"/>
    </style:style>
    <style:style style:name="ro19" style:family="table-row">
      <style:table-row-properties style:row-height="2.369cm" fo:break-before="auto" style:use-optimal-row-height="true"/>
    </style:style>
    <style:style style:name="ro20" style:family="table-row">
      <style:table-row-properties style:row-height="2.473cm" fo:break-before="auto" style:use-optimal-row-height="true"/>
    </style:style>
    <style:style style:name="ro21" style:family="table-row">
      <style:table-row-properties style:row-height="4.29cm" fo:break-before="auto" style:use-optimal-row-height="true"/>
    </style:style>
    <style:style style:name="ro22" style:family="table-row">
      <style:table-row-properties style:row-height="6.107cm" fo:break-before="auto" style:use-optimal-row-height="true"/>
    </style:style>
    <style:style style:name="ro23" style:family="table-row">
      <style:table-row-properties style:row-height="3.08cm" fo:break-before="auto" style:use-optimal-row-height="true"/>
    </style:style>
    <style:style style:name="ro24" style:family="table-row">
      <style:table-row-properties style:row-height="2.947cm" fo:break-before="auto" style:use-optimal-row-height="true"/>
    </style:style>
    <style:style style:name="ro25" style:family="table-row">
      <style:table-row-properties style:row-height="3.526cm" fo:break-before="auto" style:use-optimal-row-height="true"/>
    </style:style>
    <style:style style:name="ro26" style:family="table-row">
      <style:table-row-properties style:row-height="5.027cm" fo:break-before="auto" style:use-optimal-row-height="true"/>
    </style:style>
    <style:style style:name="ro27" style:family="table-row">
      <style:table-row-properties style:row-height="1.579cm" fo:break-before="auto" style:use-optimal-row-height="true"/>
    </style:style>
    <style:style style:name="ro28" style:family="table-row">
      <style:table-row-properties style:row-height="1.632cm" fo:break-before="auto" style:use-optimal-row-height="true"/>
    </style:style>
    <style:style style:name="ro29" style:family="table-row">
      <style:table-row-properties style:row-height="1.60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4pt" style:font-size-asian="14pt" style:font-size-complex="14pt"/>
    </style:style>
    <style:style style:name="ce2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3" style:family="table-cell" style:parent-style-name="Default">
      <style:table-cell-properties fo:border="0.002cm solid #000000"/>
      <style:text-properties fo:font-size="14pt" style:font-size-asian="14pt" style:font-size-complex="14pt"/>
    </style:style>
    <style:style style:name="ce4" style:family="table-cell" style:parent-style-name="Default">
      <style:text-properties fo:font-size="14pt" style:font-size-asian="14pt" style:font-size-complex="14pt"/>
    </style:style>
    <style:style style:name="ce5" style:family="table-cell" style:parent-style-name="Default">
      <style:table-cell-properties fo:background-color="#ffff99"/>
      <style:text-properties fo:font-size="14pt" style:font-size-asian="14pt" style:font-size-complex="14pt"/>
    </style:style>
    <style:style style:name="ce6" style:family="table-cell" style:parent-style-name="Default" style:data-style-name="N113">
      <style:table-cell-properties fo:background-color="#ccffff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7" style:family="table-cell" style:parent-style-name="Default" style:data-style-name="N111">
      <style:text-properties fo:font-size="14pt" style:font-size-asian="14pt" style:font-size-complex="14pt"/>
    </style:style>
    <style:style style:name="ce8" style:family="table-cell" style:parent-style-name="Default">
      <style:table-cell-properties fo:background-color="#ffff99"/>
      <style:text-properties fo:font-size="15pt" style:font-size-asian="15pt" style:font-size-complex="15pt"/>
    </style:style>
    <style:style style:name="ce9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4pt" style:font-size-asian="14pt" style:font-size-complex="14pt"/>
    </style:style>
    <style:style style:name="ce10" style:family="table-cell" style:parent-style-name="Default">
      <style:table-cell-properties fo:wrap-option="wrap" fo:border="0.002cm solid #000000"/>
      <style:text-properties style:font-name="Sylfaen" fo:font-size="18pt" fo:language="en" fo:country="US" style:font-name-asian="Times New Roman" style:font-size-asian="16pt" style:language-asian="en" style:country-asian="US" style:font-name-complex="Tahoma1" style:font-size-complex="18pt" style:language-complex="en" style:country-complex="US"/>
    </style:style>
    <style:style style:name="ce11" style:family="table-cell" style:parent-style-name="Default" style:data-style-name="N113">
      <style:table-cell-properties fo:background-color="#99ff66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2" style:family="table-cell" style:parent-style-name="Default">
      <style:table-cell-properties fo:border="0.002cm solid #000000"/>
      <style:text-properties style:font-name="Arial" fo:font-size="14pt" style:font-size-asian="14pt" style:font-size-complex="14pt"/>
    </style:style>
    <style:style style:name="ce13" style:family="table-cell" style:parent-style-name="Default">
      <style:table-cell-properties fo:border="0.002cm solid #000000"/>
      <style:text-properties style:font-name="Arial" fo:font-size="18pt" style:font-size-asian="14pt" style:font-size-complex="14pt"/>
    </style:style>
    <style:style style:name="ce14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5" style:family="table-cell" style:parent-style-name="Default">
      <style:text-properties fo:font-size="15pt" style:font-size-asian="15pt" style:font-size-complex="15pt"/>
    </style:style>
    <style:style style:name="ce16" style:family="table-cell" style:parent-style-name="Default" style:data-style-name="N112">
      <style:table-cell-properties fo:background-color="#ffff99"/>
      <style:text-properties fo:font-size="14pt" style:font-size-asian="14pt" style:font-size-complex="14pt"/>
    </style:style>
    <style:style style:name="ce17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18" style:family="table-cell" style:parent-style-name="Default">
      <style:table-cell-properties fo:background-color="#ffff99" style:text-align-source="fix" style:repeat-content="false"/>
      <style:paragraph-properties fo:text-align="end" fo:margin-left="0cm"/>
      <style:text-properties fo:font-size="15pt" style:font-size-asian="15pt" style:font-size-complex="15pt"/>
    </style:style>
    <style:style style:name="ce19" style:family="table-cell" style:parent-style-name="Default">
      <style:table-cell-properties fo:wrap-option="wrap" fo:border="0.002cm solid #000000"/>
      <style:text-properties style:font-name="Arial" fo:font-size="18pt" fo:language="en" fo:country="US" style:font-name-asian="Arial" style:font-size-asian="18pt" style:language-asian="en" style:country-asian="US" style:font-name-complex="Tahoma1" style:font-size-complex="18pt" style:language-complex="en" style:country-complex="US"/>
    </style:style>
    <style:style style:name="ce20" style:family="table-cell" style:parent-style-name="Default">
      <style:table-cell-properties fo:wrap-option="wrap" fo:border="0.002cm solid #000000"/>
      <style:text-properties style:font-name="Arial" fo:font-size="14pt" style:font-name-asian="Tahoma" style:font-size-asian="14pt" style:font-size-complex="14pt"/>
    </style:style>
    <style:style style:name="ce21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14pt" style:font-size-complex="14pt"/>
    </style:style>
    <style:style style:name="ce22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20pt" style:font-name-complex="Tahoma" style:font-size-complex="14pt"/>
    </style:style>
  </office:automatic-styles>
  <office:body>
    <office:spreadsheet>
      <table:table table:name="sentences" table:style-name="ta1" table:print="false">
        <office:forms form:automatic-focus="false" form:apply-design-mode="false"/>
        <table:table-column table:style-name="co1" table:number-columns-repeated="2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2" table:default-cell-style-name="ce4"/>
        <table:table-column table:style-name="co8" table:default-cell-style-name="ce4"/>
        <table:table-column table:style-name="co9" table:default-cell-style-name="ce4"/>
        <table:table-column table:style-name="co8" table:default-cell-style-name="ce15"/>
        <table:table-column table:style-name="co8" table:default-cell-style-name="ce4"/>
        <table:table-column table:style-name="co9" table:number-columns-repeated="1011" table:default-cell-style-name="ce4"/>
        <table:table-row table:style-name="ro1">
          <table:table-cell table:style-name="ce1"/>
          <table:table-cell table:number-columns-repeated="10"/>
          <table:table-cell table:formula="of:=COUNTA(i#ref!:i#ref!)" office:value-type="string" office:string-value="エラー:508">
            <text:p>エラー:508</text:p>
          </table:table-cell>
          <table:table-cell table:number-columns-repeated="1012"/>
        </table:table-row>
        <table:table-row table:style-name="ro2">
          <table:table-cell table:style-name="ce2" table:formula="of:=CONCATENATE(&quot;(&quot;;MAX([.A3:.A7]);&quot;)&quot;)" office:value-type="string" office:string-value="(5)">
            <text:p>(5)</text:p>
          </table:table-cell>
          <table:table-cell table:style-name="ce2" table:formula="of:=CONCATENATE(&quot;(&quot;;COUNTA([.B3:.B7]);&quot;)&quot;)" office:value-type="string" office:string-value="(5)">
            <text:p>(5)</text:p>
          </table:table-cell>
          <table:table-cell table:style-name="ce5" office:value-type="string">
            <text:p>entry</text:p>
          </table:table-cell>
          <table:table-cell table:style-name="ce8" table:formula="of:=CONCATENATE(&quot;s.n. (&quot;;MAX([.D3:.D7]);&quot;)&quot;)" office:value-type="string" office:string-value="s.n. (0)">
            <text:p>s.n. (0)</text:p>
          </table:table-cell>
          <table:table-cell table:style-name="ce5" office:value-type="string">
            <text:p>sentence</text:p>
          </table:table-cell>
          <table:table-cell table:style-name="ce5" office:value-type="string">
            <text:p>written</text:p>
          </table:table-cell>
          <table:table-cell table:style-name="ce5"/>
          <table:table-cell table:style-name="ce5" office:value-type="string">
            <text:p>langs</text:p>
          </table:table-cell>
          <table:table-cell table:style-name="ce5" office:value-type="string">
            <text:p>entry</text:p>
          </table:table-cell>
          <table:table-cell table:style-name="ce5" office:value-type="string">
            <text:p>written</text:p>
          </table:table-cell>
          <table:table-cell table:style-name="ce5" office:value-type="string">
            <text:p>diff</text:p>
          </table:table-cell>
          <table:table-cell table:style-name="ce16"/>
          <table:table-cell office:value-type="string">
            <text:p>*</text:p>
          </table:table-cell>
          <table:table-cell table:number-columns-repeated="1011"/>
        </table:table-row>
        <table:table-row table:style-name="ro3">
          <table:table-cell table:number-columns-repeated="2" table:style-name="ce3" office:value-type="float" office:value="1">
            <text:p>1</text:p>
          </table:table-cell>
          <table:table-cell table:style-name="ce6" office:value-type="date" office:date-value="2021-04-29T15:15:36.43">
            <text:p>0429</text:p>
          </table:table-cell>
          <table:table-cell table:style-name="ce9" office:value-type="string">
            <text:p>c</text:p>
          </table:table-cell>
          <table:table-cell table:style-name="ce10" office:value-type="string">
            <text:p>消しゴム以外に、何を売っていますか？</text:p>
          </table:table-cell>
          <table:table-cell table:style-name="ce11" office:value-type="date" office:date-value="2021-04-29T16:41:16.94">
            <text:p>0429</text:p>
          </table:table-cell>
          <table:table-cell table:style-name="ce12" table:number-columns-repeated="2"/>
          <table:table-cell table:style-name="ce6" office:value-type="date" office:date-value="2021-03-25T13:08:31.82">
            <text:p>0325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2T11:03:20.08">
            <text:p>0722 <text:s/>1103</text:p>
          </table:table-cell>
          <table:table-cell table:number-columns-repeated="1011"/>
        </table:table-row>
        <table:table-row table:style-name="ro3">
          <table:table-cell table:number-columns-repeated="2" table:style-name="ce3" office:value-type="float" office:value="2">
            <text:p>2</text:p>
          </table:table-cell>
          <table:table-cell table:style-name="ce6"/>
          <table:table-cell table:style-name="ce9" office:value-type="string">
            <text:p>v</text:p>
          </table:table-cell>
          <table:table-cell table:style-name="ce10" office:value-type="string">
            <text:p>頭から、血が出ています。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2T11:03:20.08">
            <text:p>0722 <text:s/>1103</text:p>
          </table:table-cell>
          <table:table-cell table:number-columns-repeated="1011"/>
        </table:table-row>
        <table:table-row table:style-name="ro4">
          <table:table-cell table:number-columns-repeated="2" table:style-name="ce3" office:value-type="float" office:value="3">
            <text:p>3</text:p>
          </table:table-cell>
          <table:table-cell table:style-name="ce6" office:value-type="date" office:date-value="2021-05-01T10:24:21.49">
            <text:p>0501</text:p>
          </table:table-cell>
          <table:table-cell table:style-name="ce9"/>
          <table:table-cell table:style-name="ce10" office:value-type="string">
            <text:p>昨日は、ぐっすりと眠りました。それなのに、今朝は眠いのです。</text:p>
          </table:table-cell>
          <table:table-cell table:style-name="ce11" office:value-type="date" office:date-value="2021-05-01T10:24:21.49">
            <text:p>0501</text:p>
          </table:table-cell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2T11:03:20.08">
            <text:p>0722 <text:s/>1103</text:p>
          </table:table-cell>
          <table:table-cell table:number-columns-repeated="1011"/>
        </table:table-row>
        <table:table-row table:style-name="ro3">
          <table:table-cell table:number-columns-repeated="2" table:style-name="ce3" office:value-type="float" office:value="4">
            <text:p>4</text:p>
          </table:table-cell>
          <table:table-cell table:style-name="ce6" office:value-type="date" office:date-value="2021-05-01T10:43:01.47">
            <text:p>0501</text:p>
          </table:table-cell>
          <table:table-cell table:style-name="ce9"/>
          <table:table-cell table:style-name="ce10" office:value-type="string">
            <text:p>部屋の中は暑くて、とても寝ていられません。</text:p>
          </table:table-cell>
          <table:table-cell table:style-name="ce11" office:value-type="date" office:date-value="2021-05-01T10:43:01.47">
            <text:p>0501</text:p>
          </table:table-cell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2T11:03:20.09">
            <text:p>0722 <text:s/>1103</text:p>
          </table:table-cell>
          <table:table-cell table:number-columns-repeated="1011"/>
        </table:table-row>
        <table:table-row table:style-name="ro4">
          <table:table-cell table:number-columns-repeated="2" table:style-name="ce3" office:value-type="float" office:value="5">
            <text:p>5</text:p>
          </table:table-cell>
          <table:table-cell table:style-name="ce6" office:value-type="date" office:date-value="2021-05-01T10:43:01.47">
            <text:p>0501</text:p>
          </table:table-cell>
          <table:table-cell table:style-name="ce9"/>
          <table:table-cell table:style-name="ce10" office:value-type="string">
            <text:p>以前はクーラーがあったそうですが、あるとき、持ち主が、取り外して、持って行ってしまったそう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2T11:03:20.09">
            <text:p>0722 <text:s/>1103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8">
            <text:p>8</text:p>
          </table:table-cell>
          <table:table-cell table:style-name="ce3" office:value-type="float" office:value="8">
            <text:p>8</text:p>
          </table:table-cell>
          <table:table-cell table:style-name="ce6" office:value-type="date" office:date-value="2021-05-01T10:57:49.5">
            <text:p>0501</text:p>
          </table:table-cell>
          <table:table-cell table:style-name="ce9"/>
          <table:table-cell table:style-name="ce10" office:value-type="string">
            <text:p>私は公園へ行く時、自転車を使います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2T11:03:20.09">
            <text:p>0722 <text:s/>1103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9">
            <text:p>9</text:p>
          </table:table-cell>
          <table:table-cell table:style-name="ce3" office:value-type="float" office:value="9">
            <text:p>9</text:p>
          </table:table-cell>
          <table:table-cell table:style-name="ce6" office:value-type="date" office:date-value="2021-05-01T11:06:58.59">
            <text:p>0501</text:p>
          </table:table-cell>
          <table:table-cell table:style-name="ce9"/>
          <table:table-cell table:style-name="ce10" office:value-type="string">
            <text:p>落花生が好き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2T11:03:20.1">
            <text:p>0722 <text:s/>1103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0">
            <text:p>10</text:p>
          </table:table-cell>
          <table:table-cell table:style-name="ce3" office:value-type="float" office:value="10">
            <text:p>10</text:p>
          </table:table-cell>
          <table:table-cell table:style-name="ce6" office:value-type="date" office:date-value="2021-05-01T11:18:36.9">
            <text:p>0501</text:p>
          </table:table-cell>
          <table:table-cell table:style-name="ce9"/>
          <table:table-cell table:style-name="ce10" office:value-type="string">
            <text:p>傷の手当ての、新しい方法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2T11:03:20.1">
            <text:p>0722 <text:s/>1103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1">
            <text:p>11</text:p>
          </table:table-cell>
          <table:table-cell table:style-name="ce3" office:value-type="float" office:value="11">
            <text:p>11</text:p>
          </table:table-cell>
          <table:table-cell table:style-name="ce6" office:value-type="date" office:date-value="2021-05-02T08:48:06.19">
            <text:p>0502</text:p>
          </table:table-cell>
          <table:table-cell table:style-name="ce9"/>
          <table:table-cell table:style-name="ce10" office:value-type="string">
            <text:p>何時から始まるか、知っていますか。</text:p>
          </table:table-cell>
          <table:table-cell table:style-name="ce11"/>
          <table:table-cell table:style-name="ce12" office:value-type="string">
            <text:p>when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2T11:03:20.1">
            <text:p>0722 <text:s/>1103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2">
            <text:p>12</text:p>
          </table:table-cell>
          <table:table-cell table:style-name="ce3" office:value-type="float" office:value="12">
            <text:p>12</text:p>
          </table:table-cell>
          <table:table-cell table:style-name="ce6" office:value-type="date" office:date-value="2021-05-02T08:55:32.04">
            <text:p>0502</text:p>
          </table:table-cell>
          <table:table-cell table:style-name="ce9"/>
          <table:table-cell table:style-name="ce10" office:value-type="string">
            <text:p>眠いですか。疲れていますか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2T11:03:20.11">
            <text:p>0722 <text:s/>1103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3">
            <text:p>13</text:p>
          </table:table-cell>
          <table:table-cell table:style-name="ce3" office:value-type="float" office:value="13">
            <text:p>13</text:p>
          </table:table-cell>
          <table:table-cell table:style-name="ce6" office:value-type="date" office:date-value="2021-05-02T08:55:32.04">
            <text:p>0502</text:p>
          </table:table-cell>
          <table:table-cell table:style-name="ce9"/>
          <table:table-cell table:style-name="ce10" office:value-type="string">
            <text:p>水を飲みたいですか。何か食べたいですか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2T11:03:20.11">
            <text:p>0722 <text:s/>1103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4">
            <text:p>14</text:p>
          </table:table-cell>
          <table:table-cell table:style-name="ce3" office:value-type="float" office:value="14">
            <text:p>14</text:p>
          </table:table-cell>
          <table:table-cell table:style-name="ce6" office:value-type="date" office:date-value="2021-05-02T08:55:32.04">
            <text:p>0502</text:p>
          </table:table-cell>
          <table:table-cell table:style-name="ce9"/>
          <table:table-cell table:style-name="ce10" office:value-type="string">
            <text:p>お腹が空いていますか。食事は、何時に食べましたか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2T11:03:20.11">
            <text:p>0722 <text:s/>1103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15">
            <text:p>15</text:p>
          </table:table-cell>
          <table:table-cell table:style-name="ce3" office:value-type="float" office:value="15">
            <text:p>15</text:p>
          </table:table-cell>
          <table:table-cell table:style-name="ce6" office:value-type="date" office:date-value="2021-05-03T08:16:33.92">
            <text:p>0503</text:p>
          </table:table-cell>
          <table:table-cell table:style-name="ce9"/>
          <table:table-cell table:style-name="ce10" office:value-type="string">
            <text:p>何時に終わるか、知っていますか。午後４時に、終わります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2T11:03:20.12">
            <text:p>0722 <text:s/>1103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6">
            <text:p>16</text:p>
          </table:table-cell>
          <table:table-cell table:style-name="ce3" office:value-type="float" office:value="16">
            <text:p>16</text:p>
          </table:table-cell>
          <table:table-cell table:style-name="ce6" office:value-type="date" office:date-value="2021-05-03T08:16:33.92">
            <text:p>0503</text:p>
          </table:table-cell>
          <table:table-cell table:style-name="ce9"/>
          <table:table-cell table:style-name="ce10" office:value-type="string">
            <text:p>今日はとても暑いです。少し休みましょう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2T11:03:20.12">
            <text:p>0722 <text:s/>1103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17">
            <text:p>17</text:p>
          </table:table-cell>
          <table:table-cell table:style-name="ce3" office:value-type="float" office:value="17">
            <text:p>17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あなたの名前はなんですか？ / 日本には、いつ来たのですか？</text:p>
          </table:table-cell>
          <table:table-cell table:style-name="ce11"/>
          <table:table-cell table:style-name="ce12" office:value-type="string">
            <text:p>name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2T11:03:20.12">
            <text:p>0722 <text:s/>1103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8">
            <text:p>18</text:p>
          </table:table-cell>
          <table:table-cell table:style-name="ce3" office:value-type="float" office:value="18">
            <text:p>18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日本には、いつ来たのですか？</text:p>
          </table:table-cell>
          <table:table-cell table:style-name="ce11"/>
          <table:table-cell table:style-name="ce12" office:value-type="string">
            <text:p>when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2T11:03:20.12">
            <text:p>0722 <text:s/>1103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9">
            <text:p>19</text:p>
          </table:table-cell>
          <table:table-cell table:style-name="ce3" office:value-type="float" office:value="19">
            <text:p>19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日本に来て、どのくらい経ちますか？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2T11:03:20.13">
            <text:p>0722 <text:s/>1103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20">
            <text:p>20</text:p>
          </table:table-cell>
          <table:table-cell table:style-name="ce3" office:value-type="float" office:value="20">
            <text:p>20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how do you come here? do you use railway?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2T11:03:20.13">
            <text:p>0722 <text:s/>1103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21">
            <text:p>21</text:p>
          </table:table-cell>
          <table:table-cell table:style-name="ce3" office:value-type="float" office:value="21">
            <text:p>21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see you again. / have a nice day. / take care. / thank you for your help today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2T11:03:20.13">
            <text:p>0722 <text:s/>1103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22">
            <text:p>22</text:p>
          </table:table-cell>
          <table:table-cell table:style-name="ce3" office:value-type="float" office:value="22">
            <text:p>22</text:p>
          </table:table-cell>
          <table:table-cell table:style-name="ce6" office:value-type="date" office:date-value="2021-05-08T08:37:01.46">
            <text:p>0508</text:p>
          </table:table-cell>
          <table:table-cell table:style-name="ce9"/>
          <table:table-cell table:style-name="ce10" office:value-type="string">
            <text:p>この床は、広いです。あの壁は、高いです。このバケツは、重い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2T11:03:20.13">
            <text:p>0722 <text:s/>1103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23">
            <text:p>23</text:p>
          </table:table-cell>
          <table:table-cell table:style-name="ce3" office:value-type="float" office:value="23">
            <text:p>23</text:p>
          </table:table-cell>
          <table:table-cell table:style-name="ce6" office:value-type="date" office:date-value="2021-05-10T09:01:37.55">
            <text:p>0510</text:p>
          </table:table-cell>
          <table:table-cell table:style-name="ce9"/>
          <table:table-cell table:style-name="ce10" office:value-type="string">
            <text:p>今日はとても暑いです。 / I drink water very much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2T11:03:20.13">
            <text:p>0722 <text:s/>1103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24">
            <text:p>24</text:p>
          </table:table-cell>
          <table:table-cell table:style-name="ce3" office:value-type="float" office:value="24">
            <text:p>24</text:p>
          </table:table-cell>
          <table:table-cell table:style-name="ce6" office:value-type="date" office:date-value="2021-05-10T09:01:37.55">
            <text:p>0510</text:p>
          </table:table-cell>
          <table:table-cell table:style-name="ce9"/>
          <table:table-cell table:style-name="ce10" office:value-type="string">
            <text:p>今日は、コンクリートがとても多い。いつ終わるか？長い一日です。あと少し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2T11:03:20.14">
            <text:p>0722 <text:s/>1103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25">
            <text:p>25</text:p>
          </table:table-cell>
          <table:table-cell table:style-name="ce3" office:value-type="float" office:value="25">
            <text:p>25</text:p>
          </table:table-cell>
          <table:table-cell table:style-name="ce6" office:value-type="date" office:date-value="2021-05-11T09:16:50.6">
            <text:p>0511</text:p>
          </table:table-cell>
          <table:table-cell table:style-name="ce9"/>
          <table:table-cell table:style-name="ce10" office:value-type="string">
            <text:p>今日は、風が吹いている。とても寒いです。雨が降る。雨が降るかも知れません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2T11:03:20.14">
            <text:p>0722 <text:s/>1103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26">
            <text:p>26</text:p>
          </table:table-cell>
          <table:table-cell table:style-name="ce3" office:value-type="float" office:value="26">
            <text:p>26</text:p>
          </table:table-cell>
          <table:table-cell table:style-name="ce6" office:value-type="date" office:date-value="2021-05-11T09:16:50.6">
            <text:p>0511</text:p>
          </table:table-cell>
          <table:table-cell table:style-name="ce9"/>
          <table:table-cell table:style-name="ce10" office:value-type="string">
            <text:p>今日は雲がない。とても暑いです。/ 熱中症。水を飲みま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2T11:03:20.14">
            <text:p>0722 <text:s/>1103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27">
            <text:p>27</text:p>
          </table:table-cell>
          <table:table-cell table:style-name="ce3" office:value-type="float" office:value="27">
            <text:p>27</text:p>
          </table:table-cell>
          <table:table-cell table:style-name="ce6" office:value-type="date" office:date-value="2021-05-13T10:39:52.06">
            <text:p>0513</text:p>
          </table:table-cell>
          <table:table-cell table:style-name="ce9"/>
          <table:table-cell table:style-name="ce10" office:value-type="string">
            <text:p>風が吹いている。風が吹いていない。どっちですか？</text:p>
          </table:table-cell>
          <table:table-cell table:style-name="ce11"/>
          <table:table-cell table:style-name="ce12" office:value-type="string">
            <text:p>A or B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2T11:03:20.15">
            <text:p>0722 <text:s/>1103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28">
            <text:p>28</text:p>
          </table:table-cell>
          <table:table-cell table:style-name="ce3" office:value-type="float" office:value="28">
            <text:p>28</text:p>
          </table:table-cell>
          <table:table-cell table:style-name="ce6" office:value-type="date" office:date-value="2021-05-13T10:39:52.06">
            <text:p>0513</text:p>
          </table:table-cell>
          <table:table-cell table:style-name="ce9"/>
          <table:table-cell table:style-name="ce10" office:value-type="string">
            <text:p>ネジを回すための道具。持っていますか？/ ネジ。回す。道具。持っている。</text:p>
          </table:table-cell>
          <table:table-cell table:style-name="ce11"/>
          <table:table-cell table:style-name="ce13" office:value-type="string">
            <text:p>have ; 도구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2T11:03:20.17">
            <text:p>0722 <text:s/>1103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29">
            <text:p>29</text:p>
          </table:table-cell>
          <table:table-cell table:style-name="ce3" office:value-type="float" office:value="29">
            <text:p>29</text:p>
          </table:table-cell>
          <table:table-cell table:style-name="ce6" office:value-type="date" office:date-value="2021-05-13T10:39:52.06">
            <text:p>0513</text:p>
          </table:table-cell>
          <table:table-cell table:style-name="ce9"/>
          <table:table-cell table:style-name="ce10" office:value-type="string">
            <text:p>I like peanuts</text:p>
          </table:table-cell>
          <table:table-cell table:style-name="ce11"/>
          <table:table-cell table:style-name="ce13" office:value-type="string">
            <text:p>like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2T11:03:20.17">
            <text:p>0722 <text:s/>1103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0">
            <text:p>30</text:p>
          </table:table-cell>
          <table:table-cell table:style-name="ce3" office:value-type="float" office:value="30">
            <text:p>30</text:p>
          </table:table-cell>
          <table:table-cell table:style-name="ce6" office:value-type="date" office:date-value="2021-05-14">
            <text:p>0514</text:p>
          </table:table-cell>
          <table:table-cell table:style-name="ce9"/>
          <table:table-cell table:style-name="ce10" office:value-type="string">
            <text:p>I like coconut milk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2T11:03:20.17">
            <text:p>0722 <text:s/>1103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1">
            <text:p>31</text:p>
          </table:table-cell>
          <table:table-cell table:style-name="ce3" office:value-type="float" office:value="31">
            <text:p>31</text:p>
          </table:table-cell>
          <table:table-cell table:style-name="ce6" office:value-type="date" office:date-value="2021-05-14">
            <text:p>0514</text:p>
          </table:table-cell>
          <table:table-cell table:style-name="ce9"/>
          <table:table-cell table:style-name="ce10" office:value-type="string">
            <text:p>I like the sound of flute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2T11:03:20.17">
            <text:p>0722 <text:s/>1103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2">
            <text:p>32</text:p>
          </table:table-cell>
          <table:table-cell table:style-name="ce3" office:value-type="float" office:value="32">
            <text:p>32</text:p>
          </table:table-cell>
          <table:table-cell table:style-name="ce6" office:value-type="date" office:date-value="2021-05-14">
            <text:p>0514</text:p>
          </table:table-cell>
          <table:table-cell table:style-name="ce9"/>
          <table:table-cell table:style-name="ce10" office:value-type="string">
            <text:p>I do not like creaking sound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2T11:03:20.17">
            <text:p>0722 <text:s/>1103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3">
            <text:p>33</text:p>
          </table:table-cell>
          <table:table-cell table:style-name="ce3" office:value-type="float" office:value="33">
            <text:p>33</text:p>
          </table:table-cell>
          <table:table-cell table:style-name="ce6" office:value-type="date" office:date-value="2021-05-15T10:48:37.7">
            <text:p>0515</text:p>
          </table:table-cell>
          <table:table-cell table:style-name="ce9"/>
          <table:table-cell table:style-name="ce10" office:value-type="string">
            <text:p>he got injured. / he needs help.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2T11:03:20.17">
            <text:p>0722 <text:s/>1103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34">
            <text:p>34</text:p>
          </table:table-cell>
          <table:table-cell table:style-name="ce3" office:value-type="float" office:value="34">
            <text:p>34</text:p>
          </table:table-cell>
          <table:table-cell table:style-name="ce6" office:value-type="date" office:date-value="2021-05-16T08:24:27.410001">
            <text:p>0516</text:p>
          </table:table-cell>
          <table:table-cell table:style-name="ce9"/>
          <table:table-cell table:style-name="ce10" office:value-type="string">
            <text:p>指を怪我しました。肩を壁にぶつけました。足を角材にぶつけました。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2T11:03:20.17">
            <text:p>0722 <text:s/>1103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35">
            <text:p>35</text:p>
          </table:table-cell>
          <table:table-cell table:style-name="ce3" office:value-type="float" office:value="35">
            <text:p>35</text:p>
          </table:table-cell>
          <table:table-cell table:style-name="ce6" office:value-type="date" office:date-value="2021-05-19T10:22:43.07">
            <text:p>0519</text:p>
          </table:table-cell>
          <table:table-cell table:style-name="ce9"/>
          <table:table-cell table:style-name="ce10" office:value-type="string">
            <text:p>上の階へ行きます。下の階から来ました。階段はありますか？まっすぐ行って、左側にありま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2T11:03:20.18">
            <text:p>0722 <text:s/>1103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36">
            <text:p>36</text:p>
          </table:table-cell>
          <table:table-cell table:style-name="ce3" office:value-type="float" office:value="36">
            <text:p>36</text:p>
          </table:table-cell>
          <table:table-cell table:style-name="ce6" office:value-type="date" office:date-value="2021-05-21T10:28:54.81">
            <text:p>0521</text:p>
          </table:table-cell>
          <table:table-cell table:style-name="ce9"/>
          <table:table-cell table:style-name="ce10" office:value-type="string">
            <text:p>今日は、雨が降ります。傘を持っていますか？カッパを持っていますか？私のカッパは、破れていまｓ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2T11:03:20.18">
            <text:p>0722 <text:s/>1103</text:p>
          </table:table-cell>
          <table:table-cell table:number-columns-repeated="1011"/>
        </table:table-row>
        <table:table-row table:style-name="ro8">
          <table:table-cell table:style-name="ce3" table:formula="of:=ROW()" office:value-type="float" office:value="37">
            <text:p>37</text:p>
          </table:table-cell>
          <table:table-cell table:style-name="ce3" office:value-type="float" office:value="37">
            <text:p>37</text:p>
          </table:table-cell>
          <table:table-cell table:style-name="ce6" office:value-type="date" office:date-value="2021-05-22T12:24:23.05">
            <text:p>0522</text:p>
          </table:table-cell>
          <table:table-cell table:style-name="ce9"/>
          <table:table-cell table:style-name="ce10" office:value-type="string">
            <text:p>救急車を呼びます。近くに病院はありますか？いつ到着しますか？２０分かかります。苦しいですか？呼吸できますか？傷口を押さえてくれますか？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2T11:03:20.19">
            <text:p>0722 <text:s/>1103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38">
            <text:p>38</text:p>
          </table:table-cell>
          <table:table-cell table:style-name="ce3" office:value-type="float" office:value="38">
            <text:p>38</text:p>
          </table:table-cell>
          <table:table-cell table:style-name="ce6" office:value-type="date" office:date-value="2021-05-22T12:24:23.05">
            <text:p>0522</text:p>
          </table:table-cell>
          <table:table-cell table:style-name="ce9"/>
          <table:table-cell table:style-name="ce10" office:value-type="string">
            <text:p>病院に行きます。救急車を呼びま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2T11:03:20.19">
            <text:p>0722 <text:s/>1103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9">
            <text:p>39</text:p>
          </table:table-cell>
          <table:table-cell table:style-name="ce3" office:value-type="float" office:value="39">
            <text:p>39</text:p>
          </table:table-cell>
          <table:table-cell table:style-name="ce6" office:value-type="date" office:date-value="2021-05-24T13:05:56.06">
            <text:p>0524</text:p>
          </table:table-cell>
          <table:table-cell table:style-name="ce9"/>
          <table:table-cell table:style-name="ce10" office:value-type="string">
            <text:p>it takes another 2 hours. / I am sorry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2T11:03:20.19">
            <text:p>0722 <text:s/>1103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40">
            <text:p>40</text:p>
          </table:table-cell>
          <table:table-cell table:style-name="ce3" office:value-type="float" office:value="40">
            <text:p>40</text:p>
          </table:table-cell>
          <table:table-cell table:style-name="ce6" office:value-type="date" office:date-value="2021-05-24T13:05:56.06">
            <text:p>0524</text:p>
          </table:table-cell>
          <table:table-cell table:style-name="ce9"/>
          <table:table-cell table:style-name="ce10" office:value-type="string">
            <text:p>頭を動かす。 / 顔を出す。 / 眼が見えない。 / 鼻が痛い。 / 口から泡が出る。/ 熱中症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2T11:03:20.2">
            <text:p>0722 <text:s/>1103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41">
            <text:p>41</text:p>
          </table:table-cell>
          <table:table-cell table:style-name="ce3" office:value-type="float" office:value="41">
            <text:p>41</text:p>
          </table:table-cell>
          <table:table-cell table:style-name="ce6" office:value-type="date" office:date-value="2021-05-24T13:05:56.06">
            <text:p>0524</text:p>
          </table:table-cell>
          <table:table-cell table:style-name="ce9"/>
          <table:table-cell table:style-name="ce10" office:value-type="string">
            <text:p>お金を持っていますか？いくら持っていますか？財布を落としました。財布を拾いましたか？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2T11:03:20.2">
            <text:p>0722 <text:s/>1103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42">
            <text:p>42</text:p>
          </table:table-cell>
          <table:table-cell table:style-name="ce3" office:value-type="float" office:value="42">
            <text:p>42</text:p>
          </table:table-cell>
          <table:table-cell table:style-name="ce6" office:value-type="date" office:date-value="2021-05-26T09:55:56.39">
            <text:p>0526</text:p>
          </table:table-cell>
          <table:table-cell table:style-name="ce9"/>
          <table:table-cell table:style-name="ce10" office:value-type="string">
            <text:p>休みの日。何をしますか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2T11:03:20.2">
            <text:p>0722 <text:s/>1103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43">
            <text:p>43</text:p>
          </table:table-cell>
          <table:table-cell table:style-name="ce3" office:value-type="float" office:value="43">
            <text:p>43</text:p>
          </table:table-cell>
          <table:table-cell table:style-name="ce6" office:value-type="date" office:date-value="2021-05-26T09:55:56.39">
            <text:p>0526</text:p>
          </table:table-cell>
          <table:table-cell table:style-name="ce9"/>
          <table:table-cell table:style-name="ce10" office:value-type="string">
            <text:p>聞く。書く。見る。知る。分かる。　=&gt;　を使った、文</text:p>
          </table:table-cell>
          <table:table-cell table:style-name="ce11"/>
          <table:table-cell table:style-name="ce12"/>
          <table:table-cell table:style-name="ce12" office:value-type="string">
            <text:p>po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2T11:03:20.21">
            <text:p>0722 <text:s/>1103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44">
            <text:p>44</text:p>
          </table:table-cell>
          <table:table-cell table:style-name="ce3" office:value-type="float" office:value="44">
            <text:p>44</text:p>
          </table:table-cell>
          <table:table-cell table:style-name="ce6" office:value-type="date" office:date-value="2021-05-27">
            <text:p>0527</text:p>
          </table:table-cell>
          <table:table-cell table:style-name="ce9"/>
          <table:table-cell table:style-name="ce10" office:value-type="string">
            <text:p>can you hold his arm? / please hold his body. / can you move these wood boards away for me? I want to make <text:s/>a space for him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2T11:03:20.21">
            <text:p>0722 <text:s/>1103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45">
            <text:p>45</text:p>
          </table:table-cell>
          <table:table-cell table:style-name="ce3" office:value-type="float" office:value="45">
            <text:p>45</text:p>
          </table:table-cell>
          <table:table-cell table:style-name="ce6" office:value-type="date" office:date-value="2021-05-30T10:57:30.9">
            <text:p>0530</text:p>
          </table:table-cell>
          <table:table-cell table:style-name="ce9"/>
          <table:table-cell table:style-name="ce10" office:value-type="string">
            <text:p>喉が渇きました。水は、どこで飲めますか？水を飲む場所はありますか？水道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2T11:03:20.21">
            <text:p>0722 <text:s/>1103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46">
            <text:p>46</text:p>
          </table:table-cell>
          <table:table-cell table:style-name="ce3" office:value-type="float" office:value="46">
            <text:p>46</text:p>
          </table:table-cell>
          <table:table-cell table:style-name="ce6" office:value-type="date" office:date-value="2021-05-30T10:57:30.9">
            <text:p>0530</text:p>
          </table:table-cell>
          <table:table-cell table:style-name="ce9"/>
          <table:table-cell table:style-name="ce10" office:value-type="string">
            <text:p>you go forward. / you turn to the left. / and, you turn to the right / there is a toilet. / someone is using it now.</text:p>
          </table:table-cell>
          <table:table-cell table:style-name="ce11"/>
          <table:table-cell table:style-name="ce12" office:value-type="string">
            <text:p>directions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2T11:03:20.21">
            <text:p>0722 <text:s/>1103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47">
            <text:p>47</text:p>
          </table:table-cell>
          <table:table-cell table:style-name="ce3" office:value-type="float" office:value="47">
            <text:p>47</text:p>
          </table:table-cell>
          <table:table-cell table:style-name="ce6" office:value-type="date" office:date-value="2021-05-31T10:48:39.27">
            <text:p>0531</text:p>
          </table:table-cell>
          <table:table-cell table:style-name="ce9"/>
          <table:table-cell table:style-name="ce10" office:value-type="string">
            <text:p>ここに穴があります。危ないです。板を置きます。</text:p>
          </table:table-cell>
          <table:table-cell table:style-name="ce11"/>
          <table:table-cell table:style-name="ce12" office:value-type="string">
            <text:p>danger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2T11:03:20.22">
            <text:p>0722 <text:s/>1103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48">
            <text:p>48</text:p>
          </table:table-cell>
          <table:table-cell table:style-name="ce3" office:value-type="float" office:value="48">
            <text:p>48</text:p>
          </table:table-cell>
          <table:table-cell table:style-name="ce6" office:value-type="date" office:date-value="2021-06-03T11:42:33.77">
            <text:p>0603</text:p>
          </table:table-cell>
          <table:table-cell table:style-name="ce9"/>
          <table:table-cell table:style-name="ce10" office:value-type="string">
            <text:p>why his head is bleeding? where did he hit his head, when? / how did he fall on the floor? / how did you come here. train, car?</text:p>
          </table:table-cell>
          <table:table-cell table:style-name="ce11"/>
          <table:table-cell table:style-name="ce12" office:value-type="string">
            <text:p>reason, method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2T11:03:20.23">
            <text:p>0722 <text:s/>1103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49">
            <text:p>49</text:p>
          </table:table-cell>
          <table:table-cell table:style-name="ce3" office:value-type="float" office:value="49">
            <text:p>49</text:p>
          </table:table-cell>
          <table:table-cell table:style-name="ce6" office:value-type="date" office:date-value="2021-06-03T11:42:33.77">
            <text:p>0603</text:p>
          </table:table-cell>
          <table:table-cell table:style-name="ce9"/>
          <table:table-cell table:style-name="ce10" office:value-type="string">
            <text:p>why his nose is bleeding? / because an iron rod fell on his nose </text:p>
          </table:table-cell>
          <table:table-cell table:style-name="ce11"/>
          <table:table-cell table:style-name="ce12" office:value-type="string">
            <text:p>reason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2T11:03:20.23">
            <text:p>0722 <text:s/>1103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50">
            <text:p>50</text:p>
          </table:table-cell>
          <table:table-cell table:style-name="ce3" office:value-type="float" office:value="50">
            <text:p>50</text:p>
          </table:table-cell>
          <table:table-cell table:style-name="ce6" office:value-type="date" office:date-value="2021-06-05T10:33:58.45">
            <text:p>0605</text:p>
          </table:table-cell>
          <table:table-cell table:style-name="ce9"/>
          <table:table-cell table:style-name="ce10" office:value-type="string">
            <text:p>it really happened? / he fell down on the floor. it is slippery.</text:p>
          </table:table-cell>
          <table:table-cell table:style-name="ce11"/>
          <table:table-cell table:style-name="ce12" office:value-type="string">
            <text:p>“really”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2T11:03:20.23">
            <text:p>0722 <text:s/>1103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51">
            <text:p>51</text:p>
          </table:table-cell>
          <table:table-cell table:style-name="ce3" office:value-type="float" office:value="51">
            <text:p>51</text:p>
          </table:table-cell>
          <table:table-cell table:style-name="ce6" office:value-type="date" office:date-value="2021-06-05T10:33:58.45">
            <text:p>0605</text:p>
          </table:table-cell>
          <table:table-cell table:style-name="ce9"/>
          <table:table-cell table:style-name="ce10" office:value-type="string">
            <text:p>he says he wants to have a rest. / he says he is not feeling well. / he says he wants to sit down on the floor. / how does he feel?</text:p>
          </table:table-cell>
          <table:table-cell table:style-name="ce11"/>
          <table:table-cell table:style-name="ce12" office:value-type="string">
            <text:p>“say”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2T11:03:20.23">
            <text:p>0722 <text:s/>1103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52">
            <text:p>52</text:p>
          </table:table-cell>
          <table:table-cell table:style-name="ce3" office:value-type="float" office:value="52">
            <text:p>52</text:p>
          </table:table-cell>
          <table:table-cell table:style-name="ce6" office:value-type="date" office:date-value="2021-06-05T10:33:58.45">
            <text:p>0605</text:p>
          </table:table-cell>
          <table:table-cell table:style-name="ce9"/>
          <table:table-cell table:style-name="ce10" office:value-type="string">
            <text:p>his mouth got swollen. he hit his mouth on the iron bar.</text:p>
          </table:table-cell>
          <table:table-cell table:style-name="ce11"/>
          <table:table-cell table:style-name="ce12" office:value-type="string">
            <text:p>body part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2T11:03:20.23">
            <text:p>0722 <text:s/>1103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53">
            <text:p>53</text:p>
          </table:table-cell>
          <table:table-cell table:style-name="ce3" office:value-type="float" office:value="53">
            <text:p>53</text:p>
          </table:table-cell>
          <table:table-cell table:style-name="ce6" office:value-type="date" office:date-value="2021-06-07T07:56:45.23">
            <text:p>0607</text:p>
          </table:table-cell>
          <table:table-cell table:style-name="ce9"/>
          <table:table-cell table:style-name="ce10" office:value-type="string">
            <text:p>腕から血が流れている。脚から血が流れている。 / 彼は、下の階へ落ちた。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2T11:03:20.24">
            <text:p>0722 <text:s/>1103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54">
            <text:p>54</text:p>
          </table:table-cell>
          <table:table-cell table:style-name="ce3" office:value-type="float" office:value="54">
            <text:p>54</text:p>
          </table:table-cell>
          <table:table-cell table:style-name="ce6" office:value-type="date" office:date-value="2021-06-07T07:56:45.23">
            <text:p>0607</text:p>
          </table:table-cell>
          <table:table-cell table:style-name="ce9"/>
          <table:table-cell table:style-name="ce10" office:value-type="string">
            <text:p>ここには、ロープが張られていない。落ちます。危険です。</text:p>
          </table:table-cell>
          <table:table-cell table:style-name="ce11"/>
          <table:table-cell table:style-name="ce12" office:value-type="string">
            <text:p>danger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2T11:03:20.24">
            <text:p>0722 <text:s/>1103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55">
            <text:p>55</text:p>
          </table:table-cell>
          <table:table-cell table:style-name="ce3" office:value-type="float" office:value="55">
            <text:p>55</text:p>
          </table:table-cell>
          <table:table-cell table:style-name="ce6" office:value-type="date" office:date-value="2021-06-07T07:56:45.23">
            <text:p>0607</text:p>
          </table:table-cell>
          <table:table-cell table:style-name="ce9"/>
          <table:table-cell table:style-name="ce10" office:value-type="string">
            <text:p>それはとても重いです。動かさなくていいです。後で、皆で動かしましょう。</text:p>
          </table:table-cell>
          <table:table-cell table:style-name="ce11"/>
          <table:table-cell table:style-name="ce12" office:value-type="string">
            <text:p>性質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2T11:03:20.24">
            <text:p>0722 <text:s/>1103</text:p>
          </table:table-cell>
          <table:table-cell table:number-columns-repeated="1011"/>
        </table:table-row>
        <table:table-row table:style-name="ro10">
          <table:table-cell table:style-name="ce3" table:formula="of:=ROW()" office:value-type="float" office:value="56">
            <text:p>56</text:p>
          </table:table-cell>
          <table:table-cell table:style-name="ce3" office:value-type="float" office:value="56">
            <text:p>56</text:p>
          </table:table-cell>
          <table:table-cell table:style-name="ce6" office:value-type="date" office:date-value="2021-06-08T08:38:13.32">
            <text:p>0608</text:p>
          </table:table-cell>
          <table:table-cell table:style-name="ce9"/>
          <table:table-cell table:style-name="ce10" office:value-type="string">
            <text:p>このロープは、とても軽いです。一人で持てるでしょう。あそこへ、運んでもらえますか？/ この板は、とても重いです。動かす必要はありません。あとで。</text:p>
          </table:table-cell>
          <table:table-cell table:style-name="ce11"/>
          <table:table-cell table:style-name="ce12" office:value-type="string">
            <text:p>性質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2T11:03:20.25">
            <text:p>0722 <text:s/>1103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57">
            <text:p>57</text:p>
          </table:table-cell>
          <table:table-cell table:style-name="ce3" office:value-type="float" office:value="57">
            <text:p>57</text:p>
          </table:table-cell>
          <table:table-cell table:style-name="ce6"/>
          <table:table-cell table:style-name="ce9"/>
          <table:table-cell table:style-name="ce10" office:value-type="string">
            <text:p>２階から、３階へ、上がってもらえますか？そこで、壁を叩いてください。</text:p>
          </table:table-cell>
          <table:table-cell table:style-name="ce11"/>
          <table:table-cell table:style-name="ce12" office:value-type="string">
            <text:p>移動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2T11:03:20.26">
            <text:p>0722 <text:s/>1103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58">
            <text:p>58</text:p>
          </table:table-cell>
          <table:table-cell table:style-name="ce3" office:value-type="float" office:value="58">
            <text:p>58</text:p>
          </table:table-cell>
          <table:table-cell table:style-name="ce6" office:value-type="date" office:date-value="2021-06-11T16:16:27.73">
            <text:p>0611</text:p>
          </table:table-cell>
          <table:table-cell table:style-name="ce9"/>
          <table:table-cell table:style-name="ce10" office:value-type="string">
            <text:p>it is good. you are doing well. please do it. please continue it. / please do it again.</text:p>
          </table:table-cell>
          <table:table-cell table:style-name="ce11"/>
          <table:table-cell table:style-name="ce12" office:value-type="string">
            <text:p>良い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2T11:03:20.26">
            <text:p>0722 <text:s/>1103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59">
            <text:p>59</text:p>
          </table:table-cell>
          <table:table-cell table:style-name="ce3" office:value-type="float" office:value="59">
            <text:p>59</text:p>
          </table:table-cell>
          <table:table-cell table:style-name="ce6"/>
          <table:table-cell table:style-name="ce9"/>
          <table:table-cell table:style-name="ce10" office:value-type="string">
            <text:p>it is not good. it is bad. please don't do it. please stop it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2T11:03:20.26">
            <text:p>0722 <text:s/>1103</text:p>
          </table:table-cell>
          <table:table-cell table:number-columns-repeated="1011"/>
        </table:table-row>
        <table:table-row table:style-name="ro10">
          <table:table-cell table:style-name="ce3" table:formula="of:=ROW()" office:value-type="float" office:value="60">
            <text:p>60</text:p>
          </table:table-cell>
          <table:table-cell table:style-name="ce3" office:value-type="float" office:value="60">
            <text:p>60</text:p>
          </table:table-cell>
          <table:table-cell table:style-name="ce6" office:value-type="date" office:date-value="2021-06-15T11:36:42.19">
            <text:p>0615</text:p>
          </table:table-cell>
          <table:table-cell table:style-name="ce9"/>
          <table:table-cell table:style-name="ce10" office:value-type="string">
            <text:p>腕から血が流れている。脚から血が流れている。頭から血が出ている。顔から、血が出ている。 / 彼は、下の階へ落ちた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2T11:03:20.26">
            <text:p>0722 <text:s/>1103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61">
            <text:p>61</text:p>
          </table:table-cell>
          <table:table-cell table:style-name="ce3" office:value-type="float" office:value="61">
            <text:p>61</text:p>
          </table:table-cell>
          <table:table-cell table:style-name="ce6" office:value-type="date" office:date-value="2021-06-29T09:55:57.77">
            <text:p>0629</text:p>
          </table:table-cell>
          <table:table-cell table:style-name="ce9"/>
          <table:table-cell table:style-name="ce10" office:value-type="string">
            <text:p>食中毒です。今朝、何を食べましたか？何を飲みましたか？ / レタスを食べました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2T11:03:20.27">
            <text:p>0722 <text:s/>1103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62">
            <text:p>62</text:p>
          </table:table-cell>
          <table:table-cell table:style-name="ce3" office:value-type="float" office:value="62">
            <text:p>62</text:p>
          </table:table-cell>
          <table:table-cell table:style-name="ce6" office:value-type="date" office:date-value="2021-07-03T11:52:46.95">
            <text:p>0703</text:p>
          </table:table-cell>
          <table:table-cell table:style-name="ce9"/>
          <table:table-cell table:style-name="ce10" office:value-type="string">
            <text:p>エレベーターの周りに、コンクリートを入れま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2T11:03:20.27">
            <text:p>0722 <text:s/>1103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63">
            <text:p>63</text:p>
          </table:table-cell>
          <table:table-cell table:style-name="ce3" office:value-type="float" office:value="63">
            <text:p>63</text:p>
          </table:table-cell>
          <table:table-cell table:style-name="ce6" office:value-type="date" office:date-value="2021-07-04T09:50:36.54">
            <text:p>0704</text:p>
          </table:table-cell>
          <table:table-cell table:style-name="ce9"/>
          <table:table-cell table:style-name="ce10" office:value-type="string">
            <text:p>ここで、壁を叩いてください。この作業をすると、疲れます。ご苦労様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2T11:03:20.27">
            <text:p>0722 <text:s/>1103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64">
            <text:p>64</text:p>
          </table:table-cell>
          <table:table-cell table:style-name="ce3" office:value-type="float" office:value="64">
            <text:p>64</text:p>
          </table:table-cell>
          <table:table-cell table:style-name="ce6" office:value-type="date" office:date-value="2021-07-07T09:43:00.31">
            <text:p>0707</text:p>
          </table:table-cell>
          <table:table-cell table:style-name="ce9"/>
          <table:table-cell table:style-name="ce10" office:value-type="string">
            <text:p>朝は、何時から始まりますか？午後は、何時から始めますか？夕方は、何時に終わりますか？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2T11:03:20.29">
            <text:p>0722 <text:s/>1103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65">
            <text:p>65</text:p>
          </table:table-cell>
          <table:table-cell table:style-name="ce3" office:value-type="float" office:value="65">
            <text:p>65</text:p>
          </table:table-cell>
          <table:table-cell table:style-name="ce6" office:value-type="date" office:date-value="2021-07-08T08:39:30.67">
            <text:p>0708</text:p>
          </table:table-cell>
          <table:table-cell table:style-name="ce9"/>
          <table:table-cell table:style-name="ce10" office:value-type="string">
            <text:p>どこで生まれましたか。どこから来ましたか。いつきましたか。町の名前はなんですか。今年、何歳ですか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2T11:03:20.29">
            <text:p>0722 <text:s/>1103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66">
            <text:p>66</text:p>
          </table:table-cell>
          <table:table-cell table:style-name="ce3" office:value-type="float" office:value="66">
            <text:p>66</text:p>
          </table:table-cell>
          <table:table-cell table:style-name="ce6" office:value-type="date" office:date-value="2021-07-11T09:37:15.13">
            <text:p>0711</text:p>
          </table:table-cell>
          <table:table-cell table:style-name="ce9"/>
          <table:table-cell table:style-name="ce10" office:value-type="string">
            <text:p>can you hold this chord for me for a while? / I want to got to the toilet. / can you have this backet for me? I want to pour water into it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2T11:03:20.29">
            <text:p>0722 <text:s/>1103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67">
            <text:p>67</text:p>
          </table:table-cell>
          <table:table-cell table:style-name="ce3" office:value-type="float" office:value="67">
            <text:p>67</text:p>
          </table:table-cell>
          <table:table-cell table:style-name="ce6" office:value-type="date" office:date-value="2021-07-13T08:54:29.84">
            <text:p>0713</text:p>
          </table:table-cell>
          <table:table-cell table:style-name="ce9"/>
          <table:table-cell table:style-name="ce10" office:value-type="string">
            <text:p>水を出す筒。水。筒。彼は、水を出します。</text:p>
          </table:table-cell>
          <table:table-cell table:style-name="ce11"/>
          <table:table-cell table:style-name="ce12" office:value-type="string">
            <text:p>tools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2T11:03:20.3">
            <text:p>0722 <text:s/>1103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68">
            <text:p>68</text:p>
          </table:table-cell>
          <table:table-cell table:style-name="ce3" office:value-type="float" office:value="68">
            <text:p>68</text:p>
          </table:table-cell>
          <table:table-cell table:style-name="ce6" office:value-type="date" office:date-value="2021-07-14T08:55:10.33">
            <text:p>0714</text:p>
          </table:table-cell>
          <table:table-cell table:style-name="ce9"/>
          <table:table-cell table:style-name="ce10" office:value-type="string">
            <text:p>柱と、柱の周りに、水をかけてください。梁に、水をかけてください。</text:p>
          </table:table-cell>
          <table:table-cell table:style-name="ce11"/>
          <table:table-cell table:style-name="ce12" office:value-type="string">
            <text:p>locations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2T11:03:20.3">
            <text:p>0722 <text:s/>1103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69">
            <text:p>69</text:p>
          </table:table-cell>
          <table:table-cell table:style-name="ce3" office:value-type="float" office:value="69">
            <text:p>69</text:p>
          </table:table-cell>
          <table:table-cell table:style-name="ce6" office:value-type="date" office:date-value="2021-07-14T09:00:17.94">
            <text:p>0714</text:p>
          </table:table-cell>
          <table:table-cell table:style-name="ce9"/>
          <table:table-cell table:style-name="ce10" office:value-type="string">
            <text:p>たばこ。タバコを吸いますか？どこでタバコを吸えますか？タバコを吸う場所。喫煙所。</text:p>
          </table:table-cell>
          <table:table-cell table:style-name="ce11"/>
          <table:table-cell table:style-name="ce12" office:value-type="string">
            <text:p>things:tobacco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2T11:03:20.31">
            <text:p>0722 <text:s/>1103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70">
            <text:p>70</text:p>
          </table:table-cell>
          <table:table-cell table:style-name="ce3" office:value-type="float" office:value="70">
            <text:p>70</text:p>
          </table:table-cell>
          <table:table-cell table:style-name="ce6" office:value-type="date" office:date-value="2021-07-15T08:48:59.33">
            <text:p>0715</text:p>
          </table:table-cell>
          <table:table-cell table:style-name="ce9"/>
          <table:table-cell table:style-name="ce10" office:value-type="string">
            <text:p>休憩。時間。時刻。休憩の時間。あるいは、タバコを吸いますか？そして、水を飲みますか？</text:p>
          </table:table-cell>
          <table:table-cell table:style-name="ce11"/>
          <table:table-cell table:style-name="ce12" office:value-type="string">
            <text:p>syntax : and, or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2T11:03:20.31">
            <text:p>0722 <text:s/>1103</text:p>
          </table:table-cell>
          <table:table-cell table:number-columns-repeated="1011"/>
        </table:table-row>
        <table:table-row table:style-name="ro8">
          <table:table-cell table:style-name="ce3" table:formula="of:=ROW()" office:value-type="float" office:value="71">
            <text:p>71</text:p>
          </table:table-cell>
          <table:table-cell table:style-name="ce3" office:value-type="float" office:value="71">
            <text:p>71</text:p>
          </table:table-cell>
          <table:table-cell table:style-name="ce6" office:value-type="date" office:date-value="2021-07-15T09:03:06.31">
            <text:p>0715</text:p>
          </table:table-cell>
          <table:table-cell table:style-name="ce9"/>
          <table:table-cell table:style-name="ce10" office:value-type="string">
            <text:p>休憩。休憩しましたか？私は、休憩します。もう、休憩しましたか？彼らは、すでに、休憩しましたか？もう、食べましたか？</text:p>
          </table:table-cell>
          <table:table-cell table:style-name="ce11"/>
          <table:table-cell table:style-name="ce12" office:value-type="string">
            <text:p>word : もう、すでに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2T11:03:20.32">
            <text:p>0722 <text:s/>1103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72">
            <text:p>72</text:p>
          </table:table-cell>
          <table:table-cell table:style-name="ce3" office:value-type="float" office:value="72">
            <text:p>72</text:p>
          </table:table-cell>
          <table:table-cell table:style-name="ce6" office:value-type="date" office:date-value="2021-07-16T08:53:36.430001">
            <text:p>0716</text:p>
          </table:table-cell>
          <table:table-cell table:style-name="ce9"/>
          <table:table-cell table:style-name="ce10" office:value-type="string">
            <text:p>バケツに水を入れていください。ブラシ。ブラシで、鉄筋を、洗ってください。</text:p>
          </table:table-cell>
          <table:table-cell table:style-name="ce11"/>
          <table:table-cell table:style-name="ce12" office:value-type="string">
            <text:p>作業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2T11:03:20.32">
            <text:p>0722 <text:s/>1103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73">
            <text:p>73</text:p>
          </table:table-cell>
          <table:table-cell table:style-name="ce3" office:value-type="float" office:value="73">
            <text:p>73</text:p>
          </table:table-cell>
          <table:table-cell table:style-name="ce6" office:value-type="date" office:date-value="2021-07-16T08:53:36.430001">
            <text:p>0716</text:p>
          </table:table-cell>
          <table:table-cell table:style-name="ce9"/>
          <table:table-cell table:style-name="ce10" office:value-type="string">
            <text:p>疲れましたか？暑いですか？１０分ぐらい、やすんでください。私が、代わりに、やります。</text:p>
          </table:table-cell>
          <table:table-cell table:style-name="ce11"/>
          <table:table-cell table:style-name="ce12" office:value-type="string">
            <text:p>健康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2T11:03:20.32">
            <text:p>0722 <text:s/>1103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74">
            <text:p>74</text:p>
          </table:table-cell>
          <table:table-cell table:style-name="ce3" office:value-type="float" office:value="74">
            <text:p>74</text:p>
          </table:table-cell>
          <table:table-cell table:style-name="ce6" office:value-type="date" office:date-value="2021-07-17T08:37:49.98">
            <text:p>0717</text:p>
          </table:table-cell>
          <table:table-cell table:style-name="ce9"/>
          <table:table-cell table:style-name="ce10" office:value-type="string">
            <text:p>do you know where the stairs are? / stairs / the stairs are on the other side / this side</text:p>
          </table:table-cell>
          <table:table-cell table:style-name="ce11"/>
          <table:table-cell table:style-name="ce12" office:value-type="string">
            <text:p>locations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2T11:03:20.33">
            <text:p>0722 <text:s/>1103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75">
            <text:p>75</text:p>
          </table:table-cell>
          <table:table-cell table:style-name="ce3" office:value-type="float" office:value="75">
            <text:p>75</text:p>
          </table:table-cell>
          <table:table-cell table:style-name="ce6"/>
          <table:table-cell table:style-name="ce9"/>
          <table:table-cell table:style-name="ce10" office:value-type="string">
            <text:p>I have a hat. / you have a hat / did you buy that hat in japan?</text:p>
          </table:table-cell>
          <table:table-cell table:style-name="ce11"/>
          <table:table-cell table:style-name="ce12" office:value-type="string">
            <text:p>things : hat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2T11:03:20.33">
            <text:p>0722 <text:s/>1103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76">
            <text:p>76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2T11:03:20.33">
            <text:p>0722 <text:s/>1103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77">
            <text:p>77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2T11:03:20.33">
            <text:p>0722 <text:s/>1103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78">
            <text:p>78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2T11:03:20.33">
            <text:p>0722 <text:s/>1103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79">
            <text:p>79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2T11:03:20.33">
            <text:p>0722 <text:s/>1103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80">
            <text:p>80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2T11:03:20.33">
            <text:p>0722 <text:s/>1103</text:p>
          </table:table-cell>
          <table:table-cell table:number-columns-repeated="1011"/>
        </table:table-row>
        <table:table-row table:style-name="ro11">
          <table:table-cell table:number-columns-repeated="2" office:value-type="string">
            <text:p>*</text:p>
          </table:table-cell>
          <table:table-cell table:style-name="ce7" table:formula="of:=NOW()" office:value-type="date" office:date-value="2021-07-22T11:03:20.33">
            <text:p>0722 <text:s/>1103</text:p>
          </table:table-cell>
          <table:table-cell table:number-columns-repeated="2" office:value-type="string">
            <text:p>*</text:p>
          </table:table-cell>
          <table:table-cell table:formula="of:=NOW()" office:value-type="date" office:date-value="2021-07-22T11:03:20.33">
            <text:p>2021/7/22 11:03</text:p>
          </table:table-cell>
          <table:table-cell table:number-columns-repeated="2" office:value-type="string">
            <text:p>*</text:p>
          </table:table-cell>
          <table:table-cell table:style-name="ce7" table:formula="of:=NOW()" office:value-type="date" office:date-value="2021-07-22T11:03:20.33">
            <text:p>0722 <text:s/>1103</text:p>
          </table:table-cell>
          <table:table-cell table:style-name="ce7" table:formula="of:=NOW()" office:value-type="date" office:date-value="2021-07-22T11:03:20.33">
            <text:p>0722 <text:s/>1103</text:p>
          </table:table-cell>
          <table:table-cell office:value-type="string">
            <text:p>*</text:p>
          </table:table-cell>
          <table:table-cell table:style-name="ce7" table:formula="of:=NOW()" office:value-type="date" office:date-value="2021-07-22T11:03:20.33">
            <text:p>0722 <text:s/>1103</text:p>
          </table:table-cell>
          <table:table-cell office:value-type="string">
            <text:p>*</text:p>
          </table:table-cell>
          <table:table-cell table:number-columns-repeated="1011"/>
        </table:table-row>
        <table:table-row table:style-name="ro2" table:number-rows-repeated="2">
          <table:table-cell table:number-columns-repeated="11"/>
          <table:table-cell table:style-name="ce17"/>
          <table:table-cell table:number-columns-repeated="1012"/>
        </table:table-row>
        <table:table-row table:style-name="ro2">
          <table:table-cell/>
          <table:table-cell table:style-name="Default"/>
          <table:table-cell table:number-columns-repeated="9"/>
          <table:table-cell table:style-name="ce17"/>
          <table:table-cell table:number-columns-repeated="1012"/>
        </table:table-row>
        <table:table-row table:style-name="ro2">
          <table:table-cell/>
          <table:table-cell table:style-name="Default"/>
          <table:table-cell office:value-type="string">
            <text:p>start C:\WORKS_2\WS\WS_Others.JVEMV6\JVEMV6\37_miscs\9_prog_lang\end_diary.bat</text:p>
          </table:table-cell>
          <table:table-cell table:number-columns-repeated="8"/>
          <table:table-cell table:style-name="ce17"/>
          <table:table-cell table:number-columns-repeated="1012"/>
        </table:table-row>
        <table:table-row table:style-name="ro2" table:number-rows-repeated="2">
          <table:table-cell table:number-columns-repeated="11"/>
          <table:table-cell table:style-name="ce17"/>
          <table:table-cell table:number-columns-repeated="1012"/>
        </table:table-row>
        <table:table-row table:style-name="ro2">
          <table:table-cell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17"/>
          <table:table-cell table:number-columns-repeated="1012"/>
        </table:table-row>
        <table:table-row table:style-name="ro2" table:number-rows-repeated="4">
          <table:table-cell table:number-columns-repeated="11"/>
          <table:table-cell table:style-name="ce17"/>
          <table:table-cell table:number-columns-repeated="1012"/>
        </table:table-row>
        <table:table-row table:style-name="ro11">
          <table:table-cell table:number-columns-repeated="11"/>
          <table:table-cell table:style-name="ce7"/>
          <table:table-cell table:number-columns-repeated="1012"/>
        </table:table-row>
        <table:table-row table:style-name="ro2" table:number-rows-repeated="35">
          <table:table-cell table:number-columns-repeated="11"/>
          <table:table-cell table:style-name="ce17"/>
          <table:table-cell table:number-columns-repeated="1012"/>
        </table:table-row>
        <table:table-row table:style-name="ro2" table:number-rows-repeated="104844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in" table:style-name="ta1" table:print="false">
        <office:forms form:automatic-focus="false" form:apply-design-mode="false"/>
        <table:table-column table:style-name="co1" table:number-columns-repeated="2" table:default-cell-style-name="ce4"/>
        <table:table-column table:style-name="co2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6" table:default-cell-style-name="ce4"/>
        <table:table-column table:style-name="co13" table:default-cell-style-name="ce4"/>
        <table:table-column table:style-name="co14" table:default-cell-style-name="ce4"/>
        <table:table-column table:style-name="co15" table:number-columns-repeated="2" table:default-cell-style-name="ce4"/>
        <table:table-column table:style-name="co9" table:default-cell-style-name="ce4"/>
        <table:table-column table:style-name="co8" table:default-cell-style-name="ce15"/>
        <table:table-column table:style-name="co8" table:default-cell-style-name="ce4"/>
        <table:table-column table:style-name="co9" table:number-columns-repeated="1010" table:default-cell-style-name="ce4"/>
        <table:table-row table:style-name="ro1">
          <table:table-cell table:style-name="ce18" table:formula="of:=CONCATENATE(&quot;(&quot;;MAX(a#ref!:a#ref!);&quot;)&quot;)" office:value-type="string" office:string-value="エラー:508">
            <text:p>エラー:508</text:p>
          </table:table-cell>
          <table:table-cell table:style-name="ce2" table:formula="of:=CONCATENATE(&quot;(&quot;;COUNTA(b#ref!:b#ref!);&quot;)&quot;)" office:value-type="string" office:string-value="エラー:508">
            <text:p>エラー:508</text:p>
          </table:table-cell>
          <table:table-cell table:style-name="ce5" office:value-type="string">
            <text:p>entry</text:p>
          </table:table-cell>
          <table:table-cell table:style-name="ce8" table:formula="of:=CONCATENATE(&quot;s.n. (&quot;;MAX(d#ref!:d#ref!);&quot;)&quot;)" office:value-type="string" office:string-value="エラー:508">
            <text:p>エラー:508</text:p>
          </table:table-cell>
          <table:table-cell table:style-name="ce5" office:value-type="string">
            <text:p>sentence</text:p>
          </table:table-cell>
          <table:table-cell table:style-name="ce5" table:number-columns-repeated="3"/>
          <table:table-cell table:style-name="ce5" office:value-type="string">
            <text:p>id</text:p>
          </table:table-cell>
          <table:table-cell table:style-name="ce5" table:number-columns-repeated="3"/>
          <table:table-cell table:style-name="ce16"/>
          <table:table-cell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7-08T08:36:04.450001">
            <text:p>0708</text:p>
          </table:table-cell>
          <table:table-cell table:style-name="ce9" office:value-type="string">
            <text:p>v1-65</text:p>
          </table:table-cell>
          <table:table-cell table:style-name="ce19" office:value-type="string">
            <text:p>bạn sinh ra tại Việt năm ở đâu? / bạn đến Nhật bản từ đâu? / bạn đã đến Nhật bản khi nào. / tên của thị trấn của bạn, <text:s/>là gì? / năm nay, bạn bao nhiêu[much tuối[year?</text:p>
          </table:table-cell>
          <table:table-cell table:style-name="ce20" office:value-type="string" table:number-columns-spanned="2" table:number-rows-spanned="1">
            <text:p>どこで生まれましたか。どこから来ましたか。いつきましたか。町の名前はなんですか。今年、何歳ですか。</text:p>
          </table:table-cell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2T11:03:20.4">
            <text:p>0722 <text:s/>1103</text:p>
          </table:table-cell>
          <table:table-cell table:number-columns-repeated="1010"/>
        </table:table-row>
        <table:table-row table:style-name="ro13">
          <table:table-cell table:style-name="ce3" table:formula="of:=ROW()-1" office:value-type="float" office:value="2">
            <text:p>2</text:p>
          </table:table-cell>
          <table:table-cell table:style-name="ce3" table:formula="of:=[.B2]+1" office:value-type="float" office:value="2">
            <text:p>2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9" office:value-type="string" table:number-columns-spanned="3" table:number-rows-spanned="1">
            <text:p>(1) 먼저 크로마느. "뒹굴", 마사지. (2) 꽤 지나서야, 미케가 계단 아래 옹벽에서 나왔다. &lt;2&gt; 정위치 옹벽으로 돌아가기. (3) 미케에게는 마사지는 없이, 그대로 페이스트.</text:p>
          </table:table-cell>
          <table:covered-table-cell table:number-columns-repeated="2"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2T11:03:20.42">
            <text:p>0722 <text:s/>1103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3">
            <text:p>3</text:p>
          </table:table-cell>
          <table:table-cell table:style-name="ce3" table:formula="of:=[.B3]+1" office:value-type="float" office:value="3">
            <text:p>3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9" office:value-type="string">
            <text:p>była środa, siósty lipca.</text:p>
          </table:table-cell>
          <table:table-cell table:style-name="ce20" table:number-columns-spanned="2" table:number-rows-spanned="1"/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2T11:03:20.42">
            <text:p>0722 <text:s/>1103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4">
            <text:p>4</text:p>
          </table:table-cell>
          <table:table-cell table:style-name="ce3" table:formula="of:=[.B4]+1" office:value-type="float" office:value="4">
            <text:p>4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9" office:value-type="string" table:number-columns-spanned="3" table:number-rows-spanned="1">
            <text:p>shino : (1) dźwięki "dai-kan"-u. wczoraj te dźwięki wychodzili łatwo[easily. na dziurze pierwszym i drugim. (2) dźwięk "o-cu", na pierwszym dziurze. &lt;1&gt; warga dolna. wnętrze[inside tej, przesuwasz[move ją do przodu[forward. jego wnętrze jest skierowane[directed na zewnątrz[outside. &lt;2&gt; robiąc tak, powietrze[air porusza[move się po powierzchni[surface dolnej wargi, schodzi[descend do dziura.</text:p>
          </table:table-cell>
          <table:covered-table-cell table:number-columns-repeated="2"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2T11:03:20.42">
            <text:p>0722 <text:s/>1103</text:p>
          </table:table-cell>
          <table:table-cell table:number-columns-repeated="1010"/>
        </table:table-row>
        <table:table-row table:style-name="ro8">
          <table:table-cell table:style-name="ce3" table:formula="of:=ROW()-1" office:value-type="float" office:value="5">
            <text:p>5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7-09T11:08:57.320001">
            <text:p>0709</text:p>
          </table:table-cell>
          <table:table-cell table:style-name="ce9" office:value-type="string">
            <text:p>v1-22</text:p>
          </table:table-cell>
          <table:table-cell table:style-name="ce19" office:value-type="string">
            <text:p>tầng này là rộng. / bức tường đó là cao. / cái xô này là nặng.</text:p>
          </table:table-cell>
          <table:table-cell table:style-name="ce20" office:value-type="string" table:number-columns-spanned="2" table:number-rows-spanned="1">
            <text:p>この床は、広いです。あの壁は、高いです。このバケツは、重いです。</text:p>
          </table:table-cell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2T11:03:20.42">
            <text:p>0722 <text:s/>1103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6">
            <text:p>6</text:p>
          </table:table-cell>
          <table:table-cell table:style-name="ce3" table:formula="of:=[.B6]+1" office:value-type="float" office:value="2">
            <text:p>2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9" office:value-type="string" table:number-columns-spanned="3" table:number-rows-spanned="1">
            <text:p>두 마리. / (1) 비가 내리고 있지만, 크로는 지상에 내려왔었다. &lt;2&gt; 서둘러 크로를 안아하고 옹벽으로 돌아가기. (2) 크로를 옹벽 위에 두었던 무렵, 미케가 울리면서 옹벽의 보도 쪽에서 달려왔다. (3) 우산을 펼쳐, 두 마리 위에 두려고 했다. &lt;2&gt; 그러자 먼저 미케는 서둘러 돌출 방향으로 도망하려고 한다. &lt;3&gt; 잠시 후 우산 아래에 들어왔다. (4) 페이스트, 그리고, 고체. &lt;2&gt; 고체는 4 번 정도 주었다.</text:p>
          </table:table-cell>
          <table:covered-table-cell table:number-columns-repeated="2"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2T11:03:20.44">
            <text:p>0722 <text:s/>1103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7">
            <text:p>7</text:p>
          </table:table-cell>
          <table:table-cell table:style-name="ce3" table:formula="of:=[.B7]+1" office:value-type="float" office:value="3">
            <text:p>3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9" office:value-type="string">
            <text:p>to był czwartek, ósmy lipca.</text:p>
          </table:table-cell>
          <table:table-cell table:style-name="ce20" table:number-columns-spanned="2" table:number-rows-spanned="1"/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2T11:03:20.45">
            <text:p>0722 <text:s/>1103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8">
            <text:p>8</text:p>
          </table:table-cell>
          <table:table-cell table:style-name="ce3" table:formula="of:=[.B8]+1" office:value-type="float" office:value="4">
            <text:p>4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9" office:value-type="string" table:number-columns-spanned="3" table:number-rows-spanned="1">
            <text:p>shino : (1) "dai-kan". mogłem wydmuchać na dziurze pierwszym i drugim. &lt;2&gt; nie przez przypadek[by-accident~&lt;1; starałem[tried się, aby moje usta ukształtować[shape tak, i kiedy nadałem[give im zamierzony[intended kształt, wychodił dźwięk "dai-kan"-u.</text:p>
          </table:table-cell>
          <table:covered-table-cell table:number-columns-repeated="2"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2T11:03:20.45">
            <text:p>0722 <text:s/>1103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9">
            <text:p>9</text:p>
          </table:table-cell>
          <table:table-cell table:style-name="ce3" table:formula="of:=[.B9]+1" office:value-type="float" office:value="5">
            <text:p>5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9" office:value-type="string">
            <text:p>كان يوم الخميس، الثامن من تموز.</text:p>
          </table:table-cell>
          <table:table-cell table:style-name="ce20"/>
          <table:table-cell table:style-name="ce20" office:value-type="string">
            <text:p>it was thursday, the eighth of july</text:p>
          </table:table-cell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2T11:03:20.45">
            <text:p>0722 <text:s/>1103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10">
            <text:p>10</text:p>
          </table:table-cell>
          <table:table-cell table:style-name="ce3" table:formula="of:=[.B10]+1" office:value-type="float" office:value="6">
            <text:p>6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9" office:value-type="string">
            <text:p>پنجشنبه، هشتم ماه ژوئیه</text:p>
          </table:table-cell>
          <table:table-cell table:style-name="ce20" table:number-columns-spanned="2" table:number-rows-spanned="1"/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2T11:03:20.45">
            <text:p>0722 <text:s/>1103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11">
            <text:p>11</text:p>
          </table:table-cell>
          <table:table-cell table:style-name="ce3" table:formula="of:=[.B11]+1" office:value-type="float" office:value="7">
            <text:p>7</text:p>
          </table:table-cell>
          <table:table-cell table:style-name="ce6"/>
          <table:table-cell table:style-name="ce9" office:value-type="string">
            <text:p>a2</text:p>
          </table:table-cell>
          <table:table-cell table:style-name="ce19" office:value-type="string">
            <text:p>لم أشتري في الامس.</text:p>
          </table:table-cell>
          <table:table-cell table:style-name="ce20" office:value-type="string">
            <text:p>fi'l'aamisi</text:p>
          </table:table-cell>
          <table:table-cell table:style-name="ce20" office:value-type="string">
            <text:p>I did not buy, yesterday.</text:p>
          </table:table-cell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2T11:03:20.45">
            <text:p>0722 <text:s/>1103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12">
            <text:p>12</text:p>
          </table:table-cell>
          <table:table-cell table:style-name="ce3" table:formula="of:=[.B12]+1" office:value-type="float" office:value="8">
            <text:p>8</text:p>
          </table:table-cell>
          <table:table-cell table:style-name="ce6"/>
          <table:table-cell table:style-name="ce9" office:value-type="string">
            <text:p>f2</text:p>
          </table:table-cell>
          <table:table-cell table:style-name="ce19" office:value-type="string">
            <text:p>من ديروز قهوه می نوشم</text:p>
          </table:table-cell>
          <table:table-cell table:style-name="ce20" office:value-type="string">
            <text:p>qafve / miy'nuwsham[drink</text:p>
          </table:table-cell>
          <table:table-cell table:style-name="ce20" office:value-type="string">
            <text:p>I drank coffee yesterday</text:p>
          </table:table-cell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2T11:03:20.46">
            <text:p>0722 <text:s/>1103</text:p>
          </table:table-cell>
          <table:table-cell table:number-columns-repeated="1010"/>
        </table:table-row>
        <table:table-row table:style-name="ro18">
          <table:table-cell table:style-name="ce3" table:formula="of:=ROW()-1" office:value-type="float" office:value="13">
            <text:p>13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7-10T08:49:18.91">
            <text:p>0710</text:p>
          </table:table-cell>
          <table:table-cell table:style-name="ce9" office:value-type="string">
            <text:p>v1-56</text:p>
          </table:table-cell>
          <table:table-cell table:style-name="ce19" office:value-type="string">
            <text:p>cái sợi dây này là rất nhẹ. / có lẽ, bạn có thể có nó một mình. / bạn có thể mang nó qua đó cho tôi, không? / tấm ván này rất nặng. bạn không cần phải di chuyển nó bây giờ. có lẽ, sau nay.</text:p>
          </table:table-cell>
          <table:table-cell table:style-name="ce20" office:value-type="string" table:number-columns-spanned="2" table:number-rows-spanned="1">
            <text:p>このロープは、とても軽いです。一人で持てるでしょう。あそこへ、運んでもらえますか？/ この板は、とても重いです。動かす必要はありません。</text:p>
          </table:table-cell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2T11:03:20.46">
            <text:p>0722 <text:s/>1103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4">
            <text:p>14</text:p>
          </table:table-cell>
          <table:table-cell table:style-name="ce3" table:formula="of:=[.B14]+1" office:value-type="float" office:value="2">
            <text:p>2</text:p>
          </table:table-cell>
          <table:table-cell table:style-name="ce6"/>
          <table:table-cell table:style-name="ce9" office:value-type="string">
            <text:p>v2-21</text:p>
          </table:table-cell>
          <table:table-cell table:style-name="ce19" office:value-type="string">
            <text:p>hẹn[appointment gặp[meet lại. / chúc[have bạn sẽ có một ngày tốt[good lành. / bảo trọng bạn / cảm ơn vì[for sự[help~1 giúp đỡ[from của bạn ngày hôm nay</text:p>
          </table:table-cell>
          <table:table-cell table:style-name="ce20" office:value-type="string" table:number-columns-spanned="2" table:number-rows-spanned="1">
            <text:p>see you again. / have a nice day. / take care. / thank you for your help today.</text:p>
          </table:table-cell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2T11:03:20.47">
            <text:p>0722 <text:s/>1103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5">
            <text:p>15</text:p>
          </table:table-cell>
          <table:table-cell table:style-name="ce3" table:formula="of:=[.B15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9" office:value-type="string" table:number-columns-spanned="3" table:number-rows-spanned="1">
            <text:p>두 마리. (1) 비가 좀 내리고 있었기 때문에 어제 처럼 우산을 두 마리 위에 두었다. &lt;2&gt; 이 번엔 미케는 순간 우산을 보고 도망하려고 했지만, 즉시 우산 아래으로 들어왔다. (2) 이제 그만하려고 생각하고 우산을 옹벽에서 분리하면, 미케는 즉시 울타리 속으로 들어간다. &lt;2&gt; 하지만, 크로는 거기에 머문다.</text:p>
          </table:table-cell>
          <table:covered-table-cell table:number-columns-repeated="2"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2T11:03:20.49">
            <text:p>0722 <text:s/>1103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16">
            <text:p>16</text:p>
          </table:table-cell>
          <table:table-cell table:style-name="ce3" table:formula="of:=[.B16]+1" office:value-type="float" office:value="4">
            <text:p>4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9" office:value-type="string">
            <text:p>to był piątek, dziewiąty lipca.</text:p>
          </table:table-cell>
          <table:table-cell table:style-name="ce20" table:number-columns-spanned="2" table:number-rows-spanned="1"/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2T11:03:20.49">
            <text:p>0722 <text:s/>1103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17">
            <text:p>17</text:p>
          </table:table-cell>
          <table:table-cell table:style-name="ce3" table:formula="of:=[.B17]+1" office:value-type="float" office:value="5">
            <text:p>5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9" office:value-type="string" table:number-columns-spanned="3" table:number-rows-spanned="1">
            <text:p>shino : (1) "dai-kan". znowu, na dziurze pierwszym i drugim, dźwięki wychodzili gładko, tzn., bez nieco skrzypiącego dźwięku.</text:p>
          </table:table-cell>
          <table:covered-table-cell table:number-columns-repeated="2"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2T11:03:20.49">
            <text:p>0722 <text:s/>1103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18">
            <text:p>18</text:p>
          </table:table-cell>
          <table:table-cell table:style-name="ce3" table:formula="of:=[.B18]+1" office:value-type="float" office:value="6">
            <text:p>6</text:p>
          </table:table-cell>
          <table:table-cell table:style-name="ce6"/>
          <table:table-cell table:style-name="ce9" office:value-type="string">
            <text:p>p3</text:p>
          </table:table-cell>
          <table:table-cell table:style-name="ce19" office:value-type="string" table:number-columns-spanned="3" table:number-rows-spanned="1">
            <text:p>shino : (1) "dai-kan". znowu, na dziurze pierwszym i drugim, dźwięki wychodzili gładko[smoothly, tzn., bez nieco skrzypiącego[creaky dźwięku. (2) myśl : &lt;1&gt; wygląda to, że sposób wydmuchania "kan"-u, możesz też najpierw starasz wydmuchać dźwięki "dai-kan", a potem, schodzisz[go-down do dźwięków "kan"-u. &lt;2&gt; tym sposobie, kształtwanie ust staje[become się łatwiejsze.</text:p>
          </table:table-cell>
          <table:covered-table-cell table:number-columns-repeated="2"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2T11:03:20.49">
            <text:p>0722 <text:s/>1103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19">
            <text:p>19</text:p>
          </table:table-cell>
          <table:table-cell table:style-name="ce3" table:formula="of:=[.B19]+1" office:value-type="float" office:value="7">
            <text:p>7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9" office:value-type="string">
            <text:p>كان يوم الجمعة، التاسع من تموز.</text:p>
          </table:table-cell>
          <table:table-cell table:style-name="ce20"/>
          <table:table-cell table:style-name="ce20" office:value-type="string">
            <text:p>it was friday, the ninth of july</text:p>
          </table:table-cell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2T11:03:20.5">
            <text:p>0722 <text:s/>1103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20">
            <text:p>20</text:p>
          </table:table-cell>
          <table:table-cell table:style-name="ce3" table:formula="of:=[.B20]+1" office:value-type="float" office:value="8">
            <text:p>8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9" office:value-type="string">
            <text:p>جمعه، نهم ماه ژوئیه بود.</text:p>
          </table:table-cell>
          <table:table-cell table:style-name="ce20" table:number-columns-spanned="2" table:number-rows-spanned="1"/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2T11:03:20.5">
            <text:p>0722 <text:s/>1103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21">
            <text:p>21</text:p>
          </table:table-cell>
          <table:table-cell table:style-name="ce3" table:formula="of:=[.B21]+1" office:value-type="float" office:value="9">
            <text:p>9</text:p>
          </table:table-cell>
          <table:table-cell table:style-name="ce6"/>
          <table:table-cell table:style-name="ce9" office:value-type="string">
            <text:p>a2</text:p>
          </table:table-cell>
          <table:table-cell table:style-name="ce19" office:value-type="string">
            <text:p>لم أشتري في الامس. / ذهبت إلى الحديقة فقط.</text:p>
          </table:table-cell>
          <table:table-cell table:style-name="ce20" office:value-type="string">
            <text:p>faqa[just</text:p>
          </table:table-cell>
          <table:table-cell table:style-name="ce20" office:value-type="string">
            <text:p>i only went to the park.</text:p>
          </table:table-cell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2T11:03:20.5">
            <text:p>0722 <text:s/>1103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22">
            <text:p>22</text:p>
          </table:table-cell>
          <table:table-cell table:style-name="ce3" table:formula="of:=[.B22]+1" office:value-type="float" office:value="10">
            <text:p>10</text:p>
          </table:table-cell>
          <table:table-cell table:style-name="ce6"/>
          <table:table-cell table:style-name="ce9" office:value-type="string">
            <text:p>f2</text:p>
          </table:table-cell>
          <table:table-cell table:style-name="ce19" office:value-type="string">
            <text:p>ديروز، من دوباره قهوه می نوشم. / من هم چای می نوشم.</text:p>
          </table:table-cell>
          <table:table-cell table:style-name="ce20" office:value-type="string">
            <text:p>ham[also / chaay[tea</text:p>
          </table:table-cell>
          <table:table-cell table:style-name="ce20" office:value-type="string">
            <text:p>yesterday i drank coffee again.</text:p>
          </table:table-cell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2T11:03:20.5">
            <text:p>0722 <text:s/>1103</text:p>
          </table:table-cell>
          <table:table-cell table:number-columns-repeated="1010"/>
        </table:table-row>
        <table:table-row table:style-name="ro19">
          <table:table-cell table:style-name="ce3" table:formula="of:=ROW()-1" office:value-type="float" office:value="23">
            <text:p>23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7-11T09:30:36.89">
            <text:p>0711</text:p>
          </table:table-cell>
          <table:table-cell table:style-name="ce9" office:value-type="string">
            <text:p>v1-51</text:p>
          </table:table-cell>
          <table:table-cell table:style-name="ce19" office:value-type="string">
            <text:p>anh ấy nói anh ấy muốn nghỉ ngơi. / anh ấy nói rằng anh ấy không được[get khỏe[robust. / anh ấy bây giờ cảm thấy thế[how~1 nào?</text:p>
          </table:table-cell>
          <table:table-cell table:style-name="ce20" office:value-type="string" table:number-columns-spanned="2" table:number-rows-spanned="1">
            <text:p>he says he wants to have a rest. / he says he is not feeling well. / he says he wants to sit down on the floor. / how does he feel?</text:p>
          </table:table-cell>
          <table:covered-table-cell table:style-name="ce20" office:value-type="string">
            <text:p>he says he wants to have a rest. / he says he is not feeling well. / he says he wants to sit down on the floor. / how does he feel?</text:p>
          </table:covered-table-cell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2T11:03:20.51">
            <text:p>0722 <text:s/>1103</text:p>
          </table:table-cell>
          <table:table-cell table:number-columns-repeated="1010"/>
        </table:table-row>
        <table:table-row table:style-name="ro18">
          <table:table-cell table:style-name="ce3" table:formula="of:=ROW()-1" office:value-type="float" office:value="24">
            <text:p>24</text:p>
          </table:table-cell>
          <table:table-cell table:style-name="ce3" table:formula="of:=[.B24]+1" office:value-type="float" office:value="2">
            <text:p>2</text:p>
          </table:table-cell>
          <table:table-cell table:style-name="ce6"/>
          <table:table-cell table:style-name="ce9" office:value-type="string">
            <text:p>v2-44</text:p>
          </table:table-cell>
          <table:table-cell table:style-name="ce19" office:value-type="string">
            <text:p>bạn có thể nắm cánh tay anh ấy không? / làm ơn, nắm xác anh ấy. / bạn có thể di chuyển những[these tấm[panel gỗ[wood này đi cho tôi được không? / tôi muống tạo[create khoảng[space trống[free cho anh ấy.</text:p>
          </table:table-cell>
          <table:table-cell table:style-name="ce20" office:value-type="string" table:number-columns-spanned="2" table:number-rows-spanned="1">
            <text:p>can you hold his arm? / please hold his body. / can you move these wood boards away for me? I want to make <text:s/>a space for him</text:p>
          </table:table-cell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2T11:03:20.51">
            <text:p>0722 <text:s/>1103</text:p>
          </table:table-cell>
          <table:table-cell table:number-columns-repeated="1010"/>
        </table:table-row>
        <table:table-row table:style-name="ro13">
          <table:table-cell table:style-name="ce3" table:formula="of:=ROW()-1" office:value-type="float" office:value="25">
            <text:p>25</text:p>
          </table:table-cell>
          <table:table-cell table:style-name="ce3" table:formula="of:=[.B25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9" office:value-type="string" table:number-columns-spanned="3" table:number-rows-spanned="1">
            <text:p>두 마리. (1) 정위치의 좀 앞에 도착한 때 크로가 내려왔다. &lt;2&gt; 이어, 미케도. (2) 대체로 평소의 일이지만, 크로를 옹벽에 올릴 때, 미케는 내 근처에 앉아 "냐아 냐아" 라고 울고, 올려달라고 호소한다.</text:p>
          </table:table-cell>
          <table:covered-table-cell table:number-columns-repeated="2"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2T11:03:20.52">
            <text:p>0722 <text:s/>1103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26">
            <text:p>26</text:p>
          </table:table-cell>
          <table:table-cell table:style-name="ce3" table:formula="of:=[.B26]+1" office:value-type="float" office:value="4">
            <text:p>4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9" office:value-type="string">
            <text:p>była sobota, dziesiąty lipca.</text:p>
          </table:table-cell>
          <table:table-cell table:style-name="ce20" table:number-columns-spanned="2" table:number-rows-spanned="1"/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2T11:03:20.52">
            <text:p>0722 <text:s/>1103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27">
            <text:p>27</text:p>
          </table:table-cell>
          <table:table-cell table:style-name="ce3" table:formula="of:=[.B27]+1" office:value-type="float" office:value="5">
            <text:p>5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9" office:value-type="string" table:number-columns-spanned="3" table:number-rows-spanned="1">
            <text:p>shino : (1) znowu "kan" i "dai-kan". jak na <text:s/>"dai-kan"-ie, dziury dla nich, wczoraj, prosto, pierwszy i drugi. (2) "dai-kan", kształt ust dla których, od wczoraj. &lt;2&gt; warga dolna, wysokość której, ta była lekko wyższa niż wysokość w dźwięku "kan"-u. &lt;3&gt; obu wargi, gdy w "dai-kan"-u, staje się bardziej zaciśnięte[tightened niż w "kan"-u. o tym, ale, nie jasne jeszcze w moim umyśle[mind.</text:p>
          </table:table-cell>
          <table:covered-table-cell table:number-columns-repeated="2"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2T11:03:20.52">
            <text:p>0722 <text:s/>1103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28">
            <text:p>28</text:p>
          </table:table-cell>
          <table:table-cell table:style-name="ce3" table:formula="of:=[.B28]+1" office:value-type="float" office:value="6">
            <text:p>6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9" office:value-type="string">
            <text:p>كان يوم السبت، العاشر من تموز.</text:p>
          </table:table-cell>
          <table:table-cell table:style-name="ce20"/>
          <table:table-cell table:style-name="ce20" office:value-type="string">
            <text:p>it was saturday, the tenth of july</text:p>
          </table:table-cell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2T11:03:20.52">
            <text:p>0722 <text:s/>1103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29">
            <text:p>29</text:p>
          </table:table-cell>
          <table:table-cell table:style-name="ce3" table:formula="of:=[.B29]+1" office:value-type="float" office:value="7">
            <text:p>7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9" office:value-type="string">
            <text:p>شنبه، دهم ماه ژوئیه بود.</text:p>
          </table:table-cell>
          <table:table-cell table:style-name="ce20" table:number-columns-spanned="2" table:number-rows-spanned="1"/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2T11:03:20.52">
            <text:p>0722 <text:s/>1103</text:p>
          </table:table-cell>
          <table:table-cell table:number-columns-repeated="1010"/>
        </table:table-row>
        <table:table-row table:style-name="ro20">
          <table:table-cell table:style-name="ce3" table:formula="of:=ROW()-1" office:value-type="float" office:value="30">
            <text:p>30</text:p>
          </table:table-cell>
          <table:table-cell table:style-name="ce3" table:formula="of:=[.B30]+1" office:value-type="float" office:value="8">
            <text:p>8</text:p>
          </table:table-cell>
          <table:table-cell table:style-name="ce6"/>
          <table:table-cell table:style-name="ce9" office:value-type="string">
            <text:p>a2</text:p>
          </table:table-cell>
          <table:table-cell table:style-name="ce19" office:value-type="string">
            <text:p>أشتريت الفول السوداني أمس. / في المساء.</text:p>
          </table:table-cell>
          <table:table-cell table:style-name="ce21" office:value-type="string">
            <text:p>ashtariytu-l'fuwl[beans-a'suwdaaniya / fi'l'masaaI</text:p>
          </table:table-cell>
          <table:table-cell table:style-name="ce21" office:value-type="string">
            <text:p>I bought peanuts yesterday. in the evening.</text:p>
          </table:table-cell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2T11:03:20.52">
            <text:p>0722 <text:s/>1103</text:p>
          </table:table-cell>
          <table:table-cell table:number-columns-repeated="1010"/>
        </table:table-row>
        <table:table-row table:style-name="ro21">
          <table:table-cell table:style-name="ce3" table:formula="of:=ROW()-1" office:value-type="float" office:value="31">
            <text:p>31</text:p>
          </table:table-cell>
          <table:table-cell table:style-name="ce3" table:formula="of:=[.B31]+1" office:value-type="float" office:value="9">
            <text:p>9</text:p>
          </table:table-cell>
          <table:table-cell table:style-name="ce6"/>
          <table:table-cell table:style-name="ce9" office:value-type="string">
            <text:p>f2</text:p>
          </table:table-cell>
          <table:table-cell table:style-name="ce19" office:value-type="string">
            <text:p>من ديروز، يک مکعب يخ داخل نوشيدنی گذاشتم</text:p>
          </table:table-cell>
          <table:table-cell table:style-name="ce21" office:value-type="string">
            <text:p>mokya'ab[cube / yax[ice? / doxel[inside / nuwshiydnee?[drink / gazaashtam[yesterday</text:p>
          </table:table-cell>
          <table:table-cell table:style-name="ce21" office:value-type="string">
            <text:p>I put an ice cube in the drink yesterday</text:p>
          </table:table-cell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2T11:03:20.52">
            <text:p>0722 <text:s/>1103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32">
            <text:p>32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7-13T08:50:41.57">
            <text:p>0713</text:p>
          </table:table-cell>
          <table:table-cell table:style-name="ce9" office:value-type="string">
            <text:p>v-48</text:p>
          </table:table-cell>
          <table:table-cell table:style-name="ce19" office:value-type="string">
            <text:p>tại sao đầu anh ấy chảy máu? / ơ đâu anh ấy đánh đàu anh ấy, và khi nào? / làm thế nào, mà anh ấy bị rơi trên sàn? / làm sao bạn đến đây? tàu hỏa, hay, ô tô?</text:p>
          </table:table-cell>
          <table:table-cell table:style-name="ce20" office:value-type="string" table:number-columns-spanned="2" table:number-rows-spanned="1">
            <text:p>why his head is bleeding? where did he hit his head, when? / how did he fall on the floor? / how did you come here. train, car?</text:p>
          </table:table-cell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2T11:03:20.53">
            <text:p>0722 <text:s/>1103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33">
            <text:p>33</text:p>
          </table:table-cell>
          <table:table-cell table:style-name="ce3" table:formula="of:=[.B33]+1" office:value-type="float" office:value="2">
            <text:p>2</text:p>
          </table:table-cell>
          <table:table-cell table:style-name="ce6"/>
          <table:table-cell table:style-name="ce9" office:value-type="string">
            <text:p>v-67</text:p>
          </table:table-cell>
          <table:table-cell table:style-name="ce19" office:value-type="string">
            <text:p>một hình[cylinder=1 trụ thoát nước. / nước. hình trụ. anh ta đổ[pour nước ra[out.</text:p>
          </table:table-cell>
          <table:table-cell table:style-name="ce20" office:value-type="string" table:number-columns-spanned="2" table:number-rows-spanned="1">
            <text:p>水を出す筒。水。筒。彼は、水を出します。</text:p>
          </table:table-cell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2T11:03:20.53">
            <text:p>0722 <text:s/>1103</text:p>
          </table:table-cell>
          <table:table-cell table:number-columns-repeated="1010"/>
        </table:table-row>
        <table:table-row table:style-name="ro18">
          <table:table-cell table:style-name="ce3" table:formula="of:=ROW()-1" office:value-type="float" office:value="34">
            <text:p>34</text:p>
          </table:table-cell>
          <table:table-cell table:style-name="ce3" table:formula="of:=[.B34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9" office:value-type="string" table:number-columns-spanned="3" table:number-rows-spanned="1">
            <text:p>두 마리. (1) 공원에의 도착 시간은 대체로 7 시 45 분. &lt;2&gt; 일에서 집으로 돌아왔던 시간은 늦었다. (2) 크로는 옹벽에서 내려오려고 하지 않다. &lt;2&gt; 미케는 내가 그녀 뒷다리를 가볍게 두드리면, 내려왔다. (3) 크러에게 먼저 페이스트. 그러자 미케는 마사지 를 기다리지 않고 스스로 보도 쪽으로 돌아가고, 옹벽으로 올랐다.</text:p>
          </table:table-cell>
          <table:covered-table-cell table:number-columns-repeated="2"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2T11:03:20.54">
            <text:p>0722 <text:s/>1103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35">
            <text:p>35</text:p>
          </table:table-cell>
          <table:table-cell table:style-name="ce3" table:formula="of:=[.B35]+1" office:value-type="float" office:value="4">
            <text:p>4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9" office:value-type="string">
            <text:p>był poniedziałek, dwunasty lipca.</text:p>
          </table:table-cell>
          <table:table-cell table:style-name="ce20" table:number-columns-spanned="2" table:number-rows-spanned="1"/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2T11:03:20.54">
            <text:p>0722 <text:s/>1103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36">
            <text:p>36</text:p>
          </table:table-cell>
          <table:table-cell table:style-name="ce3" table:formula="of:=[.B36]+1" office:value-type="float" office:value="5">
            <text:p>5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9" office:value-type="string">
            <text:p>shino : nie mogłem ćwiczyć. kiedy wróciłem do domu, było już po siódmej.</text:p>
          </table:table-cell>
          <table:table-cell table:style-name="ce20" office:value-type="string" table:number-columns-spanned="2" table:number-rows-spanned="1">
            <text:p>when i arrived back at the house, it was already past seven o'clock</text:p>
          </table:table-cell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2T11:03:20.54">
            <text:p>0722 <text:s/>1103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37">
            <text:p>37</text:p>
          </table:table-cell>
          <table:table-cell table:style-name="ce3" table:formula="of:=[.B37]+1" office:value-type="float" office:value="6">
            <text:p>6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9" office:value-type="string">
            <text:p>كان يوم الاثنين، الثاني عشر من تموز.</text:p>
          </table:table-cell>
          <table:table-cell table:style-name="ce20"/>
          <table:table-cell table:style-name="ce20" office:value-type="string">
            <text:p>it was monday, the twelfth of july</text:p>
          </table:table-cell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2T11:03:20.54">
            <text:p>0722 <text:s/>1103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38">
            <text:p>38</text:p>
          </table:table-cell>
          <table:table-cell table:style-name="ce3" table:formula="of:=[.B38]+1" office:value-type="float" office:value="7">
            <text:p>7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9" office:value-type="string">
            <text:p>دوشنبه بود، دوازدهم ماه تير. </text:p>
          </table:table-cell>
          <table:table-cell table:style-name="ce20" office:value-type="string">
            <text:p>davooz'dahom / tiyr</text:p>
          </table:table-cell>
          <table: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2T11:03:20.55">
            <text:p>0722 <text:s/>1103</text:p>
          </table:table-cell>
          <table:table-cell table:number-columns-repeated="1010"/>
        </table:table-row>
        <table:table-row table:style-name="ro4">
          <table:table-cell table:style-name="ce3" table:formula="of:=ROW()-1" office:value-type="float" office:value="39">
            <text:p>39</text:p>
          </table:table-cell>
          <table:table-cell table:style-name="ce3" table:formula="of:=[.B39]+1" office:value-type="float" office:value="8">
            <text:p>8</text:p>
          </table:table-cell>
          <table:table-cell table:style-name="ce6"/>
          <table:table-cell table:style-name="ce9" office:value-type="string">
            <text:p>a2</text:p>
          </table:table-cell>
          <table:table-cell table:style-name="ce19" office:value-type="string">
            <text:p>اشتریت مكعبات ثلج.</text:p>
          </table:table-cell>
          <table:table-cell table:style-name="ce21" office:value-type="string">
            <text:p>muqaAbaat / thalidhun</text:p>
          </table:table-cell>
          <table:table-cell table:style-name="ce21" office:value-type="string">
            <text:p>I bought ice cube.</text:p>
          </table:table-cell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2T11:03:20.55">
            <text:p>0722 <text:s/>1103</text:p>
          </table:table-cell>
          <table:table-cell table:number-columns-repeated="1010"/>
        </table:table-row>
        <table:table-row table:style-name="ro19">
          <table:table-cell table:style-name="ce3" table:formula="of:=ROW()-1" office:value-type="float" office:value="40">
            <text:p>40</text:p>
          </table:table-cell>
          <table:table-cell table:style-name="ce3" table:formula="of:=[.B40]+1" office:value-type="float" office:value="9">
            <text:p>9</text:p>
          </table:table-cell>
          <table:table-cell table:style-name="ce6"/>
          <table:table-cell table:style-name="ce9" office:value-type="string">
            <text:p>f2</text:p>
          </table:table-cell>
          <table:table-cell table:style-name="ce19" office:value-type="string">
            <text:p>من يک نوشيدتی داغ درست کردم</text:p>
          </table:table-cell>
          <table:table-cell table:style-name="ce20" office:value-type="string">
            <text:p>nuwshiydnee / dooG[hot / dorost[right / kyardam[have</text:p>
          </table:table-cell>
          <table:table-cell table:style-name="ce20" office:value-type="string">
            <text:p>I made a drink hot.</text:p>
          </table:table-cell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2T11:03:20.55">
            <text:p>0722 <text:s/>1103</text:p>
          </table:table-cell>
          <table:table-cell table:number-columns-repeated="1010"/>
        </table:table-row>
        <table:table-row table:style-name="ro8">
          <table:table-cell table:style-name="ce3" table:formula="of:=ROW()-1" office:value-type="float" office:value="41">
            <text:p>41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7-14T08:56:15.4">
            <text:p>0714</text:p>
          </table:table-cell>
          <table:table-cell table:style-name="ce9" office:value-type="string">
            <text:p>v1-68</text:p>
          </table:table-cell>
          <table:table-cell table:style-name="ce19" office:value-type="string">
            <text:p>tưới nước lên[on các[pillar~1 trụ và xung[around~1 quanh.</text:p>
          </table:table-cell>
          <table:table-cell table:style-name="ce20" office:value-type="string" table:number-columns-spanned="2" table:number-rows-spanned="1">
            <text:p>柱と、柱の周りに、水をかけてください。梁に、水をかけてください。</text:p>
          </table:table-cell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2T11:03:20.55">
            <text:p>0722 <text:s/>1103</text:p>
          </table:table-cell>
          <table:table-cell table:number-columns-repeated="1010"/>
        </table:table-row>
        <table:table-row table:style-name="ro13">
          <table:table-cell table:style-name="ce3" table:formula="of:=ROW()-1" office:value-type="float" office:value="42">
            <text:p>42</text:p>
          </table:table-cell>
          <table:table-cell table:style-name="ce3" table:formula="of:=[.B42]+1" office:value-type="float" office:value="2">
            <text:p>2</text:p>
          </table:table-cell>
          <table:table-cell table:style-name="ce6"/>
          <table:table-cell table:style-name="ce9" office:value-type="string">
            <text:p>v2-69</text:p>
          </table:table-cell>
          <table:table-cell table:style-name="ce19" office:value-type="string">
            <text:p>thuốc lá. bạn có hút thuốc[cigarrette không? / tôi có thể hút thuốc ơ đâu? / một nới[place để hút thuốc. / khu[area~1 vực hút thuốc.</text:p>
          </table:table-cell>
          <table:table-cell table:style-name="ce20" office:value-type="string" table:number-columns-spanned="2" table:number-rows-spanned="1">
            <text:p>たばこ。タバコを吸いますか？どこでタバコを吸えますか？タバコを吸う場所。喫煙所。</text:p>
          </table:table-cell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2T11:03:20.55">
            <text:p>0722 <text:s/>1103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43">
            <text:p>43</text:p>
          </table:table-cell>
          <table:table-cell table:style-name="ce3" table:formula="of:=[.B43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9" office:value-type="string" table:number-columns-spanned="3" table:number-rows-spanned="1">
            <text:p>크러만. 미케는 결국 오지 않았다. &lt;2&gt; 크로는 마사지 한 후, 스스로 옹벽으로 돌아갔다.</text:p>
          </table:table-cell>
          <table:covered-table-cell table:number-columns-repeated="2"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2T11:03:20.55">
            <text:p>0722 <text:s/>1103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44">
            <text:p>44</text:p>
          </table:table-cell>
          <table:table-cell table:style-name="ce3" table:formula="of:=[.B44]+1" office:value-type="float" office:value="4">
            <text:p>4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9" office:value-type="string">
            <text:p>był wtorek, trzynasty lipca.</text:p>
          </table:table-cell>
          <table:table-cell table:style-name="ce20" table:number-columns-spanned="2" table:number-rows-spanned="1"/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2T11:03:20.56">
            <text:p>0722 <text:s/>1103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45">
            <text:p>45</text:p>
          </table:table-cell>
          <table:table-cell table:style-name="ce3" table:formula="of:=[.B45]+1" office:value-type="float" office:value="5">
            <text:p>5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9" office:value-type="string" table:number-columns-spanned="3" table:number-rows-spanned="1">
            <text:p>shino : (1) dźwięki "kan"-u. (2) co zauważyłem : sposób dla "kan"-u. warga dolna, nie zaciskasz[tighten samą wargę dolną . &lt;2&gt; gdzie sprawiasz[make zaciśnięte[tightened? dwu części tuż[just pod wargą dolną, blisko[close każdego rogu[corner ust. &lt;3&gt; kiedy sprawiasz[make te części zaciśnięte, w rezultacie, dolna warga staje się podniesiona[lifted, więc wysokość dźwięków staje się wyższy.</text:p>
          </table:table-cell>
          <table:covered-table-cell table:number-columns-repeated="2"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2T11:03:20.56">
            <text:p>0722 <text:s/>1103</text:p>
          </table:table-cell>
          <table:table-cell table:number-columns-repeated="1010"/>
        </table:table-row>
        <table:table-row table:style-name="ro22">
          <table:table-cell table:style-name="ce3" table:formula="of:=ROW()-1" office:value-type="float" office:value="46">
            <text:p>46</text:p>
          </table:table-cell>
          <table:table-cell table:style-name="ce3" table:formula="of:=[.B46]+1" office:value-type="float" office:value="6">
            <text:p>6</text:p>
          </table:table-cell>
          <table:table-cell table:style-name="ce6"/>
          <table:table-cell table:style-name="ce9" office:value-type="string">
            <text:p>k2</text:p>
          </table:table-cell>
          <table:table-cell table:style-name="ce19" office:value-type="string">
            <text:p>당신 안에도 빛나고 있는 것이 있다. / "설마, 나 안에선 아무것도 <text:s/>없어요" 라고 생각하신다면, 그것은 당신 안에 빛나고 있는 것을 보는 것을 방해하고 있는 무언가가 있는 것입니다. / 그 무언가를 제거하고 녹아 흐르시키는, 그 작업을 합시다. / 그 작업을 위해 라면, 기꺼이 작업합니다.</text:p>
          </table:table-cell>
          <table:table-cell table:style-name="ce20" office:value-type="string" table:number-columns-spanned="2" table:number-rows-spanned="1">
            <text:p>あなたの中にも、輝いているものがあります。「そんなあ、私には、何もないですよ」と、思うのでしたら、それは、その輝いているものを見ることを妨げている、何かがあるのです。 / その何かを、取り除く、溶かし流す、それをやりましょう。そのためになら、私は、喜んで取り組みます。</text:p>
          </table:table-cell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2T11:03:20.57">
            <text:p>0722 <text:s/>1103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47">
            <text:p>47</text:p>
          </table:table-cell>
          <table:table-cell table:style-name="ce3" table:formula="of:=[.B47]+1" office:value-type="float" office:value="7">
            <text:p>7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9" office:value-type="string">
            <text:p>كان يوم الثلاثاء، الثالث عشر من تموز.</text:p>
          </table:table-cell>
          <table:table-cell table:style-name="ce20" office:value-type="string">
            <text:p>a'thaalith[third</text:p>
          </table:table-cell>
          <table:table-cell table:style-name="ce20" office:value-type="string">
            <text:p>it was tuesday, the thirteenth of july</text:p>
          </table:table-cell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2T11:03:20.57">
            <text:p>0722 <text:s/>1103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48">
            <text:p>48</text:p>
          </table:table-cell>
          <table:table-cell table:style-name="ce3" table:formula="of:=[.B48]+1" office:value-type="float" office:value="8">
            <text:p>8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9" office:value-type="string">
            <text:p>سه شنبه بود، سيزدهم ماه تير.</text:p>
          </table:table-cell>
          <table:table-cell table:style-name="ce20" table:number-columns-spanned="2" table:number-rows-spanned="1"/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2T11:03:20.57">
            <text:p>0722 <text:s/>1103</text:p>
          </table:table-cell>
          <table:table-cell table:number-columns-repeated="1010"/>
        </table:table-row>
        <table:table-row table:style-name="ro21">
          <table:table-cell table:style-name="ce3" table:formula="of:=ROW()-1" office:value-type="float" office:value="49">
            <text:p>49</text:p>
          </table:table-cell>
          <table:table-cell table:style-name="ce3" table:formula="of:=[.B49]+1" office:value-type="float" office:value="9">
            <text:p>9</text:p>
          </table:table-cell>
          <table:table-cell table:style-name="ce6"/>
          <table:table-cell table:style-name="ce9" office:value-type="string">
            <text:p>a2</text:p>
          </table:table-cell>
          <table:table-cell table:style-name="ce19" office:value-type="string">
            <text:p>شيء. / أشياء / / أشياء كثيرة</text:p>
          </table:table-cell>
          <table:table-cell table:style-name="ce21" office:value-type="string">
            <text:p>shayiU / ashyaaU / ash'yaaU kathiyratu / ishtaraytu / ishtaraytu ashyaaA kathiyratan</text:p>
          </table:table-cell>
          <table:table-cell table:style-name="ce21" office:value-type="string">
            <text:p>thing. / things / many things / I bought</text:p>
          </table:table-cell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2T11:03:20.57">
            <text:p>0722 <text:s/>1103</text:p>
          </table:table-cell>
          <table:table-cell table:number-columns-repeated="1010"/>
        </table:table-row>
        <table:table-row table:style-name="ro8">
          <table:table-cell table:style-name="ce3" table:formula="of:=ROW()-1" office:value-type="float" office:value="50">
            <text:p>50</text:p>
          </table:table-cell>
          <table:table-cell table:style-name="ce3" table:formula="of:=[.B50]+1" office:value-type="float" office:value="10">
            <text:p>10</text:p>
          </table:table-cell>
          <table:table-cell table:style-name="ce6"/>
          <table:table-cell table:style-name="ce9" office:value-type="string">
            <text:p>f2</text:p>
          </table:table-cell>
          <table:table-cell table:style-name="ce19" office:value-type="string">
            <text:p>آسمان / هوا/ آفتابی / ديروز، آفتابی بود.</text:p>
          </table:table-cell>
          <table:table-cell table:style-name="ce21" office:value-type="string">
            <text:p>oosmaan / havoo / aaftaabiy</text:p>
          </table:table-cell>
          <table:table-cell table:style-name="ce21" office:value-type="string">
            <text:p>sky / weather / <text:s/>sunny / it was sunny</text:p>
          </table:table-cell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2T11:03:20.58">
            <text:p>0722 <text:s/>1103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51">
            <text:p>51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7-15T08:43:31">
            <text:p>0715</text:p>
          </table:table-cell>
          <table:table-cell table:style-name="ce9" office:value-type="string">
            <text:p>v1-70</text:p>
          </table:table-cell>
          <table:table-cell table:style-name="ce19" office:value-type="string">
            <text:p>phá vỡ. / thời gian. / lần[time trong[in ngày. / giờ[hours giải[solve lao[labor. / giờ giải lao. / hay bạn hút thuốc? / và, bạn có uống nước không?</text:p>
          </table:table-cell>
          <table:table-cell table:style-name="ce20" office:value-type="string" table:number-columns-spanned="2" table:number-rows-spanned="1">
            <text:p>休憩。時間。時刻。休憩の時間。あるいは、タバコを吸いますか？そして、水を飲みますか？</text:p>
          </table:table-cell>
          <table:covered-table-cell table:style-name="ce20" office:value-type="string">
            <text:p>休憩。時間。時刻。休憩の時間。あるいは、タバコを吸いますか？そして、水を飲みますか？</text:p>
          </table:covered-table-cell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2T11:03:20.58">
            <text:p>0722 <text:s/>1103</text:p>
          </table:table-cell>
          <table:table-cell table:number-columns-repeated="1010"/>
        </table:table-row>
        <table:table-row table:style-name="ro23">
          <table:table-cell table:style-name="ce3" table:formula="of:=ROW()-1" office:value-type="float" office:value="52">
            <text:p>52</text:p>
          </table:table-cell>
          <table:table-cell table:style-name="ce3" table:formula="of:=[.B52]+1" office:value-type="float" office:value="2">
            <text:p>2</text:p>
          </table:table-cell>
          <table:table-cell table:style-name="ce6"/>
          <table:table-cell table:style-name="ce9" office:value-type="string">
            <text:p>v2-71</text:p>
          </table:table-cell>
          <table:table-cell table:style-name="ce19" office:value-type="string">
            <text:p>phá vỡ. / bạn dã nghỉ ngơi? / tôi sẽ nghỉ giải lao. / bạn dã nghỉ ngơi chưa? / bạn dã ăn chưa không?</text:p>
          </table:table-cell>
          <table:table-cell table:style-name="ce20" office:value-type="string" table:number-columns-spanned="2" table:number-rows-spanned="1">
            <text:p>休憩。休憩しましたか？私は、休憩します。もう、休憩しましたか？彼らは、すでに、休憩しましたか？もう、食べましたか？</text:p>
          </table:table-cell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2T11:03:20.58">
            <text:p>0722 <text:s/>1103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53">
            <text:p>53</text:p>
          </table:table-cell>
          <table:table-cell table:style-name="ce3" table:formula="of:=[.B53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9" office:value-type="string" table:number-columns-spanned="3" table:number-rows-spanned="1">
            <text:p>(1) 다시 크로만. &lt;2&gt;페이스트를 준 후 나는 수영장 서 쪽으로. 미케는 나오지 않다. 없어. &lt;3&gt; 내가 돌아가기 시작하고, 수용장 동 쪽에 달할 무렵, 크로가 옹벽의 보도 쪽에 나왔다. &lt;4&gt; 그녀의 몸을 가볍게 두드리고 공원으로 돌아갔다.</text:p>
          </table:table-cell>
          <table:covered-table-cell table:number-columns-repeated="2"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2T11:03:20.59">
            <text:p>0722 <text:s/>1103</text:p>
          </table:table-cell>
          <table:table-cell table:number-columns-repeated="1010"/>
        </table:table-row>
        <table:table-row table:style-name="ro8">
          <table:table-cell table:style-name="ce3" table:formula="of:=ROW()-1" office:value-type="float" office:value="54">
            <text:p>54</text:p>
          </table:table-cell>
          <table:table-cell table:style-name="ce3" table:formula="of:=[.B54]+1" office:value-type="float" office:value="4">
            <text:p>4</text:p>
          </table:table-cell>
          <table:table-cell table:style-name="ce6"/>
          <table:table-cell table:style-name="ce9" office:value-type="string">
            <text:p>k2</text:p>
          </table:table-cell>
          <table:table-cell table:style-name="ce19" office:value-type="string">
            <text:p>여기 며칠은, 음료는 냄비으로 따뜻하게하지 않다. / 레인지에서 약간 가열하고 있다.</text:p>
          </table:table-cell>
          <table:table-cell table:style-name="ce20" office:value-type="string" table:number-columns-spanned="2" table:number-rows-spanned="1">
            <text:p>ここ何日か、飲み物は、鍋で温めてはいません。レンジで、少しだけ、加熱しています。</text:p>
          </table:table-cell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2T11:03:20.59">
            <text:p>0722 <text:s/>1103</text:p>
          </table:table-cell>
          <table:table-cell table:number-columns-repeated="1010"/>
        </table:table-row>
        <table:table-row table:style-name="ro8">
          <table:table-cell table:style-name="ce3" table:formula="of:=ROW()-1" office:value-type="float" office:value="55">
            <text:p>55</text:p>
          </table:table-cell>
          <table:table-cell table:style-name="ce3" table:formula="of:=[.B55]+1" office:value-type="float" office:value="5">
            <text:p>5</text:p>
          </table:table-cell>
          <table:table-cell table:style-name="ce6"/>
          <table:table-cell table:style-name="ce9" office:value-type="string">
            <text:p>k3</text:p>
          </table:table-cell>
          <table:table-cell table:style-name="ce19" office:value-type="string">
            <text:p>음료를 만들 때의 절차. (1) 둥근 냄비를 꺼낸다. (2) 이 냄비에 물을 넣는다.</text:p>
          </table:table-cell>
          <table:table-cell table:style-name="ce20" office:value-type="string" table:number-columns-spanned="2" table:number-rows-spanned="1">
            <text:p>飲み物を作るときの手順。（１）丸鍋を取り出す。（２）この鍋に、水を入れる。</text:p>
          </table:table-cell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2T11:03:20.6">
            <text:p>0722 <text:s/>1103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56">
            <text:p>56</text:p>
          </table:table-cell>
          <table:table-cell table:style-name="ce3" table:formula="of:=[.B56]+1" office:value-type="float" office:value="6">
            <text:p>6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9" office:value-type="string">
            <text:p>była środa, czternasty lipca.</text:p>
          </table:table-cell>
          <table:table-cell table:style-name="ce20" table:number-columns-spanned="2" table:number-rows-spanned="1"/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2T11:03:20.6">
            <text:p>0722 <text:s/>1103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57">
            <text:p>57</text:p>
          </table:table-cell>
          <table:table-cell table:style-name="ce3" table:formula="of:=[.B57]+1" office:value-type="float" office:value="7">
            <text:p>7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9" office:value-type="string" table:number-columns-spanned="3" table:number-rows-spanned="1">
            <text:p>shino : (1) "kan" i "dai-kan". (2) dźwięki "dai-kan"-u na pierwszym i drugim dziurzach. &lt;2&gt; dźwięki wychodzili dość stabilno. &lt;3&gt; kiedy pózniej ponownie zrobiłem, no, <text:s/>nie stabilne. dźwięki rozpryskiwali się. &lt;4&gt; jeden ciągły dźwięk, nie.</text:p>
          </table:table-cell>
          <table:covered-table-cell table:number-columns-repeated="2"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2T11:03:20.6">
            <text:p>0722 <text:s/>1103</text:p>
          </table:table-cell>
          <table:table-cell table:number-columns-repeated="1010"/>
        </table:table-row>
        <table:table-row table:style-name="ro24">
          <table:table-cell table:style-name="ce3" table:formula="of:=ROW()-1" office:value-type="float" office:value="58">
            <text:p>58</text:p>
          </table:table-cell>
          <table:table-cell table:style-name="ce3" table:formula="of:=[.B58]+1" office:value-type="float" office:value="8">
            <text:p>8</text:p>
          </table:table-cell>
          <table:table-cell table:style-name="ce6"/>
          <table:table-cell table:style-name="ce9" office:value-type="string">
            <text:p>p3</text:p>
          </table:table-cell>
          <table:table-cell table:style-name="ce19" office:value-type="string">
            <text:p>kroki przygotowania imbirowego shochu. / (1) rzeczy, których ptrzebujesz : &lt;1&gt; shochu &lt;2&gt; imbir. &lt;3&gt; danie &lt;4&gt; nóż &lt;5&gt; arkusz bibuły &lt;6&gt; doniczka <text:s/>&lt;7&gt; obieraczka</text:p>
          </table:table-cell>
          <table:table-cell table:style-name="ce20" office:value-type="string" table:number-columns-spanned="2" table:number-rows-spanned="1">
            <text:p>the steps for preparing a ginger shochu. (1) things you need : shochu. ginger. a dish. a knife. a sheet of tissue paper. a pot. a peeler.</text:p>
          </table:table-cell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2T11:03:20.6">
            <text:p>0722 <text:s/>1103</text:p>
          </table:table-cell>
          <table:table-cell table:number-columns-repeated="1010"/>
        </table:table-row>
        <table:table-row table:style-name="ro24">
          <table:table-cell table:style-name="ce3" table:formula="of:=ROW()-1" office:value-type="float" office:value="59">
            <text:p>59</text:p>
          </table:table-cell>
          <table:table-cell table:style-name="ce3" table:formula="of:=[.B59]+1" office:value-type="float" office:value="9">
            <text:p>9</text:p>
          </table:table-cell>
          <table:table-cell table:style-name="ce6"/>
          <table:table-cell table:style-name="ce9" office:value-type="string">
            <text:p>p4</text:p>
          </table:table-cell>
          <table:table-cell table:style-name="ce19" office:value-type="string">
            <text:p>krok 1 : umyj imbir &lt;2&gt; obierz imbir &lt;3&gt; pokrój imbir &lt;4&gt; włoż plastry w doniczkę. <text:s/>&lt;5&gt; wlej shochu do doniczki.</text:p>
          </table:table-cell>
          <table:table-cell table:style-name="ce20" office:value-type="string" table:number-columns-spanned="2" table:number-rows-spanned="1">
            <text:p>step 1 : wash the ginger. &lt;2&gt; peel the ginger &lt;3&gt; slice the ginger &lt;4&gt; put the slices into the pot &lt;5&gt; pour the sochu into the pot</text:p>
          </table:table-cell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2T11:03:20.61">
            <text:p>0722 <text:s/>1103</text:p>
          </table:table-cell>
          <table:table-cell table:number-columns-repeated="1010"/>
        </table:table-row>
        <table:table-row table:style-name="ro20">
          <table:table-cell table:style-name="ce3" table:formula="of:=ROW()-1" office:value-type="float" office:value="60">
            <text:p>60</text:p>
          </table:table-cell>
          <table:table-cell table:style-name="ce3" table:formula="of:=[.B60]+1" office:value-type="float" office:value="10">
            <text:p>10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9" office:value-type="string">
            <text:p>كان يوم الأربعاء، الرابع عشر من تموز.</text:p>
          </table:table-cell>
          <table:table-cell table:style-name="ce21"/>
          <table:table-cell table:style-name="ce21" office:value-type="string">
            <text:p>it was wednesday, the fourteenth of july.</text:p>
          </table:table-cell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2T11:03:20.61">
            <text:p>0722 <text:s/>1103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61">
            <text:p>61</text:p>
          </table:table-cell>
          <table:table-cell table:style-name="ce3" table:formula="of:=[.B61]+1" office:value-type="float" office:value="11">
            <text:p>11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9" office:value-type="string">
            <text:p>چهارشنبه بود، چهاردهم ماه تير.</text:p>
          </table:table-cell>
          <table:table-cell table:style-name="ce20" table:number-columns-spanned="2" table:number-rows-spanned="1"/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2T11:03:20.61">
            <text:p>0722 <text:s/>1103</text:p>
          </table:table-cell>
          <table:table-cell table:number-columns-repeated="1010"/>
        </table:table-row>
        <table:table-row table:style-name="ro23">
          <table:table-cell table:style-name="ce3" table:formula="of:=ROW()-1" office:value-type="float" office:value="62">
            <text:p>62</text:p>
          </table:table-cell>
          <table:table-cell table:style-name="ce3" table:formula="of:=[.B62]+1" office:value-type="float" office:value="12">
            <text:p>12</text:p>
          </table:table-cell>
          <table:table-cell table:style-name="ce6"/>
          <table:table-cell table:style-name="ce9" office:value-type="string">
            <text:p>a2</text:p>
          </table:table-cell>
          <table:table-cell table:style-name="ce19" office:value-type="string">
            <text:p>اشتريت الخمور. اشتريت الزنجبيل.</text:p>
          </table:table-cell>
          <table:table-cell table:style-name="ce21" office:value-type="string">
            <text:p>l'xomuwra[liqour / wa'shtaraytu[and-bought / zindhiyla[ginger</text:p>
          </table:table-cell>
          <table:table-cell table:style-name="ce21" office:value-type="string">
            <text:p>I bought liquor. I bought ginger.</text:p>
          </table:table-cell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2T11:03:20.61">
            <text:p>0722 <text:s/>1103</text:p>
          </table:table-cell>
          <table:table-cell table:number-columns-repeated="1010"/>
        </table:table-row>
        <table:table-row table:style-name="ro8">
          <table:table-cell table:style-name="ce3" table:formula="of:=ROW()-1" office:value-type="float" office:value="63">
            <text:p>63</text:p>
          </table:table-cell>
          <table:table-cell table:style-name="ce3" table:formula="of:=[.B63]+1" office:value-type="float" office:value="13">
            <text:p>13</text:p>
          </table:table-cell>
          <table:table-cell table:style-name="ce6"/>
          <table:table-cell table:style-name="ce9" office:value-type="string">
            <text:p>f2</text:p>
          </table:table-cell>
          <table:table-cell table:style-name="ce19" office:value-type="string">
            <text:p>باران / * / هوای بارانی / باران باريد.</text:p>
          </table:table-cell>
          <table:table-cell table:style-name="ce21" office:value-type="string">
            <text:p>havoye[weather <text:s/>/ baaraaniy[rainy / baariy[rained?</text:p>
          </table:table-cell>
          <table:table-cell table:style-name="ce21" office:value-type="string">
            <text:p>rain / rainy / rainy weather / it rained</text:p>
          </table:table-cell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2T11:03:20.61">
            <text:p>0722 <text:s/>1103</text:p>
          </table:table-cell>
          <table:table-cell table:number-columns-repeated="1010"/>
        </table:table-row>
        <table:table-row table:style-name="ro13">
          <table:table-cell table:style-name="ce3" table:formula="of:=ROW()-1" office:value-type="float" office:value="64">
            <text:p>64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7-16T08:50:11.87">
            <text:p>0716</text:p>
          </table:table-cell>
          <table:table-cell table:style-name="ce9" office:value-type="string">
            <text:p>v1-72</text:p>
          </table:table-cell>
          <table:table-cell table:style-name="ce19" office:value-type="string">
            <text:p>đổ[pour đầy[full nước vào[into xô[bucket. / chải. / rửa[wash cốt[bone thép[steel bằng[with bàn[table chải[brush.</text:p>
          </table:table-cell>
          <table:table-cell table:style-name="ce20" office:value-type="string" table:number-columns-spanned="2" table:number-rows-spanned="1">
            <text:p>バケツに水を入れていください。ブラシ。ブラシで、鉄筋を、洗ってください。</text:p>
          </table:table-cell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2T11:03:20.62">
            <text:p>0722 <text:s/>1103</text:p>
          </table:table-cell>
          <table:table-cell table:number-columns-repeated="1010"/>
        </table:table-row>
        <table:table-row table:style-name="ro13">
          <table:table-cell table:style-name="ce3" table:formula="of:=ROW()-1" office:value-type="float" office:value="65">
            <text:p>65</text:p>
          </table:table-cell>
          <table:table-cell table:style-name="ce3" table:formula="of:=[.B65]+1" office:value-type="float" office:value="2">
            <text:p>2</text:p>
          </table:table-cell>
          <table:table-cell table:style-name="ce6"/>
          <table:table-cell table:style-name="ce9" office:value-type="string">
            <text:p>v2-73</text:p>
          </table:table-cell>
          <table:table-cell table:style-name="ce19" office:value-type="string">
            <text:p>bạn có mệt không? / có nóng không? / hãy nghỉ ngơi trong[in khoảng[about mười phút. / tôi sẽ làm điều đó thay[instead thế[for.</text:p>
          </table:table-cell>
          <table:table-cell table:style-name="ce20" office:value-type="string" table:number-columns-spanned="2" table:number-rows-spanned="1">
            <text:p>疲れましたか？暑いですか？１０分ぐらい、やすんでください。私が、代わりに、やります。</text:p>
          </table:table-cell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2T11:03:20.62">
            <text:p>0722 <text:s/>1103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66">
            <text:p>66</text:p>
          </table:table-cell>
          <table:table-cell table:style-name="ce3" table:formula="of:=[.B66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9" office:value-type="string" table:number-columns-spanned="3" table:number-rows-spanned="1">
            <text:p>다시 크로만. (1) 미케는 오지 않다. 이제, 삼일 째. (2) 페이스트를 줄 때, 내가 페이스트의 봉지를 열려고 하고있을 때, 크로는 "구-루-루" 라고 목소리를 낸다. &lt;2&gt; 미케가 있을 때는 미케만 자꾸 울리고, 크로는 옆에서 가만히 보고 있는 뿐. 목소리는 내지 않다.</text:p>
          </table:table-cell>
          <table:covered-table-cell table:number-columns-repeated="2"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2T11:03:20.64">
            <text:p>0722 <text:s/>1103</text:p>
          </table:table-cell>
          <table:table-cell table:number-columns-repeated="1010"/>
        </table:table-row>
        <table:table-row table:style-name="ro13">
          <table:table-cell table:style-name="ce3" table:formula="of:=ROW()-1" office:value-type="float" office:value="67">
            <text:p>67</text:p>
          </table:table-cell>
          <table:table-cell table:style-name="ce3" table:formula="of:=[.B67]+1" office:value-type="float" office:value="4">
            <text:p>4</text:p>
          </table:table-cell>
          <table:table-cell table:style-name="ce6"/>
          <table:table-cell table:style-name="ce9" office:value-type="string">
            <text:p>k2</text:p>
          </table:table-cell>
          <table:table-cell table:style-name="ce19" office:value-type="string" table:number-columns-spanned="3" table:number-rows-spanned="1">
            <text:p>음료를 만들 때의 절차. (3) 가스 렌지의 불을 붙인다. (4) 차 부대를 수채 아래의 두는 곳에서 꺼낸다. (5) 비등 하기를 기다리다. (6) 끓으면, 불을 끈다. (7) 뚜껑을 복용, 차 부대를 냄비 속으로 넣는다.</text:p>
          </table:table-cell>
          <table:covered-table-cell table:number-columns-repeated="2"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2T11:03:20.64">
            <text:p>0722 <text:s/>1103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68">
            <text:p>68</text:p>
          </table:table-cell>
          <table:table-cell table:style-name="ce3" table:formula="of:=[.B68]+1" office:value-type="float" office:value="5">
            <text:p>5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9" office:value-type="string">
            <text:p>to był czwartek, piątnasty lipca.</text:p>
          </table:table-cell>
          <table:table-cell table:style-name="ce20" table:number-columns-spanned="2" table:number-rows-spanned="1"/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2T11:03:20.64">
            <text:p>0722 <text:s/>1103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69">
            <text:p>69</text:p>
          </table:table-cell>
          <table:table-cell table:style-name="ce3" table:formula="of:=[.B69]+1" office:value-type="float" office:value="6">
            <text:p>6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9" office:value-type="string" table:number-columns-spanned="3" table:number-rows-spanned="1">
            <text:p>shino : (1) aktywność wyszukiwania dla dobrej melodii. &lt;2&gt; "dobra", to znaczy, na moich uszach, w tej chwili.</text:p>
          </table:table-cell>
          <table:covered-table-cell table:number-columns-repeated="2"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2T11:03:20.65">
            <text:p>0722 <text:s/>1103</text:p>
          </table:table-cell>
          <table:table-cell table:number-columns-repeated="1010"/>
        </table:table-row>
        <table:table-row table:style-name="ro13">
          <table:table-cell table:style-name="ce3" table:formula="of:=ROW()-1" office:value-type="float" office:value="70">
            <text:p>70</text:p>
          </table:table-cell>
          <table:table-cell table:style-name="ce3" table:formula="of:=[.B70]+1" office:value-type="float" office:value="7">
            <text:p>7</text:p>
          </table:table-cell>
          <table:table-cell table:style-name="ce6"/>
          <table:table-cell table:style-name="ce9" office:value-type="string">
            <text:p>p3</text:p>
          </table:table-cell>
          <table:table-cell table:style-name="ce19" office:value-type="string" table:number-columns-spanned="3" table:number-rows-spanned="1">
            <text:p>(2) sposób dla "dai-kan"-u : &lt;1&gt; najpierw, tworzysz kształt ust dla dźwięku "kan"-u. &lt;2&gt; a potem, unosisz dolną wargę w górę. górną wargę, nie. &lt;3&gt; i wtedy, dźwięk "dai-kan" zaczyna się wydobywać.</text:p>
          </table:table-cell>
          <table:covered-table-cell table:number-columns-repeated="2"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2T11:03:20.65">
            <text:p>0722 <text:s/>1103</text:p>
          </table:table-cell>
          <table:table-cell table:number-columns-repeated="1010"/>
        </table:table-row>
        <table:table-row table:style-name="ro8">
          <table:table-cell table:style-name="ce3" table:formula="of:=ROW()-1" office:value-type="float" office:value="71">
            <text:p>71</text:p>
          </table:table-cell>
          <table:table-cell table:style-name="ce3" table:formula="of:=[.B71]+1" office:value-type="float" office:value="8">
            <text:p>8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9" office:value-type="string">
            <text:p>كان يوم الخميس، الخامس عشر من تموز.</text:p>
          </table:table-cell>
          <table:table-cell table:style-name="ce21"/>
          <table:table-cell table:style-name="ce21" office:value-type="string">
            <text:p>it was thursday, the fifteenth of july</text:p>
          </table:table-cell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2T11:03:20.65">
            <text:p>0722 <text:s/>1103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72">
            <text:p>72</text:p>
          </table:table-cell>
          <table:table-cell table:style-name="ce3" table:formula="of:=[.B72]+1" office:value-type="float" office:value="9">
            <text:p>9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9" office:value-type="string">
            <text:p>پنجشنبه بود، پانزدهم ماه تير.</text:p>
          </table:table-cell>
          <table:table-cell table:style-name="ce21" office:value-type="string">
            <text:p>panz'dahom</text:p>
          </table:table-cell>
          <table:table-cell table:style-name="ce21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2T11:03:20.65">
            <text:p>0722 <text:s/>1103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73">
            <text:p>73</text:p>
          </table:table-cell>
          <table:table-cell table:style-name="ce3" table:formula="of:=[.B73]+1" office:value-type="float" office:value="10">
            <text:p>10</text:p>
          </table:table-cell>
          <table:table-cell table:style-name="ce6"/>
          <table:table-cell table:style-name="ce9" office:value-type="string">
            <text:p>a2</text:p>
          </table:table-cell>
          <table:table-cell table:style-name="ce19" office:value-type="string">
            <text:p>لاشيء / لم أشتري. / / لم أشتري شيئًا</text:p>
          </table:table-cell>
          <table:table-cell table:style-name="ce20" office:value-type="string">
            <text:p>laa'shayAU / lam ashtariy shiyan[something</text:p>
          </table:table-cell>
          <table:table-cell table:style-name="ce20" office:value-type="string">
            <text:p>nothing / I didn't buy / I bought nothing</text:p>
          </table:table-cell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2T11:03:20.65">
            <text:p>0722 <text:s/>1103</text:p>
          </table:table-cell>
          <table:table-cell table:number-columns-repeated="1010"/>
        </table:table-row>
        <table:table-row table:style-name="ro25">
          <table:table-cell table:style-name="ce3" table:formula="of:=ROW()-1" office:value-type="float" office:value="74">
            <text:p>74</text:p>
          </table:table-cell>
          <table:table-cell table:style-name="ce3" table:formula="of:=[.B74]+1" office:value-type="float" office:value="11">
            <text:p>11</text:p>
          </table:table-cell>
          <table:table-cell table:style-name="ce6"/>
          <table:table-cell table:style-name="ce9" office:value-type="string">
            <text:p>f2</text:p>
          </table:table-cell>
          <table:table-cell table:style-name="ce19" office:value-type="string">
            <text:p>ابر / آسمان / ابر در آسمان / ابرها / ابرها بود. / ابر وجود داشت</text:p>
          </table:table-cell>
          <table:table-cell table:style-name="ce20" office:value-type="string">
            <text:p>aabr[cloud / abr'hoe[clouds / wudhuw_d / daasht[have</text:p>
          </table:table-cell>
          <table:table-cell table:style-name="ce20" office:value-type="string">
            <text:p>cloud / sky / cloud in the sky / clouds / there were clouds / there was a cloud.</text:p>
          </table:table-cell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2T11:03:20.65">
            <text:p>0722 <text:s/>1103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75">
            <text:p>75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7-17T08:36:39.97">
            <text:p>0717</text:p>
          </table:table-cell>
          <table:table-cell table:style-name="ce9" office:value-type="string">
            <text:p>v1-74</text:p>
          </table:table-cell>
          <table:table-cell table:style-name="ce19" office:value-type="string">
            <text:p>bạn có biết cầu thang[ladder là ở đâu? / cầu thang / cầu thang là ở bên kia. / bên này.</text:p>
          </table:table-cell>
          <table:table-cell table:style-name="ce20" office:value-type="string" table:number-columns-spanned="2" table:number-rows-spanned="1">
            <text:p>do you know where the stairs are? / stairs / the stairs are on the other side / this side</text:p>
          </table:table-cell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2T11:03:20.65">
            <text:p>0722 <text:s/>1103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76">
            <text:p>76</text:p>
          </table:table-cell>
          <table:table-cell table:style-name="ce3" table:formula="of:=[.B76]+1" office:value-type="float" office:value="2">
            <text:p>2</text:p>
          </table:table-cell>
          <table:table-cell table:style-name="ce6"/>
          <table:table-cell table:style-name="ce9" office:value-type="string">
            <text:p>v2-75</text:p>
          </table:table-cell>
          <table:table-cell table:style-name="ce19" office:value-type="string">
            <text:p>tôi có một cái mũ. / bạn có một chiếc mũ. / bạn dã mua cái mũ ở nhật bãn?</text:p>
          </table:table-cell>
          <table:table-cell table:style-name="ce20" office:value-type="string" table:number-columns-spanned="2" table:number-rows-spanned="1">
            <text:p>I have a hat. / you have a hat / did you buy that hat in japan?</text:p>
          </table:table-cell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2T11:03:20.66">
            <text:p>0722 <text:s/>1103</text:p>
          </table:table-cell>
          <table:table-cell table:number-columns-repeated="1010"/>
        </table:table-row>
        <table:table-row table:style-name="ro13">
          <table:table-cell table:style-name="ce3" table:formula="of:=ROW()-1" office:value-type="float" office:value="77">
            <text:p>77</text:p>
          </table:table-cell>
          <table:table-cell table:style-name="ce3" table:formula="of:=[.B77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9" office:value-type="string" table:number-columns-spanned="3" table:number-rows-spanned="1">
            <text:p>다시 크로만. (1) 넷 일째. (2) 크로는 자꾸 지상으로 내려오고 싶어한다. &lt;2&gt; 미케가 없어서 외로운 것인가. 불안한 것인가. (3) 마지막, 옹벽 위에서 이 쪽을 보고있는 크로를 떠나, 돌아보면서 가버렸다.</text:p>
          </table:table-cell>
          <table:covered-table-cell table:number-columns-repeated="2"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2T11:03:20.66">
            <text:p>0722 <text:s/>1103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78">
            <text:p>78</text:p>
          </table:table-cell>
          <table:table-cell table:style-name="ce3" table:formula="of:=[.B78]+1" office:value-type="float" office:value="4">
            <text:p>4</text:p>
          </table:table-cell>
          <table:table-cell table:style-name="ce6"/>
          <table:table-cell table:style-name="ce9" office:value-type="string">
            <text:p>k2</text:p>
          </table:table-cell>
          <table:table-cell table:style-name="ce19" office:value-type="string" table:number-columns-spanned="3" table:number-rows-spanned="1">
            <text:p>화분에 대해 : (1) 베란다에서 화분을 몇 개 두고 있다. (2) 이전엔 야채 씨앗을 심은 적이 있다. (3) 최근 한 두 년은 아무것도 심어지 않았다.</text:p>
          </table:table-cell>
          <table:covered-table-cell table:number-columns-repeated="2"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2T11:03:20.67">
            <text:p>0722 <text:s/>1103</text:p>
          </table:table-cell>
          <table:table-cell table:number-columns-repeated="1010"/>
        </table:table-row>
        <table:table-row table:style-name="ro13">
          <table:table-cell table:style-name="ce3" table:formula="of:=ROW()-1" office:value-type="float" office:value="79">
            <text:p>79</text:p>
          </table:table-cell>
          <table:table-cell table:style-name="ce3" table:formula="of:=[.B79]+1" office:value-type="float" office:value="5">
            <text:p>5</text:p>
          </table:table-cell>
          <table:table-cell table:style-name="ce6"/>
          <table:table-cell table:style-name="ce9" office:value-type="string">
            <text:p>k3</text:p>
          </table:table-cell>
          <table:table-cell table:style-name="ce19" office:value-type="string" table:number-columns-spanned="3" table:number-rows-spanned="1">
            <text:p>(4) 어제, 민트의 씨앗을 심었다. 이 민트. 무엇 민트있는가, 모르겠다. 씨앗을 넣어있는 봉지 위에는 다만, "민트" 라고 뿐 쓰고 있다. &lt;2&gt; 시절은 "15" 라고 한다. 그레고리력.</text:p>
          </table:table-cell>
          <table:covered-table-cell table:number-columns-repeated="2"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2T11:03:20.68">
            <text:p>0722 <text:s/>1103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80">
            <text:p>80</text:p>
          </table:table-cell>
          <table:table-cell table:style-name="ce3" table:formula="of:=[.B80]+1" office:value-type="float" office:value="6">
            <text:p>6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9" office:value-type="string">
            <text:p>był piątek, szesnasty lipca.</text:p>
          </table:table-cell>
          <table:table-cell table:style-name="ce20" table:number-columns-spanned="2" table:number-rows-spanned="1"/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2T11:03:20.68">
            <text:p>0722 <text:s/>1103</text:p>
          </table:table-cell>
          <table:table-cell table:number-columns-repeated="1010"/>
        </table:table-row>
        <table:table-row table:style-name="ro26">
          <table:table-cell table:style-name="ce3" table:formula="of:=ROW()-1" office:value-type="float" office:value="81">
            <text:p>81</text:p>
          </table:table-cell>
          <table:table-cell table:style-name="ce3" table:formula="of:=[.B81]+1" office:value-type="float" office:value="7">
            <text:p>7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9" office:value-type="string" table:number-columns-spanned="3" table:number-rows-spanned="1">
            <text:p>shino : (1) znowu, o sposobie dla "dai-kan"-u (2) w wcześniej sesji, napisałem, że kiedy wydmuchasz "dai-kan", unosisz[lift dolną wargę, a nie górną. --&gt; dodatkowa[additional uwaga[remark : &lt;1&gt; jak[as-for~1 dla górnej wargi, nie unosisz go, i także, robisz to okrągłe[round, aby ta mógł przytrzymać[hold-down od twojej ust wychodzące[going powietrze[air na lekko dół. &lt;2&gt; myślę, pisząc tak, że zaokrąglając go, oprócz[apart-from przytrzymywania go, również, zwęża[narrow strumień[stream powietza.</text:p>
          </table:table-cell>
          <table:covered-table-cell table:number-columns-repeated="2"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2T11:03:20.68">
            <text:p>0722 <text:s/>1103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82">
            <text:p>82</text:p>
          </table:table-cell>
          <table:table-cell table:style-name="ce3" table:formula="of:=[.B82]+1" office:value-type="float" office:value="8">
            <text:p>8</text:p>
          </table:table-cell>
          <table:table-cell table:style-name="ce6"/>
          <table:table-cell table:style-name="ce9" office:value-type="string">
            <text:p>p3</text:p>
          </table:table-cell>
          <table:table-cell table:style-name="ce19" office:value-type="string" table:number-columns-spanned="3" table:number-rows-spanned="1">
            <text:p>(3) oprócz zaokrąglanie[rounding górnej wargi, także, jednocześnie, unosisz jedną część <text:s/>pod dolną wargą. &lt;2&gt; gdzie jest ta jedna część? środek[center dolnej wargi. pod tuż tą części. &lt;3&gt; kształt tej części --&gt; okrągła. mała, ale nie jak wielkości[size szpilki[pin.</text:p>
          </table:table-cell>
          <table:covered-table-cell table:number-columns-repeated="2"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2T11:03:20.68">
            <text:p>0722 <text:s/>1103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83">
            <text:p>83</text:p>
          </table:table-cell>
          <table:table-cell table:style-name="ce3" table:formula="of:=[.B83]+1" office:value-type="float" office:value="9">
            <text:p>9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9" office:value-type="string">
            <text:p>كان يوم الجمعه، السادس عشر من تموز.</text:p>
          </table:table-cell>
          <table:table-cell table:style-name="ce20"/>
          <table:table-cell table:style-name="ce20" office:value-type="string">
            <text:p>it was friday, the sixteenth of july</text:p>
          </table:table-cell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2T11:03:20.69">
            <text:p>0722 <text:s/>1103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84">
            <text:p>84</text:p>
          </table:table-cell>
          <table:table-cell table:style-name="ce3" table:formula="of:=[.B84]+1" office:value-type="float" office:value="10">
            <text:p>10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9" office:value-type="string">
            <text:p>جمعه بود، شانزدهم ماه تير.</text:p>
          </table:table-cell>
          <table:table-cell table:style-name="ce20" table:number-columns-spanned="2" table:number-rows-spanned="1"/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2T11:03:20.69">
            <text:p>0722 <text:s/>1103</text:p>
          </table:table-cell>
          <table:table-cell table:number-columns-repeated="1010"/>
        </table:table-row>
        <table:table-row table:style-name="ro19">
          <table:table-cell table:style-name="ce3" table:formula="of:=ROW()-1" office:value-type="float" office:value="85">
            <text:p>85</text:p>
          </table:table-cell>
          <table:table-cell table:style-name="ce3" table:formula="of:=[.B85]+1" office:value-type="float" office:value="11">
            <text:p>11</text:p>
          </table:table-cell>
          <table:table-cell table:style-name="ce6"/>
          <table:table-cell table:style-name="ce9" office:value-type="string">
            <text:p>a2</text:p>
          </table:table-cell>
          <table:table-cell table:style-name="ce19" office:value-type="string">
            <text:p>في الامس، لم أشتري شيئًا. / ذهبت إلى الحديقة.</text:p>
          </table:table-cell>
          <table:table-cell table:style-name="ce20" office:value-type="string">
            <text:p>lam-ash'tariy / shiy'aan / dzahaptu</text:p>
          </table:table-cell>
          <table:table-cell table:style-name="ce20" office:value-type="string">
            <text:p>I bought nothing / I went to the park / park</text:p>
          </table:table-cell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2T11:03:20.69">
            <text:p>0722 <text:s/>1103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86">
            <text:p>86</text:p>
          </table:table-cell>
          <table:table-cell table:style-name="ce3" table:formula="of:=[.B86]+1" office:value-type="float" office:value="12">
            <text:p>12</text:p>
          </table:table-cell>
          <table:table-cell table:style-name="ce6"/>
          <table:table-cell table:style-name="ce9" office:value-type="string">
            <text:p>f2</text:p>
          </table:table-cell>
          <table:table-cell table:style-name="ce19" office:value-type="string">
            <text:p>خورشيد / ابر، آسمان، و خورشيد / خورشيت در آسمان.</text:p>
          </table:table-cell>
          <table:table-cell table:style-name="ce20" office:value-type="string">
            <text:p>xuwr'shiy_d</text:p>
          </table:table-cell>
          <table:table-cell table:style-name="ce20" office:value-type="string">
            <text:p>sun / cloud, sky, and sun / sun in the sky</text:p>
          </table:table-cell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2T11:03:20.69">
            <text:p>0722 <text:s/>1103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87">
            <text:p>87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7-18T11:22:00.26">
            <text:p>0718</text:p>
          </table:table-cell>
          <table:table-cell table:style-name="ce9" office:value-type="string">
            <text:p>v1-46</text:p>
          </table:table-cell>
          <table:table-cell table:style-name="ce19" office:value-type="string">
            <text:p>bạn đi về[toward~1 phía trước. / bạn đi về phía trước. / bạn quay sang trái / và, bạn rẽ sang phải / ơ đó, có một nhà[house vệ[sanitary~1 sinh. / ai đó đang sử đụng bây giò.</text:p>
          </table:table-cell>
          <table:table-cell table:style-name="ce20" office:value-type="string" table:number-columns-spanned="2" table:number-rows-spanned="1">
            <text:p>you go forward. / you turn to the left. / and, you turn to the right / there is a toilet. / someone is using it now.</text:p>
          </table:table-cell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2T11:03:20.69">
            <text:p>0722 <text:s/>1103</text:p>
          </table:table-cell>
          <table:table-cell table:number-columns-repeated="1010"/>
        </table:table-row>
        <table:table-row table:style-name="ro18">
          <table:table-cell table:style-name="ce3" table:formula="of:=ROW()-1" office:value-type="float" office:value="88">
            <text:p>88</text:p>
          </table:table-cell>
          <table:table-cell table:style-name="ce3" table:formula="of:=[.B88]+1" office:value-type="float" office:value="2">
            <text:p>2</text:p>
          </table:table-cell>
          <table:table-cell table:style-name="ce6"/>
          <table:table-cell table:style-name="ce9" office:value-type="string">
            <text:p>v2-44</text:p>
          </table:table-cell>
          <table:table-cell table:style-name="ce19" office:value-type="string">
            <text:p>bạn có thể nắm tay anh ấy không? / làm ơn, nắm xác anh ấy / bạn có thể chuyển những[these tấm[plate gỗ[wood này, cho tôi, đi được[good không? / tôi muốn tạo[create không[space~1 gian choi anh ấy.</text:p>
          </table:table-cell>
          <table:table-cell table:style-name="ce20" office:value-type="string" table:number-columns-spanned="2" table:number-rows-spanned="1">
            <text:p>can you hold his arm? / please hold his body. / can you move these wood boards away for me? I want to make <text:s/>a space for him</text:p>
          </table:table-cell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2T11:03:20.7">
            <text:p>0722 <text:s/>1103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89">
            <text:p>89</text:p>
          </table:table-cell>
          <table:table-cell table:style-name="ce3" table:formula="of:=[.B89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9" office:value-type="string" table:number-columns-spanned="3" table:number-rows-spanned="1">
            <text:p>(1) 두 마리. 미케도 왔다. &lt;2&gt; 내가 계단 앞에 도착할 때는 아미 미케의 울음소리가 들려 있었다. 그 순간, 안심했다. 기뻤다.</text:p>
          </table:table-cell>
          <table:covered-table-cell table:number-columns-repeated="2"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2T11:03:20.7">
            <text:p>0722 <text:s/>1103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90">
            <text:p>90</text:p>
          </table:table-cell>
          <table:table-cell table:style-name="ce3" table:formula="of:=[.B90]+1" office:value-type="float" office:value="4">
            <text:p>4</text:p>
          </table:table-cell>
          <table:table-cell table:style-name="ce6"/>
          <table:table-cell table:style-name="ce9" office:value-type="string">
            <text:p>k2</text:p>
          </table:table-cell>
          <table:table-cell table:style-name="ce19" office:value-type="string" table:number-columns-spanned="3" table:number-rows-spanned="1">
            <text:p>(2) 며칠 없었던 때문인지, 미케는 자꾸 울린다. &lt;2&gt; 작은 남 아이가 계단 남 쪽에서 벽을 향해 공을 던지고 있었다.</text:p>
          </table:table-cell>
          <table:covered-table-cell table:number-columns-repeated="2"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2T11:03:20.7">
            <text:p>0722 <text:s/>1103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91">
            <text:p>91</text:p>
          </table:table-cell>
          <table:table-cell table:style-name="ce3" table:formula="of:=[.B91]+1" office:value-type="float" office:value="5">
            <text:p>5</text:p>
          </table:table-cell>
          <table:table-cell table:style-name="ce6"/>
          <table:table-cell table:style-name="ce9" office:value-type="string">
            <text:p>k3</text:p>
          </table:table-cell>
          <table:table-cell table:style-name="ce19" office:value-type="string" table:number-columns-spanned="3" table:number-rows-spanned="1">
            <text:p>(1) 오늘 아침의 일이지만, 다시 씨앗을 심었다. &lt;2&gt; 이 번은 강낭콩의 씨앗. &lt;3&gt; 한 개소에 대체로 넷 마리 정도. 총, 삼 개소.</text:p>
          </table:table-cell>
          <table:covered-table-cell table:number-columns-repeated="2"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2T11:03:20.71">
            <text:p>0722 <text:s/>1103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92">
            <text:p>92</text:p>
          </table:table-cell>
          <table:table-cell table:style-name="ce3" table:formula="of:=[.B92]+1" office:value-type="float" office:value="6">
            <text:p>6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9" office:value-type="string">
            <text:p>była sobota, siednasty lipca.</text:p>
          </table:table-cell>
          <table:table-cell table:style-name="ce20" table:number-columns-spanned="2" table:number-rows-spanned="1"/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2T11:03:20.71">
            <text:p>0722 <text:s/>1103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93">
            <text:p>93</text:p>
          </table:table-cell>
          <table:table-cell table:style-name="ce3" table:formula="of:=[.B93]+1" office:value-type="float" office:value="7">
            <text:p>7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9" office:value-type="string" table:number-columns-spanned="3" table:number-rows-spanned="1">
            <text:p>shino : "kan" i "dai-kan". (2) motto brzmi, rozluźniasz[relax twoją ustę, a mimo[still to, dźwięk wychodzi mocno.</text:p>
          </table:table-cell>
          <table:covered-table-cell table:number-columns-repeated="2"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2T11:03:20.71">
            <text:p>0722 <text:s/>1103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94">
            <text:p>94</text:p>
          </table:table-cell>
          <table:table-cell table:style-name="ce3" table:formula="of:=[.B94]+1" office:value-type="float" office:value="8">
            <text:p>8</text:p>
          </table:table-cell>
          <table:table-cell table:style-name="ce6"/>
          <table:table-cell table:style-name="ce9" office:value-type="string">
            <text:p>p3</text:p>
          </table:table-cell>
          <table:table-cell table:style-name="ce19" office:value-type="string" table:number-columns-spanned="3" table:number-rows-spanned="1">
            <text:p>(3) innymi słowami, jeśli twoje usta stają się zmęczone[tired, to, gdy wydmuchasz, robisz coś niepotrzebnego. &lt;2&gt; to jest, że, co robisz z dobrymi intencjami, to uniemożliwia[hinder osiągnięcie[achieving zamierzonego celu.</text:p>
          </table:table-cell>
          <table:covered-table-cell table:number-columns-repeated="2"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2T11:03:20.71">
            <text:p>0722 <text:s/>1103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95">
            <text:p>95</text:p>
          </table:table-cell>
          <table:table-cell table:style-name="ce3" table:formula="of:=[.B95]+1" office:value-type="float" office:value="9">
            <text:p>9</text:p>
          </table:table-cell>
          <table:table-cell table:style-name="ce6"/>
          <table:table-cell table:style-name="ce9" office:value-type="string">
            <text:p>p4</text:p>
          </table:table-cell>
          <table:table-cell table:style-name="ce19" office:value-type="string" table:number-columns-spanned="3" table:number-rows-spanned="1">
            <text:p>&lt;3&gt; ciężej[harder im próbowasz, dalej jesteś od zamierzonych[intended wyników[results.</text:p>
          </table:table-cell>
          <table:covered-table-cell table:number-columns-repeated="2"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2T11:03:20.71">
            <text:p>0722 <text:s/>1103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96">
            <text:p>96</text:p>
          </table:table-cell>
          <table:table-cell table:style-name="ce3" table:formula="of:=[.B96]+1" office:value-type="float" office:value="10">
            <text:p>10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9" office:value-type="string">
            <text:p>كان يوم السبت، السابع عشر من تموز.</text:p>
          </table:table-cell>
          <table:table-cell table:style-name="ce20"/>
          <table:table-cell table:style-name="ce20" office:value-type="string">
            <text:p>it was saturday, the sevententh of july</text:p>
          </table:table-cell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2T11:03:20.72">
            <text:p>0722 <text:s/>1103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97">
            <text:p>97</text:p>
          </table:table-cell>
          <table:table-cell table:style-name="ce3" table:formula="of:=[.B97]+1" office:value-type="float" office:value="11">
            <text:p>11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9" office:value-type="string">
            <text:p>شنبه بود، هفدهم ماه تير.</text:p>
          </table:table-cell>
          <table:table-cell table:style-name="ce20" table:number-columns-repeated="2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2T11:03:20.72">
            <text:p>0722 <text:s/>1103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98">
            <text:p>98</text:p>
          </table:table-cell>
          <table:table-cell table:style-name="ce3" table:formula="of:=[.B98]+1" office:value-type="float" office:value="12">
            <text:p>12</text:p>
          </table:table-cell>
          <table:table-cell table:style-name="ce6"/>
          <table:table-cell table:style-name="ce9" office:value-type="string">
            <text:p>a2</text:p>
          </table:table-cell>
          <table:table-cell table:style-name="ce19" office:value-type="string">
            <text:p>في الامس، ماذا اشتريت؟ / لم أشتري شيئًا <text:s/>/ فقط، ذهبت إلى الحديقة.</text:p>
          </table:table-cell>
          <table:table-cell table:style-name="ce20" office:value-type="string">
            <text:p>maa'dzaa[what / shiy'aan[anything / faqa_d[only</text:p>
          </table:table-cell>
          <table:table-cell table:style-name="ce20" office:value-type="string">
            <text:p>what did I buy?</text:p>
          </table:table-cell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2T11:03:20.72">
            <text:p>0722 <text:s/>1103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99">
            <text:p>99</text:p>
          </table:table-cell>
          <table:table-cell table:style-name="ce3" table:formula="of:=[.B99]+1" office:value-type="float" office:value="13">
            <text:p>13</text:p>
          </table:table-cell>
          <table:table-cell table:style-name="ce6"/>
          <table:table-cell table:style-name="ce9" office:value-type="string">
            <text:p>f2</text:p>
          </table:table-cell>
          <table:table-cell table:style-name="ce19" office:value-type="string">
            <text:p>ديروز، دوباره، ابرها در آسمان. / خورشيد نيز هست.</text:p>
          </table:table-cell>
          <table:table-cell table:style-name="ce20" office:value-type="string">
            <text:p>aabrhoe[clouds / niyz[also / haas_t[there-is</text:p>
          </table:table-cell>
          <table: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2T11:03:20.72">
            <text:p>0722 <text:s/>1103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00">
            <text:p>100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7-19T09:00:20.06">
            <text:p>0719</text:p>
          </table:table-cell>
          <table:table-cell table:style-name="ce9" office:value-type="string">
            <text:p>v1-34</text:p>
          </table:table-cell>
          <table:table-cell table:style-name="ce19" office:value-type="string">
            <text:p>tôi đã[did đau[hurt ngón[finger~1 tay của tôi. / tôi đập vai vào tường. / tôi đập chân vào gỗ[wood vuông[square. (THANH[bar GỖ VUÔNG)</text:p>
          </table:table-cell>
          <table:table-cell table:style-name="ce20" office:value-type="string" table:number-columns-spanned="2" table:number-rows-spanned="1">
            <text:p>指を怪我しました。肩を壁にぶつけました。足を角材にぶつけました。</text:p>
          </table:table-cell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2T11:03:20.72">
            <text:p>0722 <text:s/>1103</text:p>
          </table:table-cell>
          <table:table-cell table:number-columns-repeated="1010"/>
        </table:table-row>
        <table:table-row table:style-name="ro20">
          <table:table-cell table:style-name="ce3" table:formula="of:=ROW()-1" office:value-type="float" office:value="101">
            <text:p>101</text:p>
          </table:table-cell>
          <table:table-cell table:style-name="ce3" table:formula="of:=[.B101]+1" office:value-type="float" office:value="2">
            <text:p>2</text:p>
          </table:table-cell>
          <table:table-cell table:style-name="ce6"/>
          <table:table-cell table:style-name="ce9" office:value-type="string">
            <text:p>v2-35</text:p>
          </table:table-cell>
          <table:table-cell table:style-name="ce19" office:value-type="string">
            <text:p>đi lên lầu. / tôi đến từ tầng dưới. / ở đây, có cầu thang không? / bạn đi thẳng, và bạn sẽ tìm thấy nó ở bên trái của bạn.</text:p>
          </table:table-cell>
          <table:table-cell table:style-name="ce20" office:value-type="string" table:number-columns-spanned="2" table:number-rows-spanned="1">
            <text:p>上の階へ行きます。下の階から来ました。階段はありますか？まっすぐ行って、左側にあります。</text:p>
          </table:table-cell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2T11:03:20.72">
            <text:p>0722 <text:s/>1103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02">
            <text:p>102</text:p>
          </table:table-cell>
          <table:table-cell table:style-name="ce3" table:formula="of:=[.B102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9" office:value-type="string" table:number-columns-spanned="3" table:number-rows-spanned="1">
            <text:p>두 마리. (1) 미케도 있었다. 좋았다. (2) 평평 장소에서 마사지. &lt;2&gt; 크로를 안아하고 돌아가기. (3) 크로에게 우선 페이스트. 그리고 미케에게. (4) 제 1회 고체 후, 아직 먹고 있을 때에 제 2회의 고체를 그들 각각이 먹고 있는 위치의 좀 앞에서 둔다.</text:p>
          </table:table-cell>
          <table:covered-table-cell table:number-columns-repeated="2"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2T11:03:20.73">
            <text:p>0722 <text:s/>1103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03">
            <text:p>103</text:p>
          </table:table-cell>
          <table:table-cell table:style-name="ce3" table:formula="of:=[.B103]+1" office:value-type="float" office:value="4">
            <text:p>4</text:p>
          </table:table-cell>
          <table:table-cell table:style-name="ce6"/>
          <table:table-cell table:style-name="ce9" office:value-type="string">
            <text:p>k2</text:p>
          </table:table-cell>
          <table:table-cell table:style-name="ce19" office:value-type="string" table:number-columns-spanned="3" table:number-rows-spanned="1">
            <text:p>야채 재배 : (1) 호박. 싹[芽이 나온 모종. 그 들 중 일부를, 4 개 인가, 위치를 바꿨다. &lt;2&gt; 바꿀 때, 뿌리의 대부분을 흩어져 , 찢어 지렸다. &lt;3&gt; 어떻게 해야 이 결과를 막을 수 있는지 몰라서, 아이디어가 떠오르지 않고, 그대로 방치했다.</text:p>
          </table:table-cell>
          <table:covered-table-cell table:number-columns-repeated="2"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2T11:03:20.75">
            <text:p>0722 <text:s/>1103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104">
            <text:p>104</text:p>
          </table:table-cell>
          <table:table-cell table:style-name="ce3" table:formula="of:=[.B104]+1" office:value-type="float" office:value="5">
            <text:p>5</text:p>
          </table:table-cell>
          <table:table-cell table:style-name="ce6"/>
          <table:table-cell table:style-name="ce9" office:value-type="string">
            <text:p>k3</text:p>
          </table:table-cell>
          <table:table-cell table:style-name="ce19" office:value-type="string" table:number-columns-spanned="3" table:number-rows-spanned="1">
            <text:p>(2) 결과, 옮겼던[移した 모종. 그 잎 들이 늘어져와 버렸다[垂れてきてしまった&lt;~1. (3) 그래서, 신문 종이를 모종 위에 두었다.</text:p>
          </table:table-cell>
          <table:covered-table-cell table:number-columns-repeated="2"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2T11:03:20.76">
            <text:p>0722 <text:s/>1103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105">
            <text:p>105</text:p>
          </table:table-cell>
          <table:table-cell table:style-name="ce3" table:formula="of:=[.B105]+1" office:value-type="float" office:value="6">
            <text:p>6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9" office:value-type="string">
            <text:p>to był niedziele, osiemnasty lipca.</text:p>
          </table:table-cell>
          <table:table-cell table:style-name="ce20" table:number-columns-spanned="2" table:number-rows-spanned="1"/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2T11:03:20.76">
            <text:p>0722 <text:s/>1103</text:p>
          </table:table-cell>
          <table:table-cell table:number-columns-repeated="1010"/>
        </table:table-row>
        <table:table-row table:style-name="ro13">
          <table:table-cell table:style-name="ce3" table:formula="of:=ROW()-1" office:value-type="float" office:value="106">
            <text:p>106</text:p>
          </table:table-cell>
          <table:table-cell table:style-name="ce3" table:formula="of:=[.B106]+1" office:value-type="float" office:value="7">
            <text:p>7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9" office:value-type="string" table:number-columns-spanned="3" table:number-rows-spanned="1">
            <text:p>shino : (1) podobna jak wcześniej. tak samo jak ostatnio. (2) dźwięki "dai-kan"-u. czuję się tak dobrze, kiedy słyszę te dźwięki. &lt;2&gt; to wsiąka[seep w moją głowę. &lt;3&gt; jak nawilżacz[moisturer, dźwięki wypełniają mój mózg.</text:p>
          </table:table-cell>
          <table:covered-table-cell table:number-columns-repeated="2"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2T11:03:20.76">
            <text:p>0722 <text:s/>1103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107">
            <text:p>107</text:p>
          </table:table-cell>
          <table:table-cell table:style-name="ce3" table:formula="of:=[.B107]+1" office:value-type="float" office:value="8">
            <text:p>8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9" office:value-type="string">
            <text:p>امس، كان ذلك يوم الأحد، الثامن عشر من تموز.</text:p>
          </table:table-cell>
          <table:table-cell table:style-name="ce20"/>
          <table:table-cell table:style-name="ce20" office:value-type="string">
            <text:p>it was sunday, the eighteenth of july</text:p>
          </table:table-cell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2T11:03:20.77">
            <text:p>0722 <text:s/>1103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108">
            <text:p>108</text:p>
          </table:table-cell>
          <table:table-cell table:style-name="ce3" table:formula="of:=[.B108]+1" office:value-type="float" office:value="9">
            <text:p>9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9" office:value-type="string">
            <text:p>ديروز، يکشنبه بود، هجدهم ماه تير.</text:p>
          </table:table-cell>
          <table:table-cell table:style-name="ce20" table:number-columns-repeated="2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2T11:03:20.77">
            <text:p>0722 <text:s/>1103</text:p>
          </table:table-cell>
          <table:table-cell table:number-columns-repeated="1010"/>
        </table:table-row>
        <table:table-row table:style-name="ro27">
          <table:table-cell table:style-name="ce3" table:formula="of:=ROW()-1" office:value-type="float" office:value="109">
            <text:p>109</text:p>
          </table:table-cell>
          <table:table-cell table:style-name="ce3" table:formula="of:=[.B109]+1" office:value-type="float" office:value="10">
            <text:p>10</text:p>
          </table:table-cell>
          <table:table-cell table:style-name="ce6"/>
          <table:table-cell table:style-name="ce9" office:value-type="string">
            <text:p>a2</text:p>
          </table:table-cell>
          <table:table-cell table:style-name="ce19" office:value-type="string">
            <text:p>في الامس، ماذا أنا اشتريت؟ / أنا لم أشتري شيئًا. / فقط، ذهبت إلى الحديقة، مرة أخرى</text:p>
          </table:table-cell>
          <table:table-cell table:style-name="ce20" table:number-columns-repeated="2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2T11:03:20.77">
            <text:p>0722 <text:s/>1103</text:p>
          </table:table-cell>
          <table:table-cell table:number-columns-repeated="1010"/>
        </table:table-row>
        <table:table-row table:style-name="ro28">
          <table:table-cell table:style-name="ce3" table:formula="of:=ROW()-1" office:value-type="float" office:value="110">
            <text:p>110</text:p>
          </table:table-cell>
          <table:table-cell table:style-name="ce3" table:formula="of:=[.B110]+1" office:value-type="float" office:value="11">
            <text:p>11</text:p>
          </table:table-cell>
          <table:table-cell table:style-name="ce6"/>
          <table:table-cell table:style-name="ce9" office:value-type="string">
            <text:p>f2</text:p>
          </table:table-cell>
          <table:table-cell table:style-name="ce19" office:value-type="string">
            <text:p>(۱)ديروز هوا : ابرها در آسمان. / خورشيد نيز هست.</text:p>
          </table:table-cell>
          <table:table-cell table:style-name="ce20" table:number-columns-repeated="2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2T11:03:20.77">
            <text:p>0722 <text:s/>1103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111">
            <text:p>111</text:p>
          </table:table-cell>
          <table:table-cell table:style-name="ce3" table:formula="of:=[.B111]+1" office:value-type="float" office:value="12">
            <text:p>12</text:p>
          </table:table-cell>
          <table:table-cell table:style-name="ce6"/>
          <table:table-cell table:style-name="ce9" office:value-type="string">
            <text:p>f3</text:p>
          </table:table-cell>
          <table:table-cell table:style-name="ce19" office:value-type="string">
            <text:p>گرم بود. / آن بسيار داغ بود.</text:p>
          </table:table-cell>
          <table:table-cell table:style-name="ce20" office:value-type="string">
            <text:p>aan / kjaarm[hot / bis'yoor[a-lot / dooG[hot</text:p>
          </table:table-cell>
          <table: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2T11:03:20.77">
            <text:p>0722 <text:s/>1103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112">
            <text:p>112</text:p>
          </table:table-cell>
          <table:table-cell table:style-name="ce3" table:formula="of:=[.B112]+1" office:value-type="float" office:value="13">
            <text:p>13</text:p>
          </table:table-cell>
          <table:table-cell table:style-name="ce6"/>
          <table:table-cell table:style-name="ce9" office:value-type="string">
            <text:p>f4</text:p>
          </table:table-cell>
          <table:table-cell table:style-name="ce19" office:value-type="string">
            <text:p>فصل. / تابستان</text:p>
          </table:table-cell>
          <table:table-cell table:style-name="ce20" office:value-type="string">
            <text:p>faasl[season / taabis'tan[summer</text:p>
          </table:table-cell>
          <table: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2T11:03:20.77">
            <text:p>0722 <text:s/>1103</text:p>
          </table:table-cell>
          <table:table-cell table:number-columns-repeated="1010"/>
        </table:table-row>
        <table:table-row table:style-name="ro20">
          <table:table-cell table:style-name="ce3" table:formula="of:=ROW()-1" office:value-type="float" office:value="113">
            <text:p>113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7-20T09:17:31.1">
            <text:p>0720</text:p>
          </table:table-cell>
          <table:table-cell table:style-name="ce9" office:value-type="string">
            <text:p>v1-36</text:p>
          </table:table-cell>
          <table:table-cell table:style-name="ce19" office:value-type="string">
            <text:p>hôm nay, trời sẽ mưa. / bạn có ô không? / bạn có kappa không? / kappa của tôi bị rách.</text:p>
          </table:table-cell>
          <table:table-cell table:style-name="ce20" office:value-type="string" table:number-columns-spanned="2" table:number-rows-spanned="1">
            <text:p>今日は、雨が降ります。傘を持っていますか？カッパを持っていますか？私のカッパは、破れていまｓ。</text:p>
          </table:table-cell>
          <table:covered-table-cell table:style-name="ce20" office:value-type="string">
            <text:p>今日は、雨が降ります。傘を持っていますか？カッパを持っていますか？私のカッパは、破れていまｓ。</text:p>
          </table:covered-table-cell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2T11:03:20.77">
            <text:p>0722 <text:s/>1103</text:p>
          </table:table-cell>
          <table:table-cell table:number-columns-repeated="1010"/>
        </table:table-row>
        <table:table-row table:style-name="ro23">
          <table:table-cell table:style-name="ce3" table:formula="of:=ROW()-1" office:value-type="float" office:value="114">
            <text:p>114</text:p>
          </table:table-cell>
          <table:table-cell table:style-name="ce3" table:formula="of:=[.B114]+1" office:value-type="float" office:value="2">
            <text:p>2</text:p>
          </table:table-cell>
          <table:table-cell table:style-name="ce6"/>
          <table:table-cell table:style-name="ce9" office:value-type="string">
            <text:p>v2-37</text:p>
          </table:table-cell>
          <table:table-cell table:style-name="ce19" office:value-type="string">
            <text:p>gọi xe cấp cứu. / có bệnh viện nào[any gần đây không? / mất hai mươi phút. / bạn có đau không? / bạn có thể thở không? / bạn sẽ giữ[keep vết[wound~1 thương?</text:p>
          </table:table-cell>
          <table:table-cell table:style-name="ce20" office:value-type="string" table:number-columns-spanned="2" table:number-rows-spanned="1">
            <text:p>救急車を呼びます。近くに病院はありますか？いつ到着しますか？２０分かかります。苦しいですか？呼吸できますか？傷口を押さえてくれますか？</text:p>
          </table:table-cell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2T11:03:20.77">
            <text:p>0722 <text:s/>1103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115">
            <text:p>115</text:p>
          </table:table-cell>
          <table:table-cell table:style-name="ce3" table:formula="of:=[.B115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9" office:value-type="string" table:number-columns-spanned="3" table:number-rows-spanned="1">
            <text:p>두 마리. (1) 아이들이 몇몇 불꽃 놀이를 하고 있었다. &lt;2&gt; 계단 앞에서, 남쪽 출입구로 통하는 길의 가까이에서.</text:p>
          </table:table-cell>
          <table:covered-table-cell table:number-columns-repeated="2"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2T11:03:20.78">
            <text:p>0722 <text:s/>1103</text:p>
          </table:table-cell>
          <table:table-cell table:number-columns-repeated="1010"/>
        </table:table-row>
        <table:table-row table:style-name="ro13">
          <table:table-cell table:style-name="ce3" table:formula="of:=ROW()-1" office:value-type="float" office:value="116">
            <text:p>116</text:p>
          </table:table-cell>
          <table:table-cell table:style-name="ce3" table:formula="of:=[.B116]+1" office:value-type="float" office:value="4">
            <text:p>4</text:p>
          </table:table-cell>
          <table:table-cell table:style-name="ce6"/>
          <table:table-cell table:style-name="ce9" office:value-type="string">
            <text:p>k2</text:p>
          </table:table-cell>
          <table:table-cell table:style-name="ce19" office:value-type="string" table:number-columns-spanned="3" table:number-rows-spanned="1">
            <text:p>야채 재배 : (1) 어제는 다시 씨앗을 심었다. &lt;2&gt; 파슬리와 셀러리. &lt;3&gt; 이 번에 취한 파종[播種 방법은 : 선형[線形 파종. &lt;4&gt; 흙[土을 선형게 얕게[浅く 판다[掘る. &lt;5&gt; 그리고, 팠다 홈[溝으로 씨앗들을 마찬가지로 선형게 파종한다.</text:p>
          </table:table-cell>
          <table:covered-table-cell table:number-columns-repeated="2"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2T11:03:20.8">
            <text:p>0722 <text:s/>1103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117">
            <text:p>117</text:p>
          </table:table-cell>
          <table:table-cell table:style-name="ce3" table:formula="of:=[.B117]+1" office:value-type="float" office:value="5">
            <text:p>5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9" office:value-type="string">
            <text:p>to był poniedziałek, dziewięćnasty lipca.</text:p>
          </table:table-cell>
          <table:table-cell table:style-name="ce20" table:number-columns-spanned="2" table:number-rows-spanned="1"/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2T11:03:20.8">
            <text:p>0722 <text:s/>1103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18">
            <text:p>118</text:p>
          </table:table-cell>
          <table:table-cell table:style-name="ce3" table:formula="of:=[.B118]+1" office:value-type="float" office:value="6">
            <text:p>6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9" office:value-type="string" table:number-columns-spanned="3" table:number-rows-spanned="1">
            <text:p>shino : same jak wcześniej. (1) miejsce na flecie, w którym generowany jest dźwięk. to miejsce, wydaje się, pozostaje taka sama dla dźwięków "ro"-u i "kan"-u. &lt;2&gt; tylko, kształty warg dolnej i górnej, one się zmieniają.</text:p>
          </table:table-cell>
          <table:covered-table-cell table:number-columns-repeated="2"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2T11:03:20.8">
            <text:p>0722 <text:s/>1103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119">
            <text:p>119</text:p>
          </table:table-cell>
          <table:table-cell table:style-name="ce3" table:formula="of:=[.B119]+1" office:value-type="float" office:value="7">
            <text:p>7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9" office:value-type="string">
            <text:p>كان ذلك يوم الاثنين، التاسع عشر من تموز.</text:p>
          </table:table-cell>
          <table:table-cell table:style-name="ce20"/>
          <table:table-cell table:style-name="ce20" office:value-type="string">
            <text:p>it was monday, the nineteenth of july</text:p>
          </table:table-cell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2T11:03:20.81">
            <text:p>0722 <text:s/>1103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120">
            <text:p>120</text:p>
          </table:table-cell>
          <table:table-cell table:style-name="ce3" table:formula="of:=[.B120]+1" office:value-type="float" office:value="8">
            <text:p>8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9" office:value-type="string">
            <text:p>دوشنبه بود، نوزدهم ماه تير.</text:p>
          </table:table-cell>
          <table:table-cell table:style-name="ce20" table:number-columns-repeated="2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2T11:03:20.81">
            <text:p>0722 <text:s/>1103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121">
            <text:p>121</text:p>
          </table:table-cell>
          <table:table-cell table:style-name="ce3" table:formula="of:=[.B121]+1" office:value-type="float" office:value="9">
            <text:p>9</text:p>
          </table:table-cell>
          <table:table-cell table:style-name="ce6"/>
          <table:table-cell table:style-name="ce9" office:value-type="string">
            <text:p>a2</text:p>
          </table:table-cell>
          <table:table-cell table:style-name="ce19" office:value-type="string">
            <text:p>في الامس، ماذا أنا اشتريت؟ / لا شيء</text:p>
          </table:table-cell>
          <table:table-cell table:style-name="ce20" office:value-type="string">
            <text:p>la / shay'A[nothing&lt;~1</text:p>
          </table:table-cell>
          <table: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2T11:03:20.81">
            <text:p>0722 <text:s/>1103</text:p>
          </table:table-cell>
          <table:table-cell table:number-columns-repeated="1010"/>
        </table:table-row>
        <table:table-row table:style-name="ro29">
          <table:table-cell table:style-name="ce3" table:formula="of:=ROW()-1" office:value-type="float" office:value="122">
            <text:p>122</text:p>
          </table:table-cell>
          <table:table-cell table:style-name="ce3" table:formula="of:=[.B122]+1" office:value-type="float" office:value="10">
            <text:p>10</text:p>
          </table:table-cell>
          <table:table-cell table:style-name="ce6"/>
          <table:table-cell table:style-name="ce9" office:value-type="string">
            <text:p>f2</text:p>
          </table:table-cell>
          <table:table-cell table:style-name="ce19" office:value-type="string">
            <text:p>دوباره، خورشيد در آسمان هست. / ابرها نيز هست. / داغ بود. بسيار داغ. </text:p>
          </table:table-cell>
          <table:table-cell table:style-name="ce20" office:value-type="string">
            <text:p>dooG / bis'yoor[a-lot</text:p>
          </table:table-cell>
          <table: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2T11:03:20.81">
            <text:p>0722 <text:s/>1103</text:p>
          </table:table-cell>
          <table:table-cell table:number-columns-repeated="1010"/>
        </table:table-row>
        <table:table-row table:style-name="ro13">
          <table:table-cell table:style-name="ce3" table:formula="of:=ROW()-1" office:value-type="float" office:value="123">
            <text:p>123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7-22T10:02:41.29">
            <text:p>0722</text:p>
          </table:table-cell>
          <table:table-cell table:style-name="ce9" office:value-type="string">
            <text:p>v1-41</text:p>
          </table:table-cell>
          <table:table-cell table:style-name="ce19" office:value-type="string">
            <text:p>bạn có tiền? / bạn có tiền bao nhiêu? / tôi đã đánh[dropp~1 rơi chiếc ví[wallet / bạn đã nhặt[pick được[get ví của mình[me chưa?</text:p>
          </table:table-cell>
          <table:table-cell table:style-name="ce20" office:value-type="string" table:number-columns-spanned="2" table:number-rows-spanned="1">
            <text:p>お金を持っていますか？いくら持っていますか？財布を落としました。財布を拾いましたか？</text:p>
          </table:table-cell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2T11:03:20.81">
            <text:p>0722 <text:s/>1103</text:p>
          </table:table-cell>
          <table:table-cell table:number-columns-repeated="1010"/>
        </table:table-row>
        <table:table-row table:style-name="ro13">
          <table:table-cell table:style-name="ce3" table:formula="of:=ROW()-1" office:value-type="float" office:value="124">
            <text:p>124</text:p>
          </table:table-cell>
          <table:table-cell table:style-name="ce3" table:formula="of:=[.B124]+1" office:value-type="float" office:value="2">
            <text:p>2</text:p>
          </table:table-cell>
          <table:table-cell table:style-name="ce6"/>
          <table:table-cell table:style-name="ce9" office:value-type="string">
            <text:p>v2-45</text:p>
          </table:table-cell>
          <table:table-cell table:style-name="ce19" office:value-type="string">
            <text:p>tôi khát nước / tôi có thể uống nước ở đâu? / có chỗ để uống nước không? / cung[long-bow cấp[provide nước</text:p>
          </table:table-cell>
          <table:table-cell table:style-name="ce20" office:value-type="string" table:number-columns-spanned="2" table:number-rows-spanned="1">
            <text:p>喉が渇きました。水は、どこで飲めますか？水を飲む場所はありますか？水道。</text:p>
          </table:table-cell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2T11:03:20.82">
            <text:p>0722 <text:s/>1103</text:p>
          </table:table-cell>
          <table:table-cell table:number-columns-repeated="1010"/>
        </table:table-row>
        <table:table-row table:style-name="ro13">
          <table:table-cell table:style-name="ce3" table:formula="of:=ROW()-1" office:value-type="float" office:value="125">
            <text:p>125</text:p>
          </table:table-cell>
          <table:table-cell table:style-name="ce3" table:formula="of:=[.B125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9" office:value-type="string" table:number-columns-spanned="3" table:number-rows-spanned="1">
            <text:p>두 마리. (1) 크로는 계단 옆에. &lt;2&gt; 미케가 자꾸 울리고 있었기 때문에, `뒹굴` 은 하지않고, 크로를 안아하고, 바로 옹벽으로 갔다. (2) 미케는 자꾸 울리고 있눈 뿐있기 때문에, 그녀의 앞다리를 잡고, 지상으로 내렸다.</text:p>
          </table:table-cell>
          <table:covered-table-cell table:number-columns-repeated="2"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2T11:03:20.83">
            <text:p>0722 <text:s/>1103</text:p>
          </table:table-cell>
          <table:table-cell table:number-columns-repeated="1010"/>
        </table:table-row>
        <table:table-row table:style-name="ro18">
          <table:table-cell table:style-name="ce3" table:formula="of:=ROW()-1" office:value-type="float" office:value="126">
            <text:p>126</text:p>
          </table:table-cell>
          <table:table-cell table:style-name="ce3" table:formula="of:=[.B126]+1" office:value-type="float" office:value="4">
            <text:p>4</text:p>
          </table:table-cell>
          <table:table-cell table:style-name="ce6"/>
          <table:table-cell table:style-name="ce9" office:value-type="string">
            <text:p>k2</text:p>
          </table:table-cell>
          <table:table-cell table:style-name="ce19" office:value-type="string" table:number-columns-spanned="3" table:number-rows-spanned="1">
            <text:p>야채 재배 : (1) 7월 19일에 판 씨앗들의 하나. 그 일의 일지에는 `셀러리` 라고 썼다. 달랐다. 셀러리가 아니라, 루콜라. / (2) 어제, 21일. 아침, 일에 갈 전에 봤을 때. &lt;2&gt; 가는, 한 개의 잎 같은 것들이 2 개 3 개, 지상에 나오고있다. (3) 그들의 옆에서는, 가는 바늘 과 같은 물체가 몇개, 한 덩어리 처럼, 성장하고있다.</text:p>
          </table:table-cell>
          <table:covered-table-cell table:number-columns-repeated="2"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2T11:03:20.84">
            <text:p>0722 <text:s/>1103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127">
            <text:p>127</text:p>
          </table:table-cell>
          <table:table-cell table:style-name="ce3" table:formula="of:=[.B127]+1" office:value-type="float" office:value="5">
            <text:p>5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9" office:value-type="string" table:number-columns-spanned="3" table:number-rows-spanned="1">
            <text:p>to była środa, dwudziesty pierwszy lipca.</text:p>
          </table:table-cell>
          <table:covered-table-cell table:number-columns-repeated="2"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2T11:03:20.84">
            <text:p>0722 <text:s/>1103</text:p>
          </table:table-cell>
          <table:table-cell table:number-columns-repeated="1010"/>
        </table:table-row>
        <table:table-row table:style-name="ro13">
          <table:table-cell table:style-name="ce3" table:formula="of:=ROW()-1" office:value-type="float" office:value="128">
            <text:p>128</text:p>
          </table:table-cell>
          <table:table-cell table:style-name="ce3" table:formula="of:=[.B128]+1" office:value-type="float" office:value="6">
            <text:p>6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9" office:value-type="string" table:number-columns-spanned="3" table:number-rows-spanned="1">
            <text:p>shino : (1) "dai-kan". w przeciwieństwie do ostatniego razu, to dźwięki nie wychodzili łatwo. (2) używając dźiwęków `kan`-u, skomponowałem jedną melodię. &lt;2&gt; zakres dźięków był od `ro`-a do `kan`-u, drugiego i trzecia.</text:p>
          </table:table-cell>
          <table:covered-table-cell table:number-columns-repeated="2"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2T11:03:20.84">
            <text:p>0722 <text:s/>1103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129">
            <text:p>129</text:p>
          </table:table-cell>
          <table:table-cell table:style-name="ce3" table:formula="of:=[.B129]+1" office:value-type="float" office:value="7">
            <text:p>7</text:p>
          </table:table-cell>
          <table:table-cell table:style-name="ce6"/>
          <table:table-cell table:style-name="ce9" office:value-type="string">
            <text:p>p3</text:p>
          </table:table-cell>
          <table:table-cell table:style-name="ce19" office:value-type="string" table:number-columns-spanned="3" table:number-rows-spanned="1">
            <text:p>(3) kiedy zaczynam sesję, przygotowuję kartkę bibuły. &lt;2&gt; podczas wydmuchania, od czsu do czasu, wytrzuję zetrzuję[wipe pot wokuł ust.</text:p>
          </table:table-cell>
          <table:covered-table-cell table:number-columns-repeated="2"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2T11:03:20.84">
            <text:p>0722 <text:s/>1103</text:p>
          </table:table-cell>
          <table:table-cell table:number-columns-repeated="1010"/>
        </table:table-row>
        <table:table-row table:style-name="ro19">
          <table:table-cell table:style-name="ce3" table:formula="of:=ROW()-1" office:value-type="float" office:value="130">
            <text:p>130</text:p>
          </table:table-cell>
          <table:table-cell table:style-name="ce3" table:formula="of:=[.B130]+1" office:value-type="float" office:value="8">
            <text:p>8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9" office:value-type="string">
            <text:p>كان ذلك يوم الأربعاء، الحادي عشرين من تموز.</text:p>
          </table:table-cell>
          <table:table-cell table:style-name="ce20"/>
          <table:table-cell table:style-name="ce20" office:value-type="string">
            <text:p>it was wednesday, the twenty-first of july.</text:p>
          </table:table-cell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2T11:03:16.94">
            <text:p>0722 <text:s/>1103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131">
            <text:p>131</text:p>
          </table:table-cell>
          <table:table-cell table:style-name="ce3" table:formula="of:=[.B131]+1" office:value-type="float" office:value="9">
            <text:p>9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9" office:value-type="string">
            <text:p>چهارشنبه بود، بيست و يکم ماه تير.</text:p>
          </table:table-cell>
          <table:table-cell table:style-name="ce20" office:value-type="string">
            <text:p>yeekoom[first</text:p>
          </table:table-cell>
          <table: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2T11:03:16.94">
            <text:p>0722 <text:s/>1103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132">
            <text:p>132</text:p>
          </table:table-cell>
          <table:table-cell table:style-name="ce3" table:formula="of:=[.B132]+1" office:value-type="float" office:value="10">
            <text:p>10</text:p>
          </table:table-cell>
          <table:table-cell table:style-name="ce6"/>
          <table:table-cell table:style-name="ce9" office:value-type="string">
            <text:p>a2</text:p>
          </table:table-cell>
          <table:table-cell table:style-name="ce19" office:value-type="string">
            <text:p>في الامس، أشتري نعناع مدبب.</text:p>
          </table:table-cell>
          <table:table-cell table:style-name="ce20" office:value-type="string">
            <text:p>naA'naaAU / muda'babon[speared</text:p>
          </table:table-cell>
          <table: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2T11:03:16.94">
            <text:p>0722 <text:s/>1103</text:p>
          </table:table-cell>
          <table:table-cell table:number-columns-repeated="1010"/>
        </table:table-row>
        <table:table-row table:style-name="ro29">
          <table:table-cell table:style-name="ce3" table:formula="of:=ROW()-1" office:value-type="float" office:value="133">
            <text:p>133</text:p>
          </table:table-cell>
          <table:table-cell table:style-name="ce3" table:formula="of:=[.B133]+1" office:value-type="float" office:value="11">
            <text:p>11</text:p>
          </table:table-cell>
          <table:table-cell table:style-name="ce6"/>
          <table:table-cell table:style-name="ce9" office:value-type="string">
            <text:p>f2</text:p>
          </table:table-cell>
          <table:table-cell table:style-name="ce19" office:value-type="string">
            <text:p>هوا بسيار داغ بود. / ابرها در آسمان. / باد در هوا. / خوب بود.</text:p>
          </table:table-cell>
          <table:table-cell table:style-name="ce20" office:value-type="string">
            <text:p>baad[wind / xuub[good</text:p>
          </table:table-cell>
          <table: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2T11:03:16.94">
            <text:p>0722 <text:s/>1103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134">
            <text:p>134</text:p>
          </table:table-cell>
          <table:table-cell table:style-name="ce3"/>
          <table:table-cell table:style-name="ce6"/>
          <table:table-cell table:style-name="ce9"/>
          <table:table-cell table:style-name="ce19"/>
          <table:table-cell table:style-name="ce20" table:number-columns-spanned="2" table:number-rows-spanned="1"/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2T11:03:16.94">
            <text:p>0722 <text:s/>1103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135">
            <text:p>135</text:p>
          </table:table-cell>
          <table:table-cell table:style-name="ce3"/>
          <table:table-cell table:style-name="ce6"/>
          <table:table-cell table:style-name="ce9"/>
          <table:table-cell table:style-name="ce19"/>
          <table:table-cell table:style-name="ce20" table:number-columns-spanned="2" table:number-rows-spanned="1"/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2T11:03:16.94">
            <text:p>0722 <text:s/>1103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136">
            <text:p>136</text:p>
          </table:table-cell>
          <table:table-cell table:style-name="ce3"/>
          <table:table-cell table:style-name="ce6"/>
          <table:table-cell table:style-name="ce9"/>
          <table:table-cell table:style-name="ce19"/>
          <table:table-cell table:style-name="ce20" table:number-columns-spanned="2" table:number-rows-spanned="1"/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2T11:03:16.94">
            <text:p>0722 <text:s/>1103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137">
            <text:p>137</text:p>
          </table:table-cell>
          <table:table-cell table:style-name="ce3"/>
          <table:table-cell table:style-name="ce6"/>
          <table:table-cell table:style-name="ce9"/>
          <table:table-cell table:style-name="ce19"/>
          <table:table-cell table:style-name="ce20" table:number-columns-spanned="2" table:number-rows-spanned="1"/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2T11:03:16.94">
            <text:p>0722 <text:s/>1103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138">
            <text:p>138</text:p>
          </table:table-cell>
          <table:table-cell table:style-name="ce3"/>
          <table:table-cell table:style-name="ce6"/>
          <table:table-cell table:style-name="ce9"/>
          <table:table-cell table:style-name="ce19"/>
          <table:table-cell table:style-name="ce20" table:number-columns-spanned="2" table:number-rows-spanned="1"/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2T11:03:16.94">
            <text:p>0722 <text:s/>1103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139">
            <text:p>139</text:p>
          </table:table-cell>
          <table:table-cell table:style-name="ce3"/>
          <table:table-cell table:style-name="ce6"/>
          <table:table-cell table:style-name="ce9"/>
          <table:table-cell table:style-name="ce19"/>
          <table:table-cell table:style-name="ce20" table:number-columns-spanned="2" table:number-rows-spanned="1"/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2T11:03:16.94">
            <text:p>0722 <text:s/>1103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140">
            <text:p>140</text:p>
          </table:table-cell>
          <table:table-cell table:style-name="ce3"/>
          <table:table-cell table:style-name="ce6"/>
          <table:table-cell table:style-name="ce9"/>
          <table:table-cell table:style-name="ce19"/>
          <table:table-cell table:style-name="ce20" table:number-columns-spanned="2" table:number-rows-spanned="1"/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2T11:03:16.94">
            <text:p>0722 <text:s/>1103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141">
            <text:p>141</text:p>
          </table:table-cell>
          <table:table-cell table:style-name="ce3"/>
          <table:table-cell table:style-name="ce6"/>
          <table:table-cell table:style-name="ce9"/>
          <table:table-cell table:style-name="ce19"/>
          <table:table-cell table:style-name="ce20" table:number-columns-spanned="2" table:number-rows-spanned="1"/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2T11:03:16.94">
            <text:p>0722 <text:s/>1103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142">
            <text:p>142</text:p>
          </table:table-cell>
          <table:table-cell table:style-name="ce3"/>
          <table:table-cell table:style-name="ce6"/>
          <table:table-cell table:style-name="ce9"/>
          <table:table-cell table:style-name="ce19"/>
          <table:table-cell table:style-name="ce20" table:number-columns-spanned="2" table:number-rows-spanned="1"/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2T11:03:20.85">
            <text:p>0722 <text:s/>1103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143">
            <text:p>143</text:p>
          </table:table-cell>
          <table:table-cell table:style-name="ce3"/>
          <table:table-cell table:style-name="ce6"/>
          <table:table-cell table:style-name="ce9"/>
          <table:table-cell table:style-name="ce19"/>
          <table:table-cell table:style-name="ce20" table:number-columns-spanned="2" table:number-rows-spanned="1"/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2T11:03:16.08">
            <text:p>0722 <text:s/>1103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144">
            <text:p>144</text:p>
          </table:table-cell>
          <table:table-cell table:style-name="ce3"/>
          <table:table-cell table:style-name="ce6"/>
          <table:table-cell table:style-name="ce9"/>
          <table:table-cell table:style-name="ce19"/>
          <table:table-cell table:style-name="ce20" table:number-columns-spanned="2" table:number-rows-spanned="1"/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2T11:03:16.08">
            <text:p>0722 <text:s/>1103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145">
            <text:p>145</text:p>
          </table:table-cell>
          <table:table-cell table:style-name="ce3"/>
          <table:table-cell table:style-name="ce6"/>
          <table:table-cell table:style-name="ce9"/>
          <table:table-cell table:style-name="ce19"/>
          <table:table-cell table:style-name="ce20" table:number-columns-spanned="2" table:number-rows-spanned="1"/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2T11:03:16.08">
            <text:p>0722 <text:s/>1103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146">
            <text:p>146</text:p>
          </table:table-cell>
          <table:table-cell table:style-name="ce3"/>
          <table:table-cell table:style-name="ce6"/>
          <table:table-cell table:style-name="ce9"/>
          <table:table-cell table:style-name="ce19"/>
          <table:table-cell table:style-name="ce20" table:number-columns-spanned="2" table:number-rows-spanned="1"/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2T11:03:16.08">
            <text:p>0722 <text:s/>1103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147">
            <text:p>147</text:p>
          </table:table-cell>
          <table:table-cell table:style-name="ce3"/>
          <table:table-cell table:style-name="ce6"/>
          <table:table-cell table:style-name="ce9"/>
          <table:table-cell table:style-name="ce19"/>
          <table:table-cell table:style-name="ce20" table:number-columns-spanned="2" table:number-rows-spanned="1"/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2T11:03:16.08">
            <text:p>0722 <text:s/>1103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148">
            <text:p>148</text:p>
          </table:table-cell>
          <table:table-cell table:style-name="ce3"/>
          <table:table-cell table:style-name="ce6"/>
          <table:table-cell table:style-name="ce9"/>
          <table:table-cell table:style-name="ce19"/>
          <table:table-cell table:style-name="ce20" table:number-columns-spanned="2" table:number-rows-spanned="1"/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2T11:03:16.08">
            <text:p>0722 <text:s/>1103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149">
            <text:p>149</text:p>
          </table:table-cell>
          <table:table-cell table:style-name="ce3"/>
          <table:table-cell table:style-name="ce6"/>
          <table:table-cell table:style-name="ce9"/>
          <table:table-cell table:style-name="ce19"/>
          <table:table-cell table:style-name="ce20" table:number-columns-spanned="2" table:number-rows-spanned="1"/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2T11:03:16.08">
            <text:p>0722 <text:s/>1103</text:p>
          </table:table-cell>
          <table:table-cell table:number-columns-repeated="1010"/>
        </table:table-row>
        <table:table-row table:style-name="ro11">
          <table:table-cell table:number-columns-repeated="2" office:value-type="string">
            <text:p>*</text:p>
          </table:table-cell>
          <table:table-cell table:style-name="ce7" table:formula="of:=NOW()" office:value-type="date" office:date-value="2021-07-22T11:03:16.08">
            <text:p>0722 <text:s/>1103</text:p>
          </table:table-cell>
          <table:table-cell table:number-columns-repeated="5" office:value-type="string">
            <text:p>*</text:p>
          </table:table-cell>
          <table:table-cell table:style-name="ce7" table:formula="of:=NOW()" office:value-type="date" office:date-value="2021-07-22T11:03:20.85">
            <text:p>0722 <text:s/>1103</text:p>
          </table:table-cell>
          <table:table-cell table:style-name="ce7" table:formula="of:=NOW()" office:value-type="date" office:date-value="2021-07-22T11:03:20.85">
            <text:p>0722 <text:s/>1103</text:p>
          </table:table-cell>
          <table:table-cell table:number-columns-repeated="2" table:style-name="ce7" office:value-type="string">
            <text:p>*</text:p>
          </table:table-cell>
          <table:table-cell table:style-name="ce7" table:formula="of:=NOW()" office:value-type="date" office:date-value="2021-07-22T11:03:20.85">
            <text:p>0722 <text:s/>1103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 table:number-rows-repeated="2">
          <table:table-cell table:number-columns-repeated="12"/>
          <table:table-cell table:style-name="ce17"/>
          <table:table-cell table:number-columns-repeated="1011"/>
        </table:table-row>
        <table:table-row table:style-name="ro2">
          <table:table-cell/>
          <table:table-cell table:style-name="Default"/>
          <table:table-cell table:number-columns-repeated="10"/>
          <table:table-cell table:style-name="ce17"/>
          <table:table-cell table:number-columns-repeated="1011"/>
        </table:table-row>
        <table:table-row table:style-name="ro2">
          <table:table-cell/>
          <table:table-cell table:style-name="Default"/>
          <table:table-cell office:value-type="string">
            <text:p>start C:\WORKS_2\WS\WS_Others.JVEMV6\JVEMV6\37_miscs\9_prog_lang\end_diary.ba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2" table:number-rows-repeated="2">
          <table:table-cell table:number-columns-repeated="12"/>
          <table:table-cell table:style-name="ce17"/>
          <table:table-cell table:number-columns-repeated="1011"/>
        </table:table-row>
        <table:table-row table:style-name="ro2">
          <table:table-cell table:number-columns-repeated="2"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2">
          <table:table-cell table:number-columns-repeated="2"/>
          <table:table-cell office:value-type="string">
            <text:p>start C:\WORKS_2\shortcuts_docs\start_diary_web-pages.ba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2" table:number-rows-repeated="3">
          <table:table-cell table:number-columns-repeated="12"/>
          <table:table-cell table:style-name="ce17"/>
          <table:table-cell table:number-columns-repeated="1011"/>
        </table:table-row>
        <table:table-row table:style-name="ro11">
          <table:table-cell table:number-columns-repeated="12"/>
          <table:table-cell table:style-name="ce7"/>
          <table:table-cell table:number-columns-repeated="1011"/>
        </table:table-row>
        <table:table-row table:style-name="ro2" table:number-rows-repeated="35">
          <table:table-cell table:number-columns-repeated="12"/>
          <table:table-cell table:style-name="ce17"/>
          <table:table-cell table:number-columns-repeated="1011"/>
        </table:table-row>
        <table:table-row table:style-name="ro2" table:number-rows-repeated="1048377">
          <table:table-cell table:number-columns-repeated="1024"/>
        </table:table-row>
        <table:table-row table:style-name="ro2">
          <table:table-cell table:number-columns-repeated="1024"/>
        </table:table-row>
      </table:table>
      <table:database-ranges>
        <table:database-range table:target-range-address="main.A2:main.AMJ2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/</number:text>
      <number:day number:style="long"/>
      <number:text>  </number:text>
      <number:hours/>
      <number:minutes number:style="long"/>
    </number:date-style>
    <number:date-style style:name="N111">
      <number:month number:style="long"/>
      <number:day number:style="long"/>
      <number:text>  </number:text>
      <number:hours/>
      <number:minutes number:style="long"/>
    </number:date-style>
    <number:date-style style:name="N112">
      <number:month number:style="long"/>
      <number:day number:style="long"/>
      <number:text>-</number:text>
      <number:hours number:style="long"/>
      <number:minutes number:style="long"/>
    </number:date-style>
    <number:date-style style:name="N113">
      <number:month number:style="long"/>
      <number:day number:style="long"/>
    </number:date-style>
    <number:number-style style:name="N114">
      <number:text>18</number:text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7-22">2021/07/22</text:date>, <text:time>11:03:19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1-02-24T10:23:48.95</meta:creation-date>
    <dc:date>2021-07-22T11:03:19.41</dc:date>
    <dc:creator>iwabuchi ken</dc:creator>
    <meta:editing-duration>P4DT22H49M32S</meta:editing-duration>
    <meta:editing-cycles>763</meta:editing-cycles>
    <meta:generator>OpenOffice/4.1.3$Win32 OpenOffice.org_project/413m1$Build-9783</meta:generator>
    <meta:document-statistic meta:table-count="2" meta:cell-count="1364" meta:object-count="0"/>
  </office:meta>
</office:document-meta>
</file>